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>
        <table:iteration table:status="enable" table:steps="10"/>
      </table:calculation-settings>
      <table:table table:name="Sheet1" table:style-name="ta1">
        <table:shapes>
          <draw:frame draw:z-index="0" draw:style-name="gr1" svg:width="5.6583in" svg:height="5.4484in" svg:x="7.7724in" svg:y="0.0417in">
            <draw:object draw:notify-on-update-of-ranges="Sheet1.B5:Sheet1.B5 Sheet1.B6:Sheet1.B220 Sheet1.C5:Sheet1.C5 Sheet1.C6:Sheet1.C220 Sheet1.B5:Sheet1.B5 Sheet1.B6:Sheet1.B220 Sheet1.D5:Sheet1.D5 Sheet1.D6:Sheet1.D220 Sheet1.B5:Sheet1.B5 Sheet1.B6:Sheet1.B220 Sheet1.E5:Sheet1.E5 Sheet1.E6:Sheet1.E220 Sheet1.B5:Sheet1.B5 Sheet1.B6:Sheet1.B220 Sheet1.F5:Sheet1.F5 Sheet1.F6:Sheet1.F2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Viscous Corner Flow – Non-D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DY =</text:p>
          </table:table-cell>
          <table:table-cell office:value-type="float" office:value="0.015">
            <text:p>0.01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</text:p>
          </table:table-cell>
          <table:table-cell office:value-type="string">
            <text:p>Y</text:p>
          </table:table-cell>
          <table:table-cell office:value-type="string">
            <text:p>F</text:p>
          </table:table-cell>
          <table:table-cell office:value-type="string">
            <text:p>F'</text:p>
          </table:table-cell>
          <table:table-cell office:value-type="string">
            <text:p>F''</text:p>
          </table:table-cell>
          <table:table-cell office:value-type="string">
            <text:p>F'''</text:p>
          </table:table-cell>
          <table:table-cell office:value-type="string">
            <text:p>Y-F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.231">
            <text:p>1.231</text:p>
          </table:table-cell>
          <table:table-cell table:formula="of:=[.D6]^2-[.C6]*[.E6]-1" office:value-type="float" office:value="-1">
            <text:p>-1</text:p>
          </table:table-cell>
          <table:table-cell table:formula="of:=[.B6]-[.C6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7]*[.B$3]" office:value-type="float" office:value="0.015">
            <text:p>0.015</text:p>
          </table:table-cell>
          <table:table-cell table:formula="of:=[.C6]+[.$B$3]*[.D6]+[.$B$3]^2*[.E6]/2+[.$B$3]^3*[.F6]/6" office:value-type="float" office:value="0.000137925">
            <text:p>0.000137925</text:p>
          </table:table-cell>
          <table:table-cell table:formula="of:=[.D6]+[.$B$3]*[.E6]+[.$B$3]^2*[.F6]/2" office:value-type="float" office:value="0.0183525">
            <text:p>0.0183525</text:p>
          </table:table-cell>
          <table:table-cell table:formula="of:=[.E6]+[.$B$3]*([.F6]+[.F7])/2" office:value-type="float" office:value="1.21600126822961">
            <text:p>1.2160012682</text:p>
          </table:table-cell>
          <table:table-cell table:formula="of:=[.D7]^2-[.C7]*[.E7]-1" office:value-type="float" office:value="-0.999830902718671">
            <text:p>-0.9998309027</text:p>
          </table:table-cell>
          <table:table-cell table:formula="of:=[.B7]-[.C7]" office:value-type="float" office:value="0.014862075">
            <text:p>0.01486207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8]*[.B$3]" office:value-type="float" office:value="0.03">
            <text:p>0.03</text:p>
          </table:table-cell>
          <table:table-cell table:formula="of:=[.C7]+[.$B$3]*[.D7]+[.$B$3]^2*[.E7]/2+[.$B$3]^3*[.F7]/6" office:value-type="float" office:value="0.000549450237793052">
            <text:p>0.0005494502</text:p>
          </table:table-cell>
          <table:table-cell table:formula="of:=[.D7]+[.$B$3]*[.E7]+[.$B$3]^2*[.F7]/2" office:value-type="float" office:value="0.0364800380468883">
            <text:p>0.036480038</text:p>
          </table:table-cell>
          <table:table-cell table:formula="of:=[.E7]+[.$B$3]*([.F7]+[.F8])/2" office:value-type="float" office:value="1.20100756820383">
            <text:p>1.2010075682</text:p>
          </table:table-cell>
          <table:table-cell table:formula="of:=[.D8]^2-[.C8]*[.E8]-1" office:value-type="float" office:value="-0.999329100718045">
            <text:p>-0.9993291007</text:p>
          </table:table-cell>
          <table:table-cell table:formula="of:=[.B8]-[.C8]" office:value-type="float" office:value="0.0294505497622069">
            <text:p>0.029450549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9]*[.B$3]" office:value-type="float" office:value="0.045">
            <text:p>0.045</text:p>
          </table:table-cell>
          <table:table-cell table:formula="of:=[.C8]+[.$B$3]*[.D8]+[.$B$3]^2*[.E8]/2+[.$B$3]^3*[.F8]/6" office:value-type="float" office:value="0.00123120203730015">
            <text:p>0.001231202</text:p>
          </table:table-cell>
          <table:table-cell table:formula="of:=[.D8]+[.$B$3]*[.E8]+[.$B$3]^2*[.F8]/2" office:value-type="float" office:value="0.054382727046115">
            <text:p>0.054382727</text:p>
          </table:table-cell>
          <table:table-cell table:formula="of:=[.E8]+[.$B$3]*([.F8]+[.F9])/2" office:value-type="float" office:value="1.18602382929379">
            <text:p>1.1860238293</text:p>
          </table:table-cell>
          <table:table-cell table:formula="of:=[.D9]^2-[.C9]*[.E9]-1" office:value-type="float" office:value="-0.998502753954011">
            <text:p>-0.998502754</text:p>
          </table:table-cell>
          <table:table-cell table:formula="of:=[.B9]-[.C9]" office:value-type="float" office:value="0.0437687979626998">
            <text:p>0.04376879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10]*[.B$3]" office:value-type="float" office:value="0.06">
            <text:p>0.06</text:p>
          </table:table-cell>
          <table:table-cell table:formula="of:=[.C9]+[.$B$3]*[.D9]+[.$B$3]^2*[.E9]/2+[.$B$3]^3*[.F9]/6" office:value-type="float" office:value="0.00217980896598833">
            <text:p>0.002179809</text:p>
          </table:table-cell>
          <table:table-cell table:formula="of:=[.D9]+[.$B$3]*[.E9]+[.$B$3]^2*[.F9]/2" office:value-type="float" office:value="0.0720607529257021">
            <text:p>0.0720607529</text:p>
          </table:table-cell>
          <table:table-cell table:formula="of:=[.E9]+[.$B$3]*([.F9]+[.F10])/2" office:value-type="float" office:value="1.17105485921086">
            <text:p>1.1710548592</text:p>
          </table:table-cell>
          <table:table-cell table:formula="of:=[.D10]^2-[.C10]*[.E10]-1" office:value-type="float" office:value="-0.997359923769941">
            <text:p>-0.9973599238</text:p>
          </table:table-cell>
          <table:table-cell table:formula="of:=[.B10]-[.C10]" office:value-type="float" office:value="0.0578201910340117">
            <text:p>0.05782019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11]*[.B$3]" office:value-type="float" office:value="0.075">
            <text:p>0.075</text:p>
          </table:table-cell>
          <table:table-cell table:formula="of:=[.C10]+[.$B$3]*[.D10]+[.$B$3]^2*[.E10]/2+[.$B$3]^3*[.F10]/6" office:value-type="float" office:value="0.00339190291657797">
            <text:p>0.0033919029</text:p>
          </table:table-cell>
          <table:table-cell table:formula="of:=[.D10]+[.$B$3]*[.E10]+[.$B$3]^2*[.F10]/2" office:value-type="float" office:value="0.089514372822441">
            <text:p>0.0895143728</text:p>
          </table:table-cell>
          <table:table-cell table:formula="of:=[.E10]+[.$B$3]*([.F10]+[.F11])/2" office:value-type="float" office:value="1.15610534547644">
            <text:p>1.1561053455</text:p>
          </table:table-cell>
          <table:table-cell table:formula="of:=[.D11]^2-[.C11]*[.E11]-1" office:value-type="float" office:value="-0.995908574152853">
            <text:p>-0.9959085742</text:p>
          </table:table-cell>
          <table:table-cell table:formula="of:=[.B11]-[.C11]" office:value-type="float" office:value="0.071608097083422">
            <text:p>0.071608097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12]*[.B$3]" office:value-type="float" office:value="0.09">
            <text:p>0.09</text:p>
          </table:table-cell>
          <table:table-cell table:formula="of:=[.C11]+[.$B$3]*[.D11]+[.$B$3]^2*[.E11]/2+[.$B$3]^3*[.F11]/6" office:value-type="float" office:value="0.00486412016170772">
            <text:p>0.0048641202</text:p>
          </table:table-cell>
          <table:table-cell table:formula="of:=[.D11]+[.$B$3]*[.E11]+[.$B$3]^2*[.F11]/2" office:value-type="float" office:value="0.106743913289995">
            <text:p>0.1067439133</text:p>
          </table:table-cell>
          <table:table-cell table:formula="of:=[.E11]+[.$B$3]*([.F11]+[.F12])/2" office:value-type="float" office:value="1.14117985687332">
            <text:p>1.1411798569</text:p>
          </table:table-cell>
          <table:table-cell table:formula="of:=[.D12]^2-[.C12]*[.E12]-1" office:value-type="float" office:value="-0.994156572929754">
            <text:p>-0.9941565729</text:p>
          </table:table-cell>
          <table:table-cell table:formula="of:=[.B12]-[.C12]" office:value-type="float" office:value="0.0851358798382923">
            <text:p>0.085135879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13]*[.B$3]" office:value-type="float" office:value="0.105">
            <text:p>0.105</text:p>
          </table:table-cell>
          <table:table-cell table:formula="of:=[.C12]+[.$B$3]*[.D12]+[.$B$3]^2*[.E12]/2+[.$B$3]^3*[.F12]/6" office:value-type="float" office:value="0.00659310238188363">
            <text:p>0.0065931024</text:p>
          </table:table-cell>
          <table:table-cell table:formula="of:=[.D12]+[.$B$3]*[.E12]+[.$B$3]^2*[.F12]/2" office:value-type="float" office:value="0.123749768528641">
            <text:p>0.1237497685</text:p>
          </table:table-cell>
          <table:table-cell table:formula="of:=[.E12]+[.$B$3]*([.F12]+[.F13])/2" office:value-type="float" office:value="1.12628284487955">
            <text:p>1.1262828449</text:p>
          </table:table-cell>
          <table:table-cell table:formula="of:=[.D13]^2-[.C13]*[.E13]-1" office:value-type="float" office:value="-0.992111692906908">
            <text:p>-0.9921116929</text:p>
          </table:table-cell>
          <table:table-cell table:formula="of:=[.B13]-[.C13]" office:value-type="float" office:value="0.0984068976181164">
            <text:p>0.098406897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14]*[.B$3]" office:value-type="float" office:value="0.12">
            <text:p>0.12</text:p>
          </table:table-cell>
          <table:table-cell table:formula="of:=[.C13]+[.$B$3]*[.D13]+[.$B$3]^2*[.E13]/2+[.$B$3]^3*[.F13]/6" office:value-type="float" office:value="0.00857549766703493">
            <text:p>0.0085754977</text:p>
          </table:table-cell>
          <table:table-cell table:formula="of:=[.D13]+[.$B$3]*[.E13]+[.$B$3]^2*[.F13]/2" office:value-type="float" office:value="0.140532398636382">
            <text:p>0.1405323986</text:p>
          </table:table-cell>
          <table:table-cell table:formula="of:=[.E13]+[.$B$3]*([.F13]+[.F14])/2" office:value-type="float" office:value="1.11141864508559">
            <text:p>1.1114186451</text:p>
          </table:table-cell>
          <table:table-cell table:formula="of:=[.D14]^2-[.C14]*[.E14]-1" office:value-type="float" office:value="-0.989781612954602">
            <text:p>-0.989781613</text:p>
          </table:table-cell>
          <table:table-cell table:formula="of:=[.B14]-[.C14]" office:value-type="float" office:value="0.111424502332965">
            <text:p>0.111424502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A15]*[.B$3]" office:value-type="float" office:value="0.135">
            <text:p>0.135</text:p>
          </table:table-cell>
          <table:table-cell table:formula="of:=[.C14]+[.$B$3]*[.D14]+[.$B$3]^2*[.E14]/2+[.$B$3]^3*[.F14]/6" office:value-type="float" office:value="0.0108079614919955">
            <text:p>0.0108079615</text:p>
          </table:table-cell>
          <table:table-cell table:formula="of:=[.D14]+[.$B$3]*[.E14]+[.$B$3]^2*[.F14]/2" office:value-type="float" office:value="0.157092327881208">
            <text:p>0.1570923279</text:p>
          </table:table-cell>
          <table:table-cell table:formula="of:=[.E14]+[.$B$3]*([.F14]+[.F15])/2" office:value-type="float" office:value="1.09659147859563">
            <text:p>1.0965914786</text:p>
          </table:table-cell>
          <table:table-cell table:formula="of:=[.D15]^2-[.C15]*[.E15]-1" office:value-type="float" office:value="-0.987173919039859">
            <text:p>-0.987173919</text:p>
          </table:table-cell>
          <table:table-cell table:formula="of:=[.B15]-[.C15]" office:value-type="float" office:value="0.124192038508004">
            <text:p>0.12419203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16]*[.B$3]" office:value-type="float" office:value="0.15">
            <text:p>0.15</text:p>
          </table:table-cell>
          <table:table-cell table:formula="of:=[.C15]+[.$B$3]*[.D15]+[.$B$3]^2*[.E15]/2+[.$B$3]^3*[.F15]/6" office:value-type="float" office:value="0.0132871576662262">
            <text:p>0.0132871577</text:p>
          </table:table-cell>
          <table:table-cell table:formula="of:=[.D15]+[.$B$3]*[.E15]+[.$B$3]^2*[.F15]/2" office:value-type="float" office:value="0.173430142994251">
            <text:p>0.173430143</text:p>
          </table:table-cell>
          <table:table-cell table:formula="of:=[.E15]+[.$B$3]*([.F15]+[.F16])/2" office:value-type="float" office:value="1.08180545341376">
            <text:p>1.0818054534</text:p>
          </table:table-cell>
          <table:table-cell table:formula="of:=[.D16]^2-[.C16]*[.E16]-1" office:value-type="float" office:value="-0.984296105209397">
            <text:p>-0.9842961052</text:p>
          </table:table-cell>
          <table:table-cell table:formula="of:=[.B16]-[.C16]" office:value-type="float" office:value="0.136712842333774">
            <text:p>0.136712842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A17]*[.B$3]" office:value-type="float" office:value="0.165">
            <text:p>0.165</text:p>
          </table:table-cell>
          <table:table-cell table:formula="of:=[.C16]+[.$B$3]*[.D16]+[.$B$3]^2*[.E16]/2+[.$B$3]^3*[.F16]/6" office:value-type="float" office:value="0.0160097592580898">
            <text:p>0.0160097593</text:p>
          </table:table-cell>
          <table:table-cell table:formula="of:=[.D16]+[.$B$3]*[.E16]+[.$B$3]^2*[.F16]/2" office:value-type="float" office:value="0.189546491483621">
            <text:p>0.1895464915</text:p>
          </table:table-cell>
          <table:table-cell table:formula="of:=[.E16]+[.$B$3]*([.F16]+[.F17])/2" office:value-type="float" office:value="1.06706456581575">
            <text:p>1.0670645658</text:p>
          </table:table-cell>
          <table:table-cell table:formula="of:=[.D17]^2-[.C17]*[.E17]-1" office:value-type="float" office:value="-0.981155574525029">
            <text:p>-0.9811555745</text:p>
          </table:table-cell>
          <table:table-cell table:formula="of:=[.B17]-[.C17]" office:value-type="float" office:value="0.14899024074191">
            <text:p>0.148990240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A18]*[.B$3]" office:value-type="float" office:value="0.18">
            <text:p>0.18</text:p>
          </table:table-cell>
          <table:table-cell table:formula="of:=[.C17]+[.$B$3]*[.D17]+[.$B$3]^2*[.E17]/2+[.$B$3]^3*[.F17]/6" office:value-type="float" office:value="0.0189724494939877">
            <text:p>0.0189724495</text:p>
          </table:table-cell>
          <table:table-cell table:formula="of:=[.D17]+[.$B$3]*[.E17]+[.$B$3]^2*[.F17]/2" office:value-type="float" office:value="0.205442079968723">
            <text:p>0.20544208</text:p>
          </table:table-cell>
          <table:table-cell table:formula="of:=[.E17]+[.$B$3]*([.F17]+[.F18])/2" office:value-type="float" office:value="1.05237270170716">
            <text:p>1.0523727017</text:p>
          </table:table-cell>
          <table:table-cell table:formula="of:=[.D18]^2-[.C18]*[.E18]-1" office:value-type="float" office:value="-0.977759639953563">
            <text:p>-0.97775964</text:p>
          </table:table-cell>
          <table:table-cell table:formula="of:=[.B18]-[.C18]" office:value-type="float" office:value="0.161027550506012">
            <text:p>0.16102755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A19]*[.B$3]" office:value-type="float" office:value="0.195">
            <text:p>0.195</text:p>
          </table:table-cell>
          <table:table-cell table:formula="of:=[.C18]+[.$B$3]*[.D18]+[.$B$3]^2*[.E18]/2+[.$B$3]^3*[.F18]/6" office:value-type="float" office:value="0.0221719226326631">
            <text:p>0.0221719226</text:p>
          </table:table-cell>
          <table:table-cell table:formula="of:=[.D18]+[.$B$3]*[.E18]+[.$B$3]^2*[.F18]/2" office:value-type="float" office:value="0.221117672534836">
            <text:p>0.2211176725</text:p>
          </table:table-cell>
          <table:table-cell table:formula="of:=[.E18]+[.$B$3]*([.F18]+[.F19])/2" office:value-type="float" office:value="1.03773363796841">
            <text:p>1.037733638</text:p>
          </table:table-cell>
          <table:table-cell table:formula="of:=[.D19]^2-[.C19]*[.E19]-1" office:value-type="float" office:value="-0.974115525213157">
            <text:p>-0.9741155252</text:p>
          </table:table-cell>
          <table:table-cell table:formula="of:=[.B19]-[.C19]" office:value-type="float" office:value="0.172828077367337">
            <text:p>0.172828077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A20]*[.B$3]" office:value-type="float" office:value="0.21">
            <text:p>0.21</text:p>
          </table:table-cell>
          <table:table-cell table:formula="of:=[.C19]+[.$B$3]*[.D19]+[.$B$3]^2*[.E19]/2+[.$B$3]^3*[.F19]/6" office:value-type="float" office:value="0.0256048848149742">
            <text:p>0.0256048848</text:p>
          </table:table-cell>
          <table:table-cell table:formula="of:=[.D19]+[.$B$3]*[.E19]+[.$B$3]^2*[.F19]/2" office:value-type="float" office:value="0.236574089107776">
            <text:p>0.2365740891</text:p>
          </table:table-cell>
          <table:table-cell table:formula="of:=[.E19]+[.$B$3]*([.F19]+[.F20])/2" office:value-type="float" office:value="1.02315104378748">
            <text:p>1.0231510438</text:p>
          </table:table-cell>
          <table:table-cell table:formula="of:=[.D20]^2-[.C20]*[.E20]-1" office:value-type="float" office:value="-0.970230365577999">
            <text:p>-0.9702303656</text:p>
          </table:table-cell>
          <table:table-cell table:formula="of:=[.B20]-[.C20]" office:value-type="float" office:value="0.184395115185026">
            <text:p>0.18439511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A21]*[.B$3]" office:value-type="float" office:value="0.225">
            <text:p>0.225</text:p>
          </table:table-cell>
          <table:table-cell table:formula="of:=[.C20]+[.$B$3]*[.D20]+[.$B$3]^2*[.E20]/2+[.$B$3]^3*[.F20]/6" office:value-type="float" office:value="0.0292680548894363">
            <text:p>0.0292680549</text:p>
          </table:table-cell>
          <table:table-cell table:formula="of:=[.D20]+[.$B$3]*[.E20]+[.$B$3]^2*[.F20]/2" office:value-type="float" office:value="0.25181220384846">
            <text:p>0.2518122038</text:p>
          </table:table-cell>
          <table:table-cell table:formula="of:=[.E20]+[.$B$3]*([.F20]+[.F21])/2" office:value-type="float" office:value="1.00862848198082">
            <text:p>1.008628482</text:p>
          </table:table-cell>
          <table:table-cell table:formula="of:=[.D21]^2-[.C21]*[.E21]-1" office:value-type="float" office:value="-0.96611120864307">
            <text:p>-0.9661112086</text:p>
          </table:table-cell>
          <table:table-cell table:formula="of:=[.B21]-[.C21]" office:value-type="float" office:value="0.195731945110564">
            <text:p>0.195731945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A22]*[.B$3]" office:value-type="float" office:value="0.24">
            <text:p>0.24</text:p>
          </table:table-cell>
          <table:table-cell table:formula="of:=[.C21]+[.$B$3]*[.D21]+[.$B$3]^2*[.E21]/2+[.$B$3]^3*[.F21]/6" office:value-type="float" office:value="0.0331581652138312">
            <text:p>0.0331581652</text:p>
          </table:table-cell>
          <table:table-cell table:formula="of:=[.D21]+[.$B$3]*[.E21]+[.$B$3]^2*[.F21]/2" office:value-type="float" office:value="0.2668329435672">
            <text:p>0.2668329436</text:p>
          </table:table-cell>
          <table:table-cell table:formula="of:=[.E21]+[.$B$3]*([.F21]+[.F22])/2" office:value-type="float" office:value="0.994169410303117">
            <text:p>0.9941694103</text:p>
          </table:table-cell>
          <table:table-cell table:formula="of:=[.D22]^2-[.C22]*[.E22]-1" office:value-type="float" office:value="-0.961765015050666">
            <text:p>-0.9617650151</text:p>
          </table:table-cell>
          <table:table-cell table:formula="of:=[.B22]-[.C22]" office:value-type="float" office:value="0.206841834786169">
            <text:p>0.206841834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A23]*[.B$3]" office:value-type="float" office:value="0.255">
            <text:p>0.255</text:p>
          </table:table-cell>
          <table:table-cell table:formula="of:=[.C22]+[.$B$3]*[.D22]+[.$B$3]^2*[.E22]/2+[.$B$3]^3*[.F22]/6" office:value-type="float" office:value="0.0372719624331773">
            <text:p>0.0372719624</text:p>
          </table:table-cell>
          <table:table-cell table:formula="of:=[.D22]+[.$B$3]*[.E22]+[.$B$3]^2*[.F22]/2" office:value-type="float" office:value="0.281637286157554">
            <text:p>0.2816372862</text:p>
          </table:table-cell>
          <table:table-cell table:formula="of:=[.E22]+[.$B$3]*([.F22]+[.F23])/2" office:value-type="float" office:value="0.979777182746385">
            <text:p>0.9797771827</text:p>
          </table:table-cell>
          <table:table-cell table:formula="of:=[.D23]^2-[.C23]*[.E23]-1" office:value-type="float" office:value="-0.957198659180293">
            <text:p>-0.9571986592</text:p>
          </table:table-cell>
          <table:table-cell table:formula="of:=[.B23]-[.C23]" office:value-type="float" office:value="0.217728037566823">
            <text:p>0.217728037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A24]*[.B$3]" office:value-type="float" office:value="0.27">
            <text:p>0.27</text:p>
          </table:table-cell>
          <table:table-cell table:formula="of:=[.C23]+[.$B$3]*[.D23]+[.$B$3]^2*[.E23]/2+[.$B$3]^3*[.F23]/6" office:value-type="float" office:value="0.0416062082343538">
            <text:p>0.0416062082</text:p>
          </table:table-cell>
          <table:table-cell table:formula="of:=[.D23]+[.$B$3]*[.E23]+[.$B$3]^2*[.F23]/2" office:value-type="float" office:value="0.296226259049592">
            <text:p>0.296226259</text:p>
          </table:table-cell>
          <table:table-cell table:formula="of:=[.E23]+[.$B$3]*([.F23]+[.F24])/2" office:value-type="float" office:value="0.965455050829007">
            <text:p>0.9654550508</text:p>
          </table:table-cell>
          <table:table-cell table:formula="of:=[.D24]^2-[.C24]*[.E24]-1" office:value-type="float" office:value="-0.952418929803444">
            <text:p>-0.9524189298</text:p>
          </table:table-cell>
          <table:table-cell table:formula="of:=[.B24]-[.C24]" office:value-type="float" office:value="0.228393791765646">
            <text:p>0.22839379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A25]*[.B$3]" office:value-type="float" office:value="0.285">
            <text:p>0.285</text:p>
          </table:table-cell>
          <table:table-cell table:formula="of:=[.C24]+[.$B$3]*[.D24]+[.$B$3]^2*[.E24]/2+[.$B$3]^3*[.F24]/6" office:value-type="float" office:value="0.0461576800776679">
            <text:p>0.0461576801</text:p>
          </table:table-cell>
          <table:table-cell table:formula="of:=[.D24]+[.$B$3]*[.E24]+[.$B$3]^2*[.F24]/2" office:value-type="float" office:value="0.310600937682424">
            <text:p>0.3106009377</text:p>
          </table:table-cell>
          <table:table-cell table:formula="of:=[.E24]+[.$B$3]*([.F24]+[.F25])/2" office:value-type="float" office:value="0.951206164875196">
            <text:p>0.9512061649</text:p>
          </table:table-cell>
          <table:table-cell table:formula="of:=[.D25]^2-[.C25]*[.E25]-1" office:value-type="float" office:value="-0.947432530704733">
            <text:p>-0.9474325307</text:p>
          </table:table-cell>
          <table:table-cell table:formula="of:=[.B25]-[.C25]" office:value-type="float" office:value="0.238842319922332">
            <text:p>0.23884231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26]*[.B$3]" office:value-type="float" office:value="0.3">
            <text:p>0.3</text:p>
          </table:table-cell>
          <table:table-cell table:formula="of:=[.C25]+[.$B$3]*[.D25]+[.$B$3]^2*[.E25]/2+[.$B$3]^3*[.F25]/6" office:value-type="float" office:value="0.0509231719056542">
            <text:p>0.0509231719</text:p>
          </table:table-cell>
          <table:table-cell table:formula="of:=[.D25]+[.$B$3]*[.E25]+[.$B$3]^2*[.F25]/2" office:value-type="float" office:value="0.324762443995848">
            <text:p>0.324762444</text:p>
          </table:table-cell>
          <table:table-cell table:formula="of:=[.E25]+[.$B$3]*([.F25]+[.F26])/2" office:value-type="float" office:value="0.937033575285379">
            <text:p>0.9370335753</text:p>
          </table:table-cell>
          <table:table-cell table:formula="of:=[.D26]^2-[.C26]*[.E26]-1" office:value-type="float" office:value="-0.942246081270764">
            <text:p>-0.9422460813</text:p>
          </table:table-cell>
          <table:table-cell table:formula="of:=[.B26]-[.C26]" office:value-type="float" office:value="0.249076828094346">
            <text:p>0.249076828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A27]*[.B$3]" office:value-type="float" office:value="0.315">
            <text:p>0.315</text:p>
          </table:table-cell>
          <table:table-cell table:formula="of:=[.C26]+[.$B$3]*[.D26]+[.$B$3]^2*[.E26]/2+[.$B$3]^3*[.F26]/6" office:value-type="float" office:value="0.0558994948293908">
            <text:p>0.0558994948</text:p>
          </table:table-cell>
          <table:table-cell table:formula="of:=[.D26]+[.$B$3]*[.E26]+[.$B$3]^2*[.F26]/2" office:value-type="float" office:value="0.338711944940985">
            <text:p>0.3387119449</text:p>
          </table:table-cell>
          <table:table-cell table:formula="of:=[.E26]+[.$B$3]*([.F26]+[.F27])/2" office:value-type="float" office:value="0.922940233797988">
            <text:p>0.9229402338</text:p>
          </table:table-cell>
          <table:table-cell table:formula="of:=[.D27]^2-[.C27]*[.E27]-1" office:value-type="float" office:value="-0.936866117048094">
            <text:p>-0.936866117</text:p>
          </table:table-cell>
          <table:table-cell table:formula="of:=[.B27]-[.C27]" office:value-type="float" office:value="0.259100505170609">
            <text:p>0.259100505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A28]*[.B$3]" office:value-type="float" office:value="0.33">
            <text:p>0.33</text:p>
          </table:table-cell>
          <table:table-cell table:formula="of:=[.C27]+[.$B$3]*[.D27]+[.$B$3]^2*[.E27]/2+[.$B$3]^3*[.F27]/6" office:value-type="float" office:value="0.061083477792617">
            <text:p>0.0610834778</text:p>
          </table:table-cell>
          <table:table-cell table:formula="of:=[.D27]+[.$B$3]*[.E27]+[.$B$3]^2*[.F27]/2" office:value-type="float" office:value="0.352450651009787">
            <text:p>0.352450651</text:p>
          </table:table-cell>
          <table:table-cell table:formula="of:=[.E27]+[.$B$3]*([.F27]+[.F28])/2" office:value-type="float" office:value="0.90892899474309">
            <text:p>0.9089289947</text:p>
          </table:table-cell>
          <table:table-cell table:formula="of:=[.D28]^2-[.C28]*[.E28]-1" office:value-type="float" office:value="-0.93129909027156">
            <text:p>-0.9312990903</text:p>
          </table:table-cell>
          <table:table-cell table:formula="of:=[.B28]-[.C28]" office:value-type="float" office:value="0.268916522207383">
            <text:p>0.26891652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A29]*[.B$3]" office:value-type="float" office:value="0.345">
            <text:p>0.345</text:p>
          </table:table-cell>
          <table:table-cell table:formula="of:=[.C28]+[.$B$3]*[.D28]+[.$B$3]^2*[.E28]/2+[.$B$3]^3*[.F28]/6" office:value-type="float" office:value="0.0664719682139342">
            <text:p>0.0664719682</text:p>
          </table:table-cell>
          <table:table-cell table:formula="of:=[.D28]+[.$B$3]*[.E28]+[.$B$3]^2*[.F28]/2" office:value-type="float" office:value="0.365979814783278">
            <text:p>0.3659798148</text:p>
          </table:table-cell>
          <table:table-cell table:formula="of:=[.E28]+[.$B$3]*([.F28]+[.F29])/2" office:value-type="float" office:value="0.895002616288322">
            <text:p>0.8950026163</text:p>
          </table:table-cell>
          <table:table-cell table:formula="of:=[.D29]^2-[.C29]*[.E29]-1" office:value-type="float" office:value="-0.925551370364224">
            <text:p>-0.9255513704</text:p>
          </table:table-cell>
          <table:table-cell table:formula="of:=[.B29]-[.C29]" office:value-type="float" office:value="0.278528031786066">
            <text:p>0.27852803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A30]*[.B$3]" office:value-type="float" office:value="0.36">
            <text:p>0.36</text:p>
          </table:table-cell>
          <table:table-cell table:formula="of:=[.C29]+[.$B$3]*[.D29]+[.$B$3]^2*[.E29]/2+[.$B$3]^3*[.F29]/6" office:value-type="float" office:value="0.07206183260737">
            <text:p>0.0720618326</text:p>
          </table:table-cell>
          <table:table-cell table:formula="of:=[.D29]+[.$B$3]*[.E29]+[.$B$3]^2*[.F29]/2" office:value-type="float" office:value="0.379300729498437">
            <text:p>0.3793007295</text:p>
          </table:table-cell>
          <table:table-cell table:formula="of:=[.E29]+[.$B$3]*([.F29]+[.F30])/2" office:value-type="float" office:value="0.881163761677514">
            <text:p>0.8811637617</text:p>
          </table:table-cell>
          <table:table-cell table:formula="of:=[.D30]^2-[.C30]*[.E30]-1" office:value-type="float" office:value="-0.919629244410113">
            <text:p>-0.9196292444</text:p>
          </table:table-cell>
          <table:table-cell table:formula="of:=[.B30]-[.C30]" office:value-type="float" office:value="0.28793816739263">
            <text:p>0.287938167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A31]*[.B$3]" office:value-type="float" office:value="0.375">
            <text:p>0.375</text:p>
          </table:table-cell>
          <table:table-cell table:formula="of:=[.C30]+[.$B$3]*[.D30]+[.$B$3]^2*[.E30]/2+[.$B$3]^3*[.F30]/6" office:value-type="float" office:value="0.0778499571815852">
            <text:p>0.0778499572</text:p>
          </table:table-cell>
          <table:table-cell table:formula="of:=[.D30]+[.$B$3]*[.E30]+[.$B$3]^2*[.F30]/2" office:value-type="float" office:value="0.392414727633603">
            <text:p>0.3924147276</text:p>
          </table:table-cell>
          <table:table-cell table:formula="of:=[.E30]+[.$B$3]*([.F30]+[.F31])/2" office:value-type="float" office:value="0.867415000462432">
            <text:p>0.8674150005</text:p>
          </table:table-cell>
          <table:table-cell table:formula="of:=[.D31]^2-[.C31]*[.E31]-1" office:value-type="float" office:value="-0.91353891760093">
            <text:p>-0.9135389176</text:p>
          </table:table-cell>
          <table:table-cell table:formula="of:=[.B31]-[.C31]" office:value-type="float" office:value="0.297150042818415">
            <text:p>0.297150042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A32]*[.B$3]" office:value-type="float" office:value="0.39">
            <text:p>0.39</text:p>
          </table:table-cell>
          <table:table-cell table:formula="of:=[.C31]+[.$B$3]*[.D31]+[.$B$3]^2*[.E31]/2+[.$B$3]^3*[.F31]/6" office:value-type="float" office:value="0.0838332484180002">
            <text:p>0.0838332484</text:p>
          </table:table-cell>
          <table:table-cell table:formula="of:=[.D31]+[.$B$3]*[.E31]+[.$B$3]^2*[.F31]/2" office:value-type="float" office:value="0.40532317951231">
            <text:p>0.4053231795</text:p>
          </table:table-cell>
          <table:table-cell table:formula="of:=[.E31]+[.$B$3]*([.F31]+[.F32])/2" office:value-type="float" office:value="0.853758857797891">
            <text:p>0.8537588578</text:p>
          </table:table-cell>
          <table:table-cell table:formula="of:=[.D32]^2-[.C32]*[.E32]-1" office:value-type="float" office:value="-0.907286498564871">
            <text:p>-0.9072864986</text:p>
          </table:table-cell>
          <table:table-cell table:formula="of:=[.B32]-[.C32]" office:value-type="float" office:value="0.306166751582">
            <text:p>0.306166751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A33]*[.B$3]" office:value-type="float" office:value="0.405">
            <text:p>0.405</text:p>
          </table:table-cell>
          <table:table-cell table:formula="of:=[.C32]+[.$B$3]*[.D32]+[.$B$3]^2*[.E32]/2+[.$B$3]^3*[.F32]/6" office:value-type="float" office:value="0.0900086336371284">
            <text:p>0.0900086336</text:p>
          </table:table-cell>
          <table:table-cell table:formula="of:=[.D32]+[.$B$3]*[.E32]+[.$B$3]^2*[.F32]/2" office:value-type="float" office:value="0.41802749264819">
            <text:p>0.4180274926</text:p>
          </table:table-cell>
          <table:table-cell table:formula="of:=[.E32]+[.$B$3]*([.F32]+[.F33])/2" office:value-type="float" office:value="0.840197680722382">
            <text:p>0.8401976807</text:p>
          </table:table-cell>
          <table:table-cell table:formula="of:=[.D33]^2-[.C33]*[.E33]-1" office:value-type="float" office:value="-0.900878060617174">
            <text:p>-0.9008780606</text:p>
          </table:table-cell>
          <table:table-cell table:formula="of:=[.B33]-[.C33]" office:value-type="float" office:value="0.314991366362872">
            <text:p>0.314991366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A34]*[.B$3]" office:value-type="float" office:value="0.42">
            <text:p>0.42</text:p>
          </table:table-cell>
          <table:table-cell table:formula="of:=[.C33]+[.$B$3]*[.D33]+[.$B$3]^2*[.E33]/2+[.$B$3]^3*[.F33]/6" office:value-type="float" office:value="0.0963730615263073">
            <text:p>0.0963730615</text:p>
          </table:table-cell>
          <table:table-cell table:formula="of:=[.D33]+[.$B$3]*[.E33]+[.$B$3]^2*[.F33]/2" office:value-type="float" office:value="0.430529109077206">
            <text:p>0.4305291091</text:p>
          </table:table-cell>
          <table:table-cell table:formula="of:=[.E33]+[.$B$3]*([.F33]+[.F34])/2" office:value-type="float" office:value="0.82673376619312">
            <text:p>0.8267337662</text:p>
          </table:table-cell>
          <table:table-cell table:formula="of:=[.D34]^2-[.C34]*[.E34]-1" office:value-type="float" office:value="-0.894319550352392">
            <text:p>-0.8943195504</text:p>
          </table:table-cell>
          <table:table-cell table:formula="of:=[.B34]-[.C34]" office:value-type="float" office:value="0.323626938473693">
            <text:p>0.323626938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A35]*[.B$3]" office:value-type="float" office:value="0.435">
            <text:p>0.435</text:p>
          </table:table-cell>
          <table:table-cell table:formula="of:=[.C34]+[.$B$3]*[.D34]+[.$B$3]^2*[.E34]/2+[.$B$3]^3*[.F34]/6" office:value-type="float" office:value="0.102923502661482">
            <text:p>0.1029235027</text:p>
          </table:table-cell>
          <table:table-cell table:formula="of:=[.D34]+[.$B$3]*[.E34]+[.$B$3]^2*[.F34]/2" office:value-type="float" office:value="0.442829504620688">
            <text:p>0.4428295046</text:p>
          </table:table-cell>
          <table:table-cell table:formula="of:=[.E34]+[.$B$3]*([.F34]+[.F35])/2" office:value-type="float" office:value="0.813369322566273">
            <text:p>0.8133693226</text:p>
          </table:table-cell>
          <table:table-cell table:formula="of:=[.D35]^2-[.C35]*[.E35]-1" office:value-type="float" office:value="-0.887616849473313">
            <text:p>-0.8876168495</text:p>
          </table:table-cell>
          <table:table-cell table:formula="of:=[.B35]-[.C35]" office:value-type="float" office:value="0.332076497338518">
            <text:p>0.332076497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A36]*[.B$3]" office:value-type="float" office:value="0.45">
            <text:p>0.45</text:p>
          </table:table-cell>
          <table:table-cell table:formula="of:=[.C35]+[.$B$3]*[.D35]+[.$B$3]^2*[.E35]/2+[.$B$3]^3*[.F35]/6" office:value-type="float" office:value="0.109656950001056">
            <text:p>0.10965695</text:p>
          </table:table-cell>
          <table:table-cell table:formula="of:=[.D35]+[.$B$3]*[.E35]+[.$B$3]^2*[.F35]/2" office:value-type="float" office:value="0.454930187563616">
            <text:p>0.4549301876</text:p>
          </table:table-cell>
          <table:table-cell table:formula="of:=[.E35]+[.$B$3]*([.F35]+[.F36])/2" office:value-type="float" office:value="0.800106470686873">
            <text:p>0.8001064707</text:p>
          </table:table-cell>
          <table:table-cell table:formula="of:=[.D36]^2-[.C36]*[.E36]-1" office:value-type="float" office:value="-0.880775759694964">
            <text:p>-0.8807757597</text:p>
          </table:table-cell>
          <table:table-cell table:formula="of:=[.B36]-[.C36]" office:value-type="float" office:value="0.340343049998944">
            <text:p>0.3403430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A37]*[.B$3]" office:value-type="float" office:value="0.465">
            <text:p>0.465</text:p>
          </table:table-cell>
          <table:table-cell table:formula="of:=[.C36]+[.$B$3]*[.D36]+[.$B$3]^2*[.E36]/2+[.$B$3]^3*[.F36]/6" office:value-type="float" office:value="0.116570419363049">
            <text:p>0.1165704194</text:p>
          </table:table-cell>
          <table:table-cell table:formula="of:=[.D36]+[.$B$3]*[.E36]+[.$B$3]^2*[.F36]/2" office:value-type="float" office:value="0.466832697350954">
            <text:p>0.4668326974</text:p>
          </table:table-cell>
          <table:table-cell table:formula="of:=[.E36]+[.$B$3]*([.F36]+[.F37])/2" office:value-type="float" office:value="0.786947245089248">
            <text:p>0.7869472451</text:p>
          </table:table-cell>
          <table:table-cell table:formula="of:=[.D37]^2-[.C37]*[.E37]-1" office:value-type="float" office:value="-0.873802003060682">
            <text:p>-0.8738020031</text:p>
          </table:table-cell>
          <table:table-cell table:formula="of:=[.B37]-[.C37]" office:value-type="float" office:value="0.348429580636951">
            <text:p>0.348429580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A38]*[.B$3]" office:value-type="float" office:value="0.48">
            <text:p>0.48</text:p>
          </table:table-cell>
          <table:table-cell table:formula="of:=[.C37]+[.$B$3]*[.D37]+[.$B$3]^2*[.E37]/2+[.$B$3]^3*[.F37]/6" office:value-type="float" office:value="0.123660949882831">
            <text:p>0.1236609499</text:p>
          </table:table-cell>
          <table:table-cell table:formula="of:=[.D37]+[.$B$3]*[.E37]+[.$B$3]^2*[.F37]/2" office:value-type="float" office:value="0.478538603301948">
            <text:p>0.4785386033</text:p>
          </table:table-cell>
          <table:table-cell table:formula="of:=[.E37]+[.$B$3]*([.F37]+[.F38])/2" office:value-type="float" office:value="0.773893595192523">
            <text:p>0.7738935952</text:p>
          </table:table-cell>
          <table:table-cell table:formula="of:=[.D38]^2-[.C38]*[.E38]-1" office:value-type="float" office:value="-0.866701222239567">
            <text:p>-0.8667012222</text:p>
          </table:table-cell>
          <table:table-cell table:formula="of:=[.B38]-[.C38]" office:value-type="float" office:value="0.356339050117169">
            <text:p>0.35633905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A39]*[.B$3]" office:value-type="float" office:value="0.495">
            <text:p>0.495</text:p>
          </table:table-cell>
          <table:table-cell table:formula="of:=[.C38]+[.$B$3]*[.D38]+[.$B$3]^2*[.E38]/2+[.$B$3]^3*[.F38]/6" office:value-type="float" office:value="0.130925604451704">
            <text:p>0.1309256045</text:p>
          </table:table-cell>
          <table:table-cell table:formula="of:=[.D38]+[.$B$3]*[.E38]+[.$B$3]^2*[.F38]/2" office:value-type="float" office:value="0.490049503342334">
            <text:p>0.4900495033</text:p>
          </table:table-cell>
          <table:table-cell table:formula="of:=[.E38]+[.$B$3]*([.F38]+[.F39])/2" office:value-type="float" office:value="0.760947386491433">
            <text:p>0.7609473865</text:p>
          </table:table-cell>
          <table:table-cell table:formula="of:=[.D39]^2-[.C39]*[.E39]-1" office:value-type="float" office:value="-0.859478980806267">
            <text:p>-0.8594789808</text:p>
          </table:table-cell>
          <table:table-cell table:formula="of:=[.B39]-[.C39]" office:value-type="float" office:value="0.364074395548296">
            <text:p>0.364074395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A40]*[.B$3]" office:value-type="float" office:value="0.51">
            <text:p>0.51</text:p>
          </table:table-cell>
          <table:table-cell table:formula="of:=[.C39]+[.$B$3]*[.D39]+[.$B$3]^2*[.E39]/2+[.$B$3]^3*[.F39]/6" office:value-type="float" office:value="0.138361470136604">
            <text:p>0.1383614701</text:p>
          </table:table-cell>
          <table:table-cell table:formula="of:=[.D39]+[.$B$3]*[.E39]+[.$B$3]^2*[.F39]/2" office:value-type="float" office:value="0.501367022754365">
            <text:p>0.5013670228</text:p>
          </table:table-cell>
          <table:table-cell table:formula="of:=[.E39]+[.$B$3]*([.F39]+[.F40])/2" office:value-type="float" office:value="0.748110401742715">
            <text:p>0.7481104017</text:p>
          </table:table-cell>
          <table:table-cell table:formula="of:=[.D40]^2-[.C40]*[.E40]-1" office:value-type="float" office:value="-0.852140763504032">
            <text:p>-0.8521407635</text:p>
          </table:table-cell>
          <table:table-cell table:formula="of:=[.B40]-[.C40]" office:value-type="float" office:value="0.371638529863396">
            <text:p>0.371638529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A41]*[.B$3]" office:value-type="float" office:value="0.525">
            <text:p>0.525</text:p>
          </table:table-cell>
          <table:table-cell table:formula="of:=[.C40]+[.$B$3]*[.D40]+[.$B$3]^2*[.E40]/2+[.$B$3]^3*[.F40]/6" office:value-type="float" office:value="0.145965658581186">
            <text:p>0.1459656586</text:p>
          </table:table-cell>
          <table:table-cell table:formula="of:=[.D40]+[.$B$3]*[.E40]+[.$B$3]^2*[.F40]/2" office:value-type="float" office:value="0.512492812944611">
            <text:p>0.5124928129</text:p>
          </table:table-cell>
          <table:table-cell table:formula="of:=[.E40]+[.$B$3]*([.F40]+[.F41])/2" office:value-type="float" office:value="0.735384342147293">
            <text:p>0.7353843421</text:p>
          </table:table-cell>
          <table:table-cell table:formula="of:=[.D41]^2-[.C41]*[.E41]-1" office:value-type="float" office:value="-0.844691976491941">
            <text:p>-0.8446919765</text:p>
          </table:table-cell>
          <table:table-cell table:formula="of:=[.B41]-[.C41]" office:value-type="float" office:value="0.379034341418814">
            <text:p>0.379034341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A42]*[.B$3]" office:value-type="float" office:value="0.54">
            <text:p>0.54</text:p>
          </table:table-cell>
          <table:table-cell table:formula="of:=[.C41]+[.$B$3]*[.D41]+[.$B$3]^2*[.E41]/2+[.$B$3]^3*[.F41]/6" office:value-type="float" office:value="0.153735306388557">
            <text:p>0.1537353064</text:p>
          </table:table-cell>
          <table:table-cell table:formula="of:=[.D41]+[.$B$3]*[.E41]+[.$B$3]^2*[.F41]/2" office:value-type="float" office:value="0.523428550229465">
            <text:p>0.5234285502</text:p>
          </table:table-cell>
          <table:table-cell table:formula="of:=[.E41]+[.$B$3]*([.F41]+[.F42])/2" office:value-type="float" office:value="0.72277082852849">
            <text:p>0.7227708285</text:p>
          </table:table-cell>
          <table:table-cell table:formula="of:=[.D42]^2-[.C42]*[.E42]-1" office:value-type="float" office:value="-0.837137947577218">
            <text:p>-0.8371379476</text:p>
          </table:table-cell>
          <table:table-cell table:formula="of:=[.B42]-[.C42]" office:value-type="float" office:value="0.386264693611443">
            <text:p>0.386264693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A43]*[.B$3]" office:value-type="float" office:value="0.555">
            <text:p>0.555</text:p>
          </table:table-cell>
          <table:table-cell table:formula="of:=[.C42]+[.$B$3]*[.D42]+[.$B$3]^2*[.E42]/2+[.$B$3]^3*[.F42]/6" office:value-type="float" office:value="0.161667575485923">
            <text:p>0.1616675755</text:p>
          </table:table-cell>
          <table:table-cell table:formula="of:=[.D42]+[.$B$3]*[.E42]+[.$B$3]^2*[.F42]/2" office:value-type="float" office:value="0.53417593463829">
            <text:p>0.5341759346</text:p>
          </table:table-cell>
          <table:table-cell table:formula="of:=[.E42]+[.$B$3]*([.F42]+[.F43])/2" office:value-type="float" office:value="0.710271402506485">
            <text:p>0.7102714025</text:p>
          </table:table-cell>
          <table:table-cell table:formula="of:=[.D43]^2-[.C43]*[.E43]-1" office:value-type="float" office:value="-0.829483926433519">
            <text:p>-0.8294839264</text:p>
          </table:table-cell>
          <table:table-cell table:formula="of:=[.B43]-[.C43]" office:value-type="float" office:value="0.393332424514077">
            <text:p>0.393332424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A44]*[.B$3]" office:value-type="float" office:value="0.57">
            <text:p>0.57</text:p>
          </table:table-cell>
          <table:table-cell table:formula="of:=[.C43]+[.$B$3]*[.D43]+[.$B$3]^2*[.E43]/2+[.$B$3]^3*[.F43]/6" office:value-type="float" office:value="0.169759653471424">
            <text:p>0.1697596535</text:p>
          </table:table-cell>
          <table:table-cell table:formula="of:=[.D43]+[.$B$3]*[.E43]+[.$B$3]^2*[.F43]/2" office:value-type="float" office:value="0.544736688734164">
            <text:p>0.5447366887</text:p>
          </table:table-cell>
          <table:table-cell table:formula="of:=[.E43]+[.$B$3]*([.F43]+[.F44])/2" office:value-type="float" office:value="0.697887527669194">
            <text:p>0.6978875277</text:p>
          </table:table-cell>
          <table:table-cell table:formula="of:=[.D44]^2-[.C44]*[.E44]-1" office:value-type="float" office:value="-0.821735084806089">
            <text:p>-0.8217350848</text:p>
          </table:table-cell>
          <table:table-cell table:formula="of:=[.B44]-[.C44]" office:value-type="float" office:value="0.400240346528576">
            <text:p>0.400240346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A45]*[.B$3]" office:value-type="float" office:value="0.585">
            <text:p>0.585</text:p>
          </table:table-cell>
          <table:table-cell table:formula="of:=[.C44]+[.$B$3]*[.D44]+[.$B$3]^2*[.E44]/2+[.$B$3]^3*[.F44]/6" office:value-type="float" office:value="0.178008753943395">
            <text:p>0.1780087539</text:p>
          </table:table-cell>
          <table:table-cell table:formula="of:=[.D44]+[.$B$3]*[.E44]+[.$B$3]^2*[.F44]/2" office:value-type="float" office:value="0.555112556452161">
            <text:p>0.5551125565</text:p>
          </table:table-cell>
          <table:table-cell table:formula="of:=[.E44]+[.$B$3]*([.F44]+[.F45])/2" office:value-type="float" office:value="0.685620590739782">
            <text:p>0.6856205907</text:p>
          </table:table-cell>
          <table:table-cell table:formula="of:=[.D45]^2-[.C45]*[.E45]-1" office:value-type="float" office:value="-0.813896516704669">
            <text:p>-0.8138965167</text:p>
          </table:table-cell>
          <table:table-cell table:formula="of:=[.B45]-[.C45]" office:value-type="float" office:value="0.406991246056605">
            <text:p>0.406991246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A46]*[.B$3]" office:value-type="float" office:value="0.6">
            <text:p>0.6</text:p>
          </table:table-cell>
          <table:table-cell table:formula="of:=[.C45]+[.$B$3]*[.D45]+[.$B$3]^2*[.E45]/2+[.$B$3]^3*[.F45]/6" office:value-type="float" office:value="0.186412116812351">
            <text:p>0.1864121168</text:p>
          </table:table-cell>
          <table:table-cell table:formula="of:=[.D45]+[.$B$3]*[.E45]+[.$B$3]^2*[.F45]/2" office:value-type="float" office:value="0.565305301955129">
            <text:p>0.565305302</text:p>
          </table:table-cell>
          <table:table-cell table:formula="of:=[.E45]+[.$B$3]*([.F45]+[.F46])/2" office:value-type="float" office:value="0.673471902740977">
            <text:p>0.6734719027</text:p>
          </table:table-cell>
          <table:table-cell table:formula="of:=[.D46]^2-[.C46]*[.E46]-1" office:value-type="float" office:value="-0.805973238585008">
            <text:p>-0.8059732386</text:p>
          </table:table-cell>
          <table:table-cell table:formula="of:=[.B46]-[.C46]" office:value-type="float" office:value="0.413587883187649">
            <text:p>0.413587883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A47]*[.B$3]" office:value-type="float" office:value="0.615">
            <text:p>0.615</text:p>
          </table:table-cell>
          <table:table-cell table:formula="of:=[.C46]+[.$B$3]*[.D46]+[.$B$3]^2*[.E46]/2+[.$B$3]^3*[.F46]/6" office:value-type="float" office:value="0.194967008595927">
            <text:p>0.1949670086</text:p>
          </table:table-cell>
          <table:table-cell table:formula="of:=[.D46]+[.$B$3]*[.E46]+[.$B$3]^2*[.F46]/2" office:value-type="float" office:value="0.575316708506903">
            <text:p>0.5753167085</text:p>
          </table:table-cell>
          <table:table-cell table:formula="of:=[.E46]+[.$B$3]*([.F46]+[.F47])/2" office:value-type="float" office:value="0.661442700156344">
            <text:p>0.6614427002</text:p>
          </table:table-cell>
          <table:table-cell table:formula="of:=[.D47]^2-[.C47]*[.E47]-1" office:value-type="float" office:value="-0.797970189519879">
            <text:p>-0.7979701895</text:p>
          </table:table-cell>
          <table:table-cell table:formula="of:=[.B47]-[.C47]" office:value-type="float" office:value="0.420032991404073">
            <text:p>0.420032991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A48]*[.B$3]" office:value-type="float" office:value="0.63">
            <text:p>0.63</text:p>
          </table:table-cell>
          <table:table-cell table:formula="of:=[.C47]+[.$B$3]*[.D47]+[.$B$3]^2*[.E47]/2+[.$B$3]^3*[.F47]/6" office:value-type="float" office:value="0.203670722697051">
            <text:p>0.2036707227</text:p>
          </table:table-cell>
          <table:table-cell table:formula="of:=[.D47]+[.$B$3]*[.E47]+[.$B$3]^2*[.F47]/2" office:value-type="float" office:value="0.585148577362927">
            <text:p>0.5851485774</text:p>
          </table:table-cell>
          <table:table-cell table:formula="of:=[.E47]+[.$B$3]*([.F47]+[.F48])/2" office:value-type="float" office:value="0.649534146088677">
            <text:p>0.6495341461</text:p>
          </table:table-cell>
          <table:table-cell table:formula="of:=[.D48]^2-[.C48]*[.E48]-1" office:value-type="float" office:value="-0.789892231360436">
            <text:p>-0.7898922314</text:p>
          </table:table-cell>
          <table:table-cell table:formula="of:=[.B48]-[.C48]" office:value-type="float" office:value="0.426329277302949">
            <text:p>0.426329277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A49]*[.B$3]" office:value-type="float" office:value="0.645">
            <text:p>0.645</text:p>
          </table:table-cell>
          <table:table-cell table:formula="of:=[.C48]+[.$B$3]*[.D48]+[.$B$3]^2*[.E48]/2+[.$B$3]^3*[.F48]/6" office:value-type="float" office:value="0.212520579665606">
            <text:p>0.2125205797</text:p>
          </table:table-cell>
          <table:table-cell table:formula="of:=[.D48]+[.$B$3]*[.E48]+[.$B$3]^2*[.F48]/2" office:value-type="float" office:value="0.594802726678229">
            <text:p>0.5948027267</text:p>
          </table:table-cell>
          <table:table-cell table:formula="of:=[.E48]+[.$B$3]*([.F48]+[.F49])/2" office:value-type="float" office:value="0.637747331415655">
            <text:p>0.6377473314</text:p>
          </table:table-cell>
          <table:table-cell table:formula="of:=[.D49]^2-[.C49]*[.E49]-1" office:value-type="float" office:value="-0.781744148888793">
            <text:p>-0.7817441489</text:p>
          </table:table-cell>
          <table:table-cell table:formula="of:=[.B49]-[.C49]" office:value-type="float" office:value="0.432479420334394">
            <text:p>0.432479420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A50]*[.B$3]" office:value-type="float" office:value="0.66">
            <text:p>0.66</text:p>
          </table:table-cell>
          <table:table-cell table:formula="of:=[.C49]+[.$B$3]*[.D49]+[.$B$3]^2*[.E49]/2+[.$B$3]^3*[.F49]/6" office:value-type="float" office:value="0.221513927443843">
            <text:p>0.2215139274</text:p>
          </table:table-cell>
          <table:table-cell table:formula="of:=[.D49]+[.$B$3]*[.E49]+[.$B$3]^2*[.F49]/2" office:value-type="float" office:value="0.604280990432714">
            <text:p>0.6042809904</text:p>
          </table:table-cell>
          <table:table-cell table:formula="of:=[.E49]+[.$B$3]*([.F49]+[.F50])/2" office:value-type="float" office:value="0.626083275942886">
            <text:p>0.6260832759</text:p>
          </table:table-cell>
          <table:table-cell table:formula="of:=[.D50]^2-[.C50]*[.E50]-1" office:value-type="float" office:value="-0.773530649962675">
            <text:p>-0.77353065</text:p>
          </table:table-cell>
          <table:table-cell table:formula="of:=[.B50]-[.C50]" office:value-type="float" office:value="0.438486072556156">
            <text:p>0.438486072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A51]*[.B$3]" office:value-type="float" office:value="0.675">
            <text:p>0.675</text:p>
          </table:table-cell>
          <table:table-cell table:formula="of:=[.C50]+[.$B$3]*[.D50]+[.$B$3]^2*[.E50]/2+[.$B$3]^3*[.F50]/6" office:value-type="float" office:value="0.230648141595801">
            <text:p>0.2306481416</text:p>
          </table:table-cell>
          <table:table-cell table:formula="of:=[.D50]+[.$B$3]*[.E50]+[.$B$3]^2*[.F50]/2" office:value-type="float" office:value="0.613585217373736">
            <text:p>0.6135852174</text:p>
          </table:table-cell>
          <table:table-cell table:formula="of:=[.E50]+[.$B$3]*([.F50]+[.F51])/2" office:value-type="float" office:value="0.614542929554453">
            <text:p>0.6145429296</text:p>
          </table:table-cell>
          <table:table-cell table:formula="of:=[.D51]^2-[.C51]*[.E51]-1" office:value-type="float" office:value="-0.765256365652999">
            <text:p>-0.7652563657</text:p>
          </table:table-cell>
          <table:table-cell table:formula="of:=[.B51]-[.C51]" office:value-type="float" office:value="0.444351858404199">
            <text:p>0.444351858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A52]*[.B$3]" office:value-type="float" office:value="0.69">
            <text:p>0.69</text:p>
          </table:table-cell>
          <table:table-cell table:formula="of:=[.C51]+[.$B$3]*[.D51]+[.$B$3]^2*[.E51]/2+[.$B$3]^3*[.F51]/6" office:value-type="float" office:value="0.239920625520993">
            <text:p>0.2399206255</text:p>
          </table:table-cell>
          <table:table-cell table:formula="of:=[.D51]+[.$B$3]*[.E51]+[.$B$3]^2*[.F51]/2" office:value-type="float" office:value="0.622717269975917">
            <text:p>0.62271727</text:p>
          </table:table-cell>
          <table:table-cell table:formula="of:=[.E51]+[.$B$3]*([.F51]+[.F52])/2" office:value-type="float" office:value="0.603127173361084">
            <text:p>0.6031271734</text:p>
          </table:table-cell>
          <table:table-cell table:formula="of:=[.D52]^2-[.C52]*[.E52]-1" office:value-type="float" office:value="-0.756925850375241">
            <text:p>-0.7569258504</text:p>
          </table:table-cell>
          <table:table-cell table:formula="of:=[.B52]-[.C52]" office:value-type="float" office:value="0.450079374479007">
            <text:p>0.450079374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A53]*[.B$3]" office:value-type="float" office:value="0.705">
            <text:p>0.705</text:p>
          </table:table-cell>
          <table:table-cell table:formula="of:=[.C52]+[.$B$3]*[.D52]+[.$B$3]^2*[.E52]/2+[.$B$3]^3*[.F52]/6" office:value-type="float" office:value="0.249328810652626">
            <text:p>0.2493288107</text:p>
          </table:table-cell>
          <table:table-cell table:formula="of:=[.D52]+[.$B$3]*[.E52]+[.$B$3]^2*[.F52]/2" office:value-type="float" office:value="0.631679023418166">
            <text:p>0.6316790234</text:p>
          </table:table-cell>
          <table:table-cell table:formula="of:=[.E52]+[.$B$3]*([.F52]+[.F53])/2" office:value-type="float" office:value="0.591836820846025">
            <text:p>0.5918368208</text:p>
          </table:table-cell>
          <table:table-cell table:formula="of:=[.D53]^2-[.C53]*[.E53]-1" office:value-type="float" office:value="-0.748543582015443">
            <text:p>-0.748543582</text:p>
          </table:table-cell>
          <table:table-cell table:formula="of:=[.B53]-[.C53]" office:value-type="float" office:value="0.455671189347374">
            <text:p>0.455671189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A54]*[.B$3]" office:value-type="float" office:value="0.72">
            <text:p>0.72</text:p>
          </table:table-cell>
          <table:table-cell table:formula="of:=[.C53]+[.$B$3]*[.D53]+[.$B$3]^2*[.E53]/2+[.$B$3]^3*[.F53]/6" office:value-type="float" office:value="0.258870156640596">
            <text:p>0.2588701566</text:p>
          </table:table-cell>
          <table:table-cell table:formula="of:=[.D53]+[.$B$3]*[.E53]+[.$B$3]^2*[.F53]/2" office:value-type="float" office:value="0.640472364577879">
            <text:p>0.6404723646</text:p>
          </table:table-cell>
          <table:table-cell table:formula="of:=[.E53]+[.$B$3]*([.F53]+[.F54])/2" office:value-type="float" office:value="0.580672619008711">
            <text:p>0.580672619</text:p>
          </table:table-cell>
          <table:table-cell table:formula="of:=[.D54]^2-[.C54]*[.E54]-1" office:value-type="float" office:value="-0.74011396205171">
            <text:p>-0.7401139621</text:p>
          </table:table-cell>
          <table:table-cell table:formula="of:=[.B54]-[.C54]" office:value-type="float" office:value="0.461129843359404">
            <text:p>0.461129843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A55]*[.B$3]" office:value-type="float" office:value="0.735">
            <text:p>0.735</text:p>
          </table:table-cell>
          <table:table-cell table:formula="of:=[.C54]+[.$B$3]*[.D54]+[.$B$3]^2*[.E54]/2+[.$B$3]^3*[.F54]/6" office:value-type="float" office:value="0.26854215151953">
            <text:p>0.2685421515</text:p>
          </table:table-cell>
          <table:table-cell table:formula="of:=[.D54]+[.$B$3]*[.E54]+[.$B$3]^2*[.F54]/2" office:value-type="float" office:value="0.649099191042279">
            <text:p>0.649099191</text:p>
          </table:table-cell>
          <table:table-cell table:formula="of:=[.E54]+[.$B$3]*([.F54]+[.F55])/2" office:value-type="float" office:value="0.569635249506294">
            <text:p>0.5696352495</text:p>
          </table:table-cell>
          <table:table-cell table:formula="of:=[.D55]^2-[.C55]*[.E55]-1" office:value-type="float" office:value="-0.731641315672043">
            <text:p>-0.7316413157</text:p>
          </table:table-cell>
          <table:table-cell table:formula="of:=[.B55]-[.C55]" office:value-type="float" office:value="0.46645784848047">
            <text:p>0.466457848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56]*[.B$3]" office:value-type="float" office:value="0.75">
            <text:p>0.75</text:p>
          </table:table-cell>
          <table:table-cell table:formula="of:=[.C55]+[.$B$3]*[.D55]+[.$B$3]^2*[.E55]/2+[.$B$3]^3*[.F55]/6" office:value-type="float" office:value="0.278342311862125">
            <text:p>0.2783423119</text:p>
          </table:table-cell>
          <table:table-cell table:formula="of:=[.D55]+[.$B$3]*[.E55]+[.$B$3]^2*[.F55]/2" office:value-type="float" office:value="0.657561410136861">
            <text:p>0.6575614101</text:p>
          </table:table-cell>
          <table:table-cell table:formula="of:=[.E55]+[.$B$3]*([.F55]+[.F56])/2" office:value-type="float" office:value="0.558725329793107">
            <text:p>0.5587253298</text:p>
          </table:table-cell>
          <table:table-cell table:formula="of:=[.D56]^2-[.C56]*[.E56]-1" office:value-type="float" office:value="-0.723129891889365">
            <text:p>-0.7231298919</text:p>
          </table:table-cell>
          <table:table-cell table:formula="of:=[.B56]-[.C56]" office:value-type="float" office:value="0.471657688137875">
            <text:p>0.471657688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A57]*[.B$3]" office:value-type="float" office:value="0.765">
            <text:p>0.765</text:p>
          </table:table-cell>
          <table:table-cell table:formula="of:=[.C56]+[.$B$3]*[.D56]+[.$B$3]^2*[.E56]/2+[.$B$3]^3*[.F56]/6" office:value-type="float" office:value="0.288268182918041">
            <text:p>0.2882681829</text:p>
          </table:table-cell>
          <table:table-cell table:formula="of:=[.D56]+[.$B$3]*[.E56]+[.$B$3]^2*[.F56]/2" office:value-type="float" office:value="0.66586093797092">
            <text:p>0.665860938</text:p>
          </table:table-cell>
          <table:table-cell table:formula="of:=[.E56]+[.$B$3]*([.F56]+[.F57])/2" office:value-type="float" office:value="0.547943414258089">
            <text:p>0.5479434143</text:p>
          </table:table-cell>
          <table:table-cell table:formula="of:=[.D57]^2-[.C57]*[.E57]-1" office:value-type="float" office:value="-0.714583863654574">
            <text:p>-0.7145838637</text:p>
          </table:table-cell>
          <table:table-cell table:formula="of:=[.B57]-[.C57]" office:value-type="float" office:value="0.476731817081959">
            <text:p>0.476731817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A58]*[.B$3]" office:value-type="float" office:value="0.78">
            <text:p>0.78</text:p>
          </table:table-cell>
          <table:table-cell table:formula="of:=[.C57]+[.$B$3]*[.D57]+[.$B$3]^2*[.E57]/2+[.$B$3]^3*[.F57]/6" office:value-type="float" office:value="0.298317338738608">
            <text:p>0.2983173387</text:p>
          </table:table-cell>
          <table:table-cell table:formula="of:=[.D57]+[.$B$3]*[.E57]+[.$B$3]^2*[.F57]/2" office:value-type="float" office:value="0.67399969850013">
            <text:p>0.6739996985</text:p>
          </table:table-cell>
          <table:table-cell table:formula="of:=[.E57]+[.$B$3]*([.F57]+[.F58])/2" office:value-type="float" office:value="0.537289995360227">
            <text:p>0.5372899954</text:p>
          </table:table-cell>
          <table:table-cell table:formula="of:=[.D58]^2-[.C58]*[.E58]-1" office:value-type="float" office:value="-0.706007327968476">
            <text:p>-0.706007328</text:p>
          </table:table-cell>
          <table:table-cell table:formula="of:=[.B58]-[.C58]" office:value-type="float" office:value="0.481682661261392">
            <text:p>0.481682661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A59]*[.B$3]" office:value-type="float" office:value="0.795">
            <text:p>0.795</text:p>
          </table:table-cell>
          <table:table-cell table:formula="of:=[.C58]+[.$B$3]*[.D58]+[.$B$3]^2*[.E58]/2+[.$B$3]^3*[.F58]/6" office:value-type="float" office:value="0.308487382287594">
            <text:p>0.3084873823</text:p>
          </table:table-cell>
          <table:table-cell table:formula="of:=[.D58]+[.$B$3]*[.E58]+[.$B$3]^2*[.F58]/2" office:value-type="float" office:value="0.681979622606137">
            <text:p>0.6819796226</text:p>
          </table:table-cell>
          <table:table-cell table:formula="of:=[.E58]+[.$B$3]*([.F58]+[.F59])/2" office:value-type="float" office:value="0.526765504762028">
            <text:p>0.5267655048</text:p>
          </table:table-cell>
          <table:table-cell table:formula="of:=[.D59]^2-[.C59]*[.E59]-1" office:value-type="float" office:value="-0.697404305993432">
            <text:p>-0.697404306</text:p>
          </table:table-cell>
          <table:table-cell table:formula="of:=[.B59]-[.C59]" office:value-type="float" office:value="0.486512617712406">
            <text:p>0.486512617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A60]*[.B$3]" office:value-type="float" office:value="0.81">
            <text:p>0.81</text:p>
          </table:table-cell>
          <table:table-cell table:formula="of:=[.C59]+[.$B$3]*[.D59]+[.$B$3]^2*[.E59]/2+[.$B$3]^3*[.F59]/6" office:value-type="float" office:value="0.318775945538298">
            <text:p>0.3187759455</text:p>
          </table:table-cell>
          <table:table-cell table:formula="of:=[.D59]+[.$B$3]*[.E59]+[.$B$3]^2*[.F59]/2" office:value-type="float" office:value="0.689802647193143">
            <text:p>0.6898026472</text:p>
          </table:table-cell>
          <table:table-cell table:formula="of:=[.E59]+[.$B$3]*([.F59]+[.F60])/2" office:value-type="float" office:value="0.516370314461034">
            <text:p>0.5163703145</text:p>
          </table:table-cell>
          <table:table-cell table:formula="of:=[.D60]^2-[.C60]*[.E60]-1" office:value-type="float" office:value="-0.688778743165557">
            <text:p>-0.6887787432</text:p>
          </table:table-cell>
          <table:table-cell table:formula="of:=[.B60]-[.C60]" office:value-type="float" office:value="0.491224054461701">
            <text:p>0.491224054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A61]*[.B$3]" office:value-type="float" office:value="0.825">
            <text:p>0.825</text:p>
          </table:table-cell>
          <table:table-cell table:formula="of:=[.C60]+[.$B$3]*[.D60]+[.$B$3]^2*[.E60]/2+[.$B$3]^3*[.F60]/6" office:value-type="float" office:value="0.329180689557222">
            <text:p>0.3291806896</text:p>
          </table:table-cell>
          <table:table-cell table:formula="of:=[.D60]+[.$B$3]*[.E60]+[.$B$3]^2*[.F60]/2" office:value-type="float" office:value="0.697470714301452">
            <text:p>0.6974707143</text:p>
          </table:table-cell>
          <table:table-cell table:formula="of:=[.E60]+[.$B$3]*([.F60]+[.F61])/2" office:value-type="float" office:value="0.506104737919391">
            <text:p>0.5061047379</text:p>
          </table:table-cell>
          <table:table-cell table:formula="of:=[.D61]^2-[.C61]*[.E61]-1" office:value-type="float" office:value="-0.680134509308304">
            <text:p>-0.6801345093</text:p>
          </table:table-cell>
          <table:table-cell table:formula="of:=[.B61]-[.C61]" office:value-type="float" office:value="0.495819310442778">
            <text:p>0.495819310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A62]*[.B$3]" office:value-type="float" office:value="0.84">
            <text:p>0.84</text:p>
          </table:table-cell>
          <table:table-cell table:formula="of:=[.C61]+[.$B$3]*[.D61]+[.$B$3]^2*[.E61]/2+[.$B$3]^3*[.F61]/6" office:value-type="float" office:value="0.339699304574562">
            <text:p>0.3396993046</text:p>
          </table:table-cell>
          <table:table-cell table:formula="of:=[.D61]+[.$B$3]*[.E61]+[.$B$3]^2*[.F61]/2" office:value-type="float" office:value="0.704985770237946">
            <text:p>0.7049857702</text:p>
          </table:table-cell>
          <table:table-cell table:formula="of:=[.E61]+[.$B$3]*([.F61]+[.F62])/2" office:value-type="float" office:value="0.49596903119144">
            <text:p>0.4959690312</text:p>
          </table:table-cell>
          <table:table-cell table:formula="of:=[.D62]^2-[.C62]*[.E62]-1" office:value-type="float" office:value="-0.671475398748262">
            <text:p>-0.6714753987</text:p>
          </table:table-cell>
          <table:table-cell table:formula="of:=[.B62]-[.C62]" office:value-type="float" office:value="0.500300695425438">
            <text:p>0.500300695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A63]*[.B$3]" office:value-type="float" office:value="0.855">
            <text:p>0.855</text:p>
          </table:table-cell>
          <table:table-cell table:formula="of:=[.C62]+[.$B$3]*[.D62]+[.$B$3]^2*[.E62]/2+[.$B$3]^3*[.F62]/6" office:value-type="float" office:value="0.350329510041797">
            <text:p>0.35032951</text:p>
          </table:table-cell>
          <table:table-cell table:formula="of:=[.D62]+[.$B$3]*[.E62]+[.$B$3]^2*[.F62]/2" office:value-type="float" office:value="0.712349764723458">
            <text:p>0.7123497647</text:p>
          </table:table-cell>
          <table:table-cell table:formula="of:=[.E62]+[.$B$3]*([.F62]+[.F63])/2" office:value-type="float" office:value="0.485963394049328">
            <text:p>0.485963394</text:p>
          </table:table-cell>
          <table:table-cell table:formula="of:=[.D63]^2-[.C63]*[.E63]-1" office:value-type="float" office:value="-0.662805130433984">
            <text:p>-0.6628051304</text:p>
          </table:table-cell>
          <table:table-cell table:formula="of:=[.B63]-[.C63]" office:value-type="float" office:value="0.504670489958203">
            <text:p>0.5046704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A64]*[.B$3]" office:value-type="float" office:value="0.87">
            <text:p>0.87</text:p>
          </table:table-cell>
          <table:table-cell table:formula="of:=[.C63]+[.$B$3]*[.D63]+[.$B$3]^2*[.E63]/2+[.$B$3]^3*[.F63]/6" office:value-type="float" office:value="0.361069054676606">
            <text:p>0.3610690547</text:p>
          </table:table-cell>
          <table:table-cell table:formula="of:=[.D63]+[.$B$3]*[.E63]+[.$B$3]^2*[.F63]/2" office:value-type="float" office:value="0.719564650057024">
            <text:p>0.7195646501</text:p>
          </table:table-cell>
          <table:table-cell table:formula="of:=[.E63]+[.$B$3]*([.F63]+[.F64])/2" office:value-type="float" office:value="0.476087971106596">
            <text:p>0.4760879711</text:p>
          </table:table-cell>
          <table:table-cell table:formula="of:=[.D64]^2-[.C64]*[.E64]-1" office:value-type="float" office:value="-0.654127348058674">
            <text:p>-0.6541273481</text:p>
          </table:table-cell>
          <table:table-cell table:formula="of:=[.B64]-[.C64]" office:value-type="float" office:value="0.508930945323394">
            <text:p>0.508930945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A65]*[.B$3]" office:value-type="float" office:value="0.885">
            <text:p>0.885</text:p>
          </table:table-cell>
          <table:table-cell table:formula="of:=[.C64]+[.$B$3]*[.D64]+[.$B$3]^2*[.E64]/2+[.$B$3]^3*[.F64]/6" office:value-type="float" office:value="0.371915716495376">
            <text:p>0.3719157165</text:p>
          </table:table-cell>
          <table:table-cell table:formula="of:=[.D64]+[.$B$3]*[.E64]+[.$B$3]^2*[.F64]/2" office:value-type="float" office:value="0.726632380296967">
            <text:p>0.7266323803</text:p>
          </table:table-cell>
          <table:table-cell table:formula="of:=[.E64]+[.$B$3]*([.F64]+[.F65])/2" office:value-type="float" office:value="0.466342852939685">
            <text:p>0.4663428529</text:p>
          </table:table-cell>
          <table:table-cell table:formula="of:=[.D65]^2-[.C65]*[.E65]-1" office:value-type="float" office:value="-0.645445620187525">
            <text:p>-0.6454456202</text:p>
          </table:table-cell>
          <table:table-cell table:formula="of:=[.B65]-[.C65]" office:value-type="float" office:value="0.513084283504624">
            <text:p>0.513084283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A66]*[.B$3]" office:value-type="float" office:value="0.9">
            <text:p>0.9</text:p>
          </table:table-cell>
          <table:table-cell table:formula="of:=[.C65]+[.$B$3]*[.D65]+[.$B$3]^2*[.E65]/2+[.$B$3]^3*[.F65]/6" office:value-type="float" office:value="0.382867302833557">
            <text:p>0.3828673028</text:p>
          </table:table-cell>
          <table:table-cell table:formula="of:=[.D65]+[.$B$3]*[.E65]+[.$B$3]^2*[.F65]/2" office:value-type="float" office:value="0.733554910458791">
            <text:p>0.7335549105</text:p>
          </table:table-cell>
          <table:table-cell table:formula="of:=[.E65]+[.$B$3]*([.F65]+[.F66])/2" office:value-type="float" office:value="0.456728077207326">
            <text:p>0.4567280772</text:p>
          </table:table-cell>
          <table:table-cell table:formula="of:=[.D66]^2-[.C66]*[.E66]-1" office:value-type="float" office:value="-0.636763440390521">
            <text:p>-0.6367634404</text:p>
          </table:table-cell>
          <table:table-cell table:formula="of:=[.B66]-[.C66]" office:value-type="float" office:value="0.517132697166443">
            <text:p>0.517132697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A67]*[.B$3]" office:value-type="float" office:value="0.915">
            <text:p>0.915</text:p>
          </table:table-cell>
          <table:table-cell table:formula="of:=[.C66]+[.$B$3]*[.D66]+[.$B$3]^2*[.E66]/2+[.$B$3]^3*[.F66]/6" office:value-type="float" office:value="0.393921650354106">
            <text:p>0.3939216504</text:p>
          </table:table-cell>
          <table:table-cell table:formula="of:=[.D66]+[.$B$3]*[.E66]+[.$B$3]^2*[.F66]/2" office:value-type="float" office:value="0.740334195729857">
            <text:p>0.7403341957</text:p>
          </table:table-cell>
          <table:table-cell table:formula="of:=[.E66]+[.$B$3]*([.F66]+[.F67])/2" office:value-type="float" office:value="0.447243629767714">
            <text:p>0.4472436298</text:p>
          </table:table-cell>
          <table:table-cell table:formula="of:=[.D67]^2-[.C67]*[.E67]-1" office:value-type="float" office:value="-0.628084227381485">
            <text:p>-0.6280842274</text:p>
          </table:table-cell>
          <table:table-cell table:formula="of:=[.B67]-[.C67]" office:value-type="float" office:value="0.521078349645894">
            <text:p>0.521078349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A68]*[.B$3]" office:value-type="float" office:value="0.93">
            <text:p>0.93</text:p>
          </table:table-cell>
          <table:table-cell table:formula="of:=[.C67]+[.$B$3]*[.D67]+[.$B$3]^2*[.E67]/2+[.$B$3]^3*[.F67]/6" office:value-type="float" office:value="0.40507662504428">
            <text:p>0.405076625</text:p>
          </table:table-cell>
          <table:table-cell table:formula="of:=[.D67]+[.$B$3]*[.E67]+[.$B$3]^2*[.F67]/2" office:value-type="float" office:value="0.746972190700792">
            <text:p>0.7469721907</text:p>
          </table:table-cell>
          <table:table-cell table:formula="of:=[.E67]+[.$B$3]*([.F67]+[.F68])/2" office:value-type="float" office:value="0.437889445793413">
            <text:p>0.4378894458</text:p>
          </table:table-cell>
          <table:table-cell table:formula="of:=[.D68]^2-[.C68]*[.E68]-1" office:value-type="float" office:value="-0.619411325164166">
            <text:p>-0.6194113252</text:p>
          </table:table-cell>
          <table:table-cell table:formula="of:=[.B68]-[.C68]" office:value-type="float" office:value="0.52492337495572">
            <text:p>0.52492337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[.A69]*[.B$3]" office:value-type="float" office:value="0.945">
            <text:p>0.945</text:p>
          </table:table-cell>
          <table:table-cell table:formula="of:=[.C68]+[.$B$3]*[.D68]+[.$B$3]^2*[.E68]/2+[.$B$3]^3*[.F68]/6" office:value-type="float" office:value="0.416330122201023">
            <text:p>0.4163301222</text:p>
          </table:table-cell>
          <table:table-cell table:formula="of:=[.D68]+[.$B$3]*[.E68]+[.$B$3]^2*[.F68]/2" office:value-type="float" office:value="0.753470848613612">
            <text:p>0.7534708486</text:p>
          </table:table-cell>
          <table:table-cell table:formula="of:=[.E68]+[.$B$3]*([.F68]+[.F69])/2" office:value-type="float" office:value="0.428665410883874">
            <text:p>0.4286654109</text:p>
          </table:table-cell>
          <table:table-cell table:formula="of:=[.D69]^2-[.C69]*[.E69]-1" office:value-type="float" office:value="-0.610748003186118">
            <text:p>-0.6107480032</text:p>
          </table:table-cell>
          <table:table-cell table:formula="of:=[.B69]-[.C69]" office:value-type="float" office:value="0.528669877798976">
            <text:p>0.52866987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A70]*[.B$3]" office:value-type="float" office:value="0.96">
            <text:p>0.96</text:p>
          </table:table-cell>
          <table:table-cell table:formula="of:=[.C69]+[.$B$3]*[.D69]+[.$B$3]^2*[.E69]/2+[.$B$3]^3*[.F69]/6" office:value-type="float" office:value="0.427680066405204">
            <text:p>0.4276800664</text:p>
          </table:table-cell>
          <table:table-cell table:formula="of:=[.D69]+[.$B$3]*[.E69]+[.$B$3]^2*[.F69]/2" office:value-type="float" office:value="0.759832120626512">
            <text:p>0.7598321206</text:p>
          </table:table-cell>
          <table:table-cell table:formula="of:=[.E69]+[.$B$3]*([.F69]+[.F70])/2" office:value-type="float" office:value="0.419571362175474">
            <text:p>0.4195713622</text:p>
          </table:table-cell>
          <table:table-cell table:formula="of:=[.D70]^2-[.C70]*[.E70]-1" office:value-type="float" office:value="-0.602097456501147">
            <text:p>-0.6020974565</text:p>
          </table:table-cell>
          <table:table-cell table:formula="of:=[.B70]-[.C70]" office:value-type="float" office:value="0.532319933594796">
            <text:p>0.532319933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[.A71]*[.B$3]" office:value-type="float" office:value="0.975">
            <text:p>0.975</text:p>
          </table:table-cell>
          <table:table-cell table:formula="of:=[.C70]+[.$B$3]*[.D70]+[.$B$3]^2*[.E70]/2+[.$B$3]^3*[.F70]/6" office:value-type="float" office:value="0.439124411484945">
            <text:p>0.4391244115</text:p>
          </table:table-cell>
          <table:table-cell table:formula="of:=[.D70]+[.$B$3]*[.E70]+[.$B$3]^2*[.F70]/2" office:value-type="float" office:value="0.766057955095288">
            <text:p>0.7660579551</text:p>
          </table:table-cell>
          <table:table-cell table:formula="of:=[.E70]+[.$B$3]*([.F70]+[.F71])/2" office:value-type="float" office:value="0.41060708944896">
            <text:p>0.4106070894</text:p>
          </table:table-cell>
          <table:table-cell table:formula="of:=[.D71]^2-[.C71]*[.E71]-1" office:value-type="float" office:value="-0.593462805941047">
            <text:p>-0.5934628059</text:p>
          </table:table-cell>
          <table:table-cell table:formula="of:=[.B71]-[.C71]" office:value-type="float" office:value="0.535875588515055">
            <text:p>0.535875588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[.A72]*[.B$3]" office:value-type="float" office:value="0.99">
            <text:p>0.99</text:p>
          </table:table-cell>
          <table:table-cell table:formula="of:=[.C71]+[.$B$3]*[.D71]+[.$B$3]^2*[.E71]/2+[.$B$3]^3*[.F71]/6" office:value-type="float" office:value="0.450661140468302">
            <text:p>0.4506611405</text:p>
          </table:table-cell>
          <table:table-cell table:formula="of:=[.D71]+[.$B$3]*[.E71]+[.$B$3]^2*[.F71]/2" office:value-type="float" office:value="0.772150296871354">
            <text:p>0.7721502969</text:p>
          </table:table-cell>
          <table:table-cell table:formula="of:=[.E71]+[.$B$3]*([.F71]+[.F72])/2" office:value-type="float" office:value="0.401772336234161">
            <text:p>0.4017723362</text:p>
          </table:table-cell>
          <table:table-cell table:formula="of:=[.D72]^2-[.C72]*[.E72]-1" office:value-type="float" office:value="-0.584847098297381">
            <text:p>-0.5848470983</text:p>
          </table:table-cell>
          <table:table-cell table:formula="of:=[.B72]-[.C72]" office:value-type="float" office:value="0.539338859531697">
            <text:p>0.539338859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[.A73]*[.B$3]" office:value-type="float" office:value="1.005">
            <text:p>1.005</text:p>
          </table:table-cell>
          <table:table-cell table:formula="of:=[.C72]+[.$B$3]*[.D72]+[.$B$3]^2*[.E72]/2+[.$B$3]^3*[.F72]/6" office:value-type="float" office:value="0.462288265525536">
            <text:p>0.4622882655</text:p>
          </table:table-cell>
          <table:table-cell table:formula="of:=[.D72]+[.$B$3]*[.E72]+[.$B$3]^2*[.F72]/2" office:value-type="float" office:value="0.778111086616308">
            <text:p>0.7781110866</text:p>
          </table:table-cell>
          <table:table-cell table:formula="of:=[.E72]+[.$B$3]*([.F72]+[.F73])/2" office:value-type="float" office:value="0.39306680091184">
            <text:p>0.3930668009</text:p>
          </table:table-cell>
          <table:table-cell table:formula="of:=[.D73]^2-[.C73]*[.E73]-1" office:value-type="float" office:value="-0.576253306513994">
            <text:p>-0.5762533065</text:p>
          </table:table-cell>
          <table:table-cell table:formula="of:=[.B73]-[.C73]" office:value-type="float" office:value="0.542711734474464">
            <text:p>0.542711734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[.A74]*[.B$3]" office:value-type="float" office:value="1.02">
            <text:p>1.02</text:p>
          </table:table-cell>
          <table:table-cell table:formula="of:=[.C73]+[.$B$3]*[.D73]+[.$B$3]^2*[.E73]/2+[.$B$3]^3*[.F73]/6" office:value-type="float" office:value="0.474003827901227">
            <text:p>0.4740038279</text:p>
          </table:table-cell>
          <table:table-cell table:formula="of:=[.D73]+[.$B$3]*[.E73]+[.$B$3]^2*[.F73]/2" office:value-type="float" office:value="0.783942260133003">
            <text:p>0.7839422601</text:p>
          </table:table-cell>
          <table:table-cell table:formula="of:=[.E73]+[.$B$3]*([.F73]+[.F74])/2" office:value-type="float" office:value="0.38449013781253">
            <text:p>0.3844901378</text:p>
          </table:table-cell>
          <table:table-cell table:formula="of:=[.D74]^2-[.C74]*[.E74]-1" office:value-type="float" office:value="-0.567684329890969">
            <text:p>-0.5676843299</text:p>
          </table:table-cell>
          <table:table-cell table:formula="of:=[.B74]-[.C74]" office:value-type="float" office:value="0.545996172098773">
            <text:p>0.545996172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[.A75]*[.B$3]" office:value-type="float" office:value="1.035">
            <text:p>1.035</text:p>
          </table:table-cell>
          <table:table-cell table:formula="of:=[.C74]+[.$B$3]*[.D74]+[.$B$3]^2*[.E74]/2+[.$B$3]^3*[.F74]/6" office:value-type="float" office:value="0.485805897836478">
            <text:p>0.4858058978</text:p>
          </table:table-cell>
          <table:table-cell table:formula="of:=[.D74]+[.$B$3]*[.E74]+[.$B$3]^2*[.F74]/2" office:value-type="float" office:value="0.789645747713078">
            <text:p>0.7896457477</text:p>
          </table:table-cell>
          <table:table-cell table:formula="of:=[.E74]+[.$B$3]*([.F74]+[.F75])/2" office:value-type="float" office:value="0.376041958312201">
            <text:p>0.3760419583</text:p>
          </table:table-cell>
          <table:table-cell table:formula="of:=[.D75]^2-[.C75]*[.E75]-1" office:value-type="float" office:value="-0.559142994300701">
            <text:p>-0.5591429943</text:p>
          </table:table-cell>
          <table:table-cell table:formula="of:=[.B75]-[.C75]" office:value-type="float" office:value="0.549194102163521">
            <text:p>0.549194102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A76]*[.B$3]" office:value-type="float" office:value="1.05">
            <text:p>1.05</text:p>
          </table:table-cell>
          <table:table-cell table:formula="of:=[.C75]+[.$B$3]*[.D75]+[.$B$3]^2*[.E75]/2+[.$B$3]^3*[.F75]/6" office:value-type="float" office:value="0.497692574481458">
            <text:p>0.4976925745</text:p>
          </table:table-cell>
          <table:table-cell table:formula="of:=[.D75]+[.$B$3]*[.E75]+[.$B$3]^2*[.F75]/2" office:value-type="float" office:value="0.795223473500902">
            <text:p>0.7952234735</text:p>
          </table:table-cell>
          <table:table-cell table:formula="of:=[.E75]+[.$B$3]*([.F75]+[.F76])/2" office:value-type="float" office:value="0.367721831924577">
            <text:p>0.3677218319</text:p>
          </table:table-cell>
          <table:table-cell table:formula="of:=[.D76]^2-[.C76]*[.E76]-1" office:value-type="float" office:value="-0.550632052416741">
            <text:p>-0.5506320524</text:p>
          </table:table-cell>
          <table:table-cell table:formula="of:=[.B76]-[.C76]" office:value-type="float" office:value="0.552307425518542">
            <text:p>0.552307425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[.A77]*[.B$3]" office:value-type="float" office:value="1.065">
            <text:p>1.065</text:p>
          </table:table-cell>
          <table:table-cell table:formula="of:=[.C76]+[.$B$3]*[.D76]+[.$B$3]^2*[.E76]/2+[.$B$3]^3*[.F76]/6" office:value-type="float" office:value="0.509661985798518">
            <text:p>0.5096619858</text:p>
          </table:table-cell>
          <table:table-cell table:formula="of:=[.D76]+[.$B$3]*[.E76]+[.$B$3]^2*[.F76]/2" office:value-type="float" office:value="0.800677354873874">
            <text:p>0.8006773549</text:p>
          </table:table-cell>
          <table:table-cell table:formula="of:=[.E76]+[.$B$3]*([.F76]+[.F77])/2" office:value-type="float" office:value="0.359529287389937">
            <text:p>0.3595292874</text:p>
          </table:table-cell>
          <table:table-cell table:formula="of:=[.D77]^2-[.C77]*[.E77]-1" office:value-type="float" office:value="-0.542154183956058">
            <text:p>-0.542154184</text:p>
          </table:table-cell>
          <table:table-cell table:formula="of:=[.B77]-[.C77]" office:value-type="float" office:value="0.555338014201482">
            <text:p>0.555338014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[.A78]*[.B$3]" office:value-type="float" office:value="1.08">
            <text:p>1.08</text:p>
          </table:table-cell>
          <table:table-cell table:formula="of:=[.C77]+[.$B$3]*[.D77]+[.$B$3]^2*[.E77]/2+[.$B$3]^3*[.F77]/6" office:value-type="float" office:value="0.521712288456147">
            <text:p>0.5217122885</text:p>
          </table:table-cell>
          <table:table-cell table:formula="of:=[.D77]+[.$B$3]*[.E77]+[.$B$3]^2*[.F77]/2" office:value-type="float" office:value="0.806009301839028">
            <text:p>0.8060093018</text:p>
          </table:table-cell>
          <table:table-cell table:formula="of:=[.E77]+[.$B$3]*([.F77]+[.F78])/2" office:value-type="float" office:value="0.3514638137602">
            <text:p>0.3514638138</text:p>
          </table:table-cell>
          <table:table-cell table:formula="of:=[.D78]^2-[.C78]*[.E78]-1" office:value-type="float" office:value="-0.533711995935322">
            <text:p>-0.5337119959</text:p>
          </table:table-cell>
          <table:table-cell table:formula="of:=[.B78]-[.C78]" office:value-type="float" office:value="0.558287711543853">
            <text:p>0.558287711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[.A79]*[.B$3]" office:value-type="float" office:value="1.095">
            <text:p>1.095</text:p>
          </table:table-cell>
          <table:table-cell table:formula="of:=[.C78]+[.$B$3]*[.D78]+[.$B$3]^2*[.E78]/2+[.$B$3]^3*[.F78]/6" office:value-type="float" office:value="0.533841667713987">
            <text:p>0.5338416677</text:p>
          </table:table-cell>
          <table:table-cell table:formula="of:=[.D78]+[.$B$3]*[.E78]+[.$B$3]^2*[.F78]/2" office:value-type="float" office:value="0.811221216445888">
            <text:p>0.8112212164</text:p>
          </table:table-cell>
          <table:table-cell table:formula="of:=[.E78]+[.$B$3]*([.F78]+[.F79])/2" office:value-type="float" office:value="0.343524861480102">
            <text:p>0.3435248615</text:p>
          </table:table-cell>
          <table:table-cell table:formula="of:=[.D79]^2-[.C79]*[.E79]-1" office:value-type="float" office:value="-0.525308022941807">
            <text:p>-0.5253080229</text:p>
          </table:table-cell>
          <table:table-cell table:formula="of:=[.B79]-[.C79]" office:value-type="float" office:value="0.561158332286013">
            <text:p>0.561158332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[.A80]*[.B$3]" office:value-type="float" office:value="1.11">
            <text:p>1.11</text:p>
          </table:table-cell>
          <table:table-cell table:formula="of:=[.C79]+[.$B$3]*[.D79]+[.$B$3]^2*[.E79]/2+[.$B$3]^3*[.F79]/6" office:value-type="float" office:value="0.546048337299168">
            <text:p>0.5460483373</text:p>
          </table:table-cell>
          <table:table-cell table:formula="of:=[.D79]+[.$B$3]*[.E79]+[.$B$3]^2*[.F79]/2" office:value-type="float" office:value="0.816314992215509">
            <text:p>0.8163149922</text:p>
          </table:table-cell>
          <table:table-cell table:formula="of:=[.E79]+[.$B$3]*([.F79]+[.F80])/2" office:value-type="float" office:value="0.335711843464246">
            <text:p>0.3357118435</text:p>
          </table:table-cell>
          <table:table-cell table:formula="of:=[.D80]^2-[.C80]*[.E80]-1" office:value-type="float" office:value="-0.516944727419484">
            <text:p>-0.5169447274</text:p>
          </table:table-cell>
          <table:table-cell table:formula="of:=[.B80]-[.C80]" office:value-type="float" office:value="0.563951662700832">
            <text:p>0.563951662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[.A81]*[.B$3]" office:value-type="float" office:value="1.125">
            <text:p>1.125</text:p>
          </table:table-cell>
          <table:table-cell table:formula="of:=[.C80]+[.$B$3]*[.D80]+[.$B$3]^2*[.E80]/2+[.$B$3]^3*[.F80]/6" office:value-type="float" office:value="0.558330539274202">
            <text:p>0.5583305393</text:p>
          </table:table-cell>
          <table:table-cell table:formula="of:=[.D80]+[.$B$3]*[.E80]+[.$B$3]^2*[.F80]/2" office:value-type="float" office:value="0.821292513585638">
            <text:p>0.8212925136</text:p>
          </table:table-cell>
          <table:table-cell table:formula="of:=[.E80]+[.$B$3]*([.F80]+[.F81])/2" office:value-type="float" office:value="0.328024136169826">
            <text:p>0.3280241362</text:p>
          </table:table-cell>
          <table:table-cell table:formula="of:=[.D81]^2-[.C81]*[.E81]-1" office:value-type="float" office:value="-0.508624499970838">
            <text:p>-0.5086245</text:p>
          </table:table-cell>
          <table:table-cell table:formula="of:=[.B81]-[.C81]" office:value-type="float" office:value="0.566669460725798">
            <text:p>0.566669460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[.A82]*[.B$3]" office:value-type="float" office:value="1.14">
            <text:p>1.14</text:p>
          </table:table-cell>
          <table:table-cell table:formula="of:=[.C81]+[.$B$3]*[.D81]+[.$B$3]^2*[.E81]/2+[.$B$3]^3*[.F81]/6" office:value-type="float" office:value="0.570686543896668">
            <text:p>0.5706865439</text:p>
          </table:table-cell>
          <table:table-cell table:formula="of:=[.D81]+[.$B$3]*[.E81]+[.$B$3]^2*[.F81]/2" office:value-type="float" office:value="0.826155655371938">
            <text:p>0.8261556554</text:p>
          </table:table-cell>
          <table:table-cell table:formula="of:=[.E81]+[.$B$3]*([.F81]+[.F82])/2" office:value-type="float" office:value="0.320461080664787">
            <text:p>0.3204610807</text:p>
          </table:table-cell>
          <table:table-cell table:formula="of:=[.D82]^2-[.C82]*[.E82]-1" office:value-type="float" office:value="-0.500349659674941">
            <text:p>-0.5003496597</text:p>
          </table:table-cell>
          <table:table-cell table:formula="of:=[.B82]-[.C82]" office:value-type="float" office:value="0.569313456103332">
            <text:p>0.569313456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[.A83]*[.B$3]" office:value-type="float" office:value="1.155">
            <text:p>1.155</text:p>
          </table:table-cell>
          <table:table-cell table:formula="of:=[.C82]+[.$B$3]*[.D82]+[.$B$3]^2*[.E82]/2+[.$B$3]^3*[.F82]/6" office:value-type="float" office:value="0.58311464947094">
            <text:p>0.5831146495</text:p>
          </table:table-cell>
          <table:table-cell table:formula="of:=[.D82]+[.$B$3]*[.E82]+[.$B$3]^2*[.F82]/2" office:value-type="float" office:value="0.830906282245197">
            <text:p>0.8309062822</text:p>
          </table:table-cell>
          <table:table-cell table:formula="of:=[.E82]+[.$B$3]*([.F82]+[.F83])/2" office:value-type="float" office:value="0.313017539809058">
            <text:p>0.3130175398</text:p>
          </table:table-cell>
          <table:table-cell table:formula="of:=[.D83]^2-[.C83]*[.E83]-1" office:value-type="float" office:value="-0.492122454422246">
            <text:p>-0.4921224544</text:p>
          </table:table-cell>
          <table:table-cell table:formula="of:=[.B83]-[.C83]" office:value-type="float" office:value="0.57188535052906">
            <text:p>0.571885350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[.A84]*[.B$3]" office:value-type="float" office:value="1.17">
            <text:p>1.17</text:p>
          </table:table-cell>
          <table:table-cell table:formula="of:=[.C83]+[.$B$3]*[.D83]+[.$B$3]^2*[.E83]/2+[.$B$3]^3*[.F83]/6" office:value-type="float" office:value="0.595613182192194">
            <text:p>0.5956131822</text:p>
          </table:table-cell>
          <table:table-cell table:formula="of:=[.D83]+[.$B$3]*[.E83]+[.$B$3]^2*[.F83]/2" office:value-type="float" office:value="0.83554618156621">
            <text:p>0.8355461816</text:p>
          </table:table-cell>
          <table:table-cell table:formula="of:=[.E83]+[.$B$3]*([.F83]+[.F84])/2" office:value-type="float" office:value="0.305697052372249">
            <text:p>0.3056970524</text:p>
          </table:table-cell>
          <table:table-cell table:formula="of:=[.D84]^2-[.C84]*[.E84]-1" office:value-type="float" office:value="-0.48394253715218">
            <text:p>-0.4839425372</text:p>
          </table:table-cell>
          <table:table-cell table:formula="of:=[.B84]-[.C84]" office:value-type="float" office:value="0.574386817807806">
            <text:p>0.574386817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[.A85]*[.B$3]" office:value-type="float" office:value="1.185">
            <text:p>1.185</text:p>
          </table:table-cell>
          <table:table-cell table:formula="of:=[.C84]+[.$B$3]*[.D84]+[.$B$3]^2*[.E84]/2+[.$B$3]^3*[.F84]/6" office:value-type="float" office:value="0.608180494486681">
            <text:p>0.6081804945</text:p>
          </table:table-cell>
          <table:table-cell table:formula="of:=[.D84]+[.$B$3]*[.E84]+[.$B$3]^2*[.F84]/2" office:value-type="float" office:value="0.840077193816364">
            <text:p>0.8400771938</text:p>
          </table:table-cell>
          <table:table-cell table:formula="of:=[.E84]+[.$B$3]*([.F84]+[.F85])/2" office:value-type="float" office:value="0.298498874987714">
            <text:p>0.298498875</text:p>
          </table:table-cell>
          <table:table-cell table:formula="of:=[.D85]^2-[.C85]*[.E85]-1" office:value-type="float" office:value="-0.47581444745252">
            <text:p>-0.4758144475</text:p>
          </table:table-cell>
          <table:table-cell table:formula="of:=[.B85]-[.C85]" office:value-type="float" office:value="0.576819505513319">
            <text:p>0.576819505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A86]*[.B$3]" office:value-type="float" office:value="1.2">
            <text:p>1.2</text:p>
          </table:table-cell>
          <table:table-cell table:formula="of:=[.C85]+[.$B$3]*[.D85]+[.$B$3]^2*[.E85]/2+[.$B$3]^3*[.F85]/6" office:value-type="float" office:value="0.620814966779864">
            <text:p>0.6208149668</text:p>
          </table:table-cell>
          <table:table-cell table:formula="of:=[.D85]+[.$B$3]*[.E85]+[.$B$3]^2*[.F85]/2" office:value-type="float" office:value="0.844501147815842">
            <text:p>0.8445011478</text:p>
          </table:table-cell>
          <table:table-cell table:formula="of:=[.E85]+[.$B$3]*([.F85]+[.F86])/2" office:value-type="float" office:value="0.291422214990993">
            <text:p>0.291422215</text:p>
          </table:table-cell>
          <table:table-cell table:formula="of:=[.D86]^2-[.C86]*[.E86]-1" office:value-type="float" office:value="-0.467740218776975">
            <text:p>-0.4677402188</text:p>
          </table:table-cell>
          <table:table-cell table:formula="of:=[.B86]-[.C86]" office:value-type="float" office:value="0.579185033220136">
            <text:p>0.579185033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[.A87]*[.B$3]" office:value-type="float" office:value="1.215">
            <text:p>1.215</text:p>
          </table:table-cell>
          <table:table-cell table:formula="of:=[.C86]+[.$B$3]*[.D86]+[.$B$3]^2*[.E86]/2+[.$B$3]^3*[.F86]/6" office:value-type="float" office:value="0.63351500683917">
            <text:p>0.6335150068</text:p>
          </table:table-cell>
          <table:table-cell table:formula="of:=[.D86]+[.$B$3]*[.E86]+[.$B$3]^2*[.F86]/2" office:value-type="float" office:value="0.848819860266094">
            <text:p>0.8488198603</text:p>
          </table:table-cell>
          <table:table-cell table:formula="of:=[.E86]+[.$B$3]*([.F86]+[.F87])/2" office:value-type="float" office:value="0.284466249738411">
            <text:p>0.2844662497</text:p>
          </table:table-cell>
          <table:table-cell table:formula="of:=[.D87]^2-[.C87]*[.E87]-1" office:value-type="float" office:value="-0.459721814900652">
            <text:p>-0.4597218149</text:p>
          </table:table-cell>
          <table:table-cell table:formula="of:=[.B87]-[.C87]" office:value-type="float" office:value="0.581484993160829">
            <text:p>0.581484993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[.A88]*[.B$3]" office:value-type="float" office:value="1.23">
            <text:p>1.23</text:p>
          </table:table-cell>
          <table:table-cell table:formula="of:=[.C87]+[.$B$3]*[.D87]+[.$B$3]^2*[.E87]/2+[.$B$3]^3*[.F87]/6" office:value-type="float" office:value="0.646279049588881">
            <text:p>0.6462790496</text:p>
          </table:table-cell>
          <table:table-cell table:formula="of:=[.D87]+[.$B$3]*[.E87]+[.$B$3]^2*[.F87]/2" office:value-type="float" office:value="0.853035135307994">
            <text:p>0.8530351353</text:p>
          </table:table-cell>
          <table:table-cell table:formula="of:=[.E87]+[.$B$3]*([.F87]+[.F88])/2" office:value-type="float" office:value="0.277630127649006">
            <text:p>0.2776301276</text:p>
          </table:table-cell>
          <table:table-cell table:formula="of:=[.D88]^2-[.C88]*[.E88]-1" office:value-type="float" office:value="-0.451761130353259">
            <text:p>-0.4517611304</text:p>
          </table:table-cell>
          <table:table-cell table:formula="of:=[.B88]-[.C88]" office:value-type="float" office:value="0.583720950411118">
            <text:p>0.583720950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[.A89]*[.B$3]" office:value-type="float" office:value="1.245">
            <text:p>1.245</text:p>
          </table:table-cell>
          <table:table-cell table:formula="of:=[.C88]+[.$B$3]*[.D88]+[.$B$3]^2*[.E88]/2+[.$B$3]^3*[.F88]/6" office:value-type="float" office:value="0.659105556918502">
            <text:p>0.6591055569</text:p>
          </table:table-cell>
          <table:table-cell table:formula="of:=[.D88]+[.$B$3]*[.E88]+[.$B$3]^2*[.F88]/2" office:value-type="float" office:value="0.857148764095564">
            <text:p>0.8571487641</text:p>
          </table:table-cell>
          <table:table-cell table:formula="of:=[.E88]+[.$B$3]*([.F88]+[.F89])/2" office:value-type="float" office:value="0.27091296923982">
            <text:p>0.2709129692</text:p>
          </table:table-cell>
          <table:table-cell table:formula="of:=[.D89]^2-[.C89]*[.E89]-1" office:value-type="float" office:value="-0.443859990871544">
            <text:p>-0.4438599909</text:p>
          </table:table-cell>
          <table:table-cell table:formula="of:=[.B89]-[.C89]" office:value-type="float" office:value="0.585894443081498">
            <text:p>0.585894443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[.A90]*[.B$3]" office:value-type="float" office:value="1.26">
            <text:p>1.26</text:p>
          </table:table-cell>
          <table:table-cell table:formula="of:=[.C89]+[.$B$3]*[.D89]+[.$B$3]^2*[.E89]/2+[.$B$3]^3*[.F89]/6" office:value-type="float" office:value="0.671993017484856">
            <text:p>0.6719930175</text:p>
          </table:table-cell>
          <table:table-cell table:formula="of:=[.D89]+[.$B$3]*[.E89]+[.$B$3]^2*[.F89]/2" office:value-type="float" office:value="0.861162524385189">
            <text:p>0.8611625244</text:p>
          </table:table-cell>
          <table:table-cell table:formula="of:=[.E89]+[.$B$3]*([.F89]+[.F90])/2" office:value-type="float" office:value="0.26431386815425">
            <text:p>0.2643138682</text:p>
          </table:table-cell>
          <table:table-cell table:formula="of:=[.D90]^2-[.C90]*[.E90]-1" office:value-type="float" office:value="-0.436020153871227">
            <text:p>-0.4360201539</text:p>
          </table:table-cell>
          <table:table-cell table:formula="of:=[.B90]-[.C90]" office:value-type="float" office:value="0.588006982515144">
            <text:p>0.588006982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[.A91]*[.B$3]" office:value-type="float" office:value="1.275">
            <text:p>1.275</text:p>
          </table:table-cell>
          <table:table-cell table:formula="of:=[.C90]+[.$B$3]*[.D90]+[.$B$3]^2*[.E90]/2+[.$B$3]^3*[.F90]/6" office:value-type="float" office:value="0.684939946508141">
            <text:p>0.6849399465</text:p>
          </table:table-cell>
          <table:table-cell table:formula="of:=[.D90]+[.$B$3]*[.E90]+[.$B$3]^2*[.F90]/2" office:value-type="float" office:value="0.865078180140192">
            <text:p>0.8650781801</text:p>
          </table:table-cell>
          <table:table-cell table:formula="of:=[.E90]+[.$B$3]*([.F90]+[.F91])/2" office:value-type="float" office:value="0.257831892183176">
            <text:p>0.2578318922</text:p>
          </table:table-cell>
          <table:table-cell table:formula="of:=[.D91]^2-[.C91]*[.E91]-1" office:value-type="float" office:value="-0.428243308938623">
            <text:p>-0.4282433089</text:p>
          </table:table-cell>
          <table:table-cell table:formula="of:=[.B91]-[.C91]" office:value-type="float" office:value="0.590060053491859">
            <text:p>0.590060053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[.A92]*[.B$3]" office:value-type="float" office:value="1.29">
            <text:p>1.29</text:p>
          </table:table-cell>
          <table:table-cell table:formula="of:=[.C91]+[.$B$3]*[.D91]+[.$B$3]^2*[.E91]/2+[.$B$3]^3*[.F91]/6" office:value-type="float" office:value="0.697944885562153">
            <text:p>0.6979448856</text:p>
          </table:table-cell>
          <table:table-cell table:formula="of:=[.D91]+[.$B$3]*[.E91]+[.$B$3]^2*[.F91]/2" office:value-type="float" office:value="0.868897481150684">
            <text:p>0.8688974812</text:p>
          </table:table-cell>
          <table:table-cell table:formula="of:=[.E91]+[.$B$3]*([.F91]+[.F92])/2" office:value-type="float" office:value="0.25146608427857">
            <text:p>0.2514660843</text:p>
          </table:table-cell>
          <table:table-cell table:formula="of:=[.D92]^2-[.C92]*[.E92]-1" office:value-type="float" office:value="-0.420531078342153">
            <text:p>-0.4205310783</text:p>
          </table:table-cell>
          <table:table-cell table:formula="of:=[.B92]-[.C92]" office:value-type="float" office:value="0.592055114437847">
            <text:p>0.592055114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[.A93]*[.B$3]" office:value-type="float" office:value="1.305">
            <text:p>1.305</text:p>
          </table:table-cell>
          <table:table-cell table:formula="of:=[.C92]+[.$B$3]*[.D92]+[.$B$3]^2*[.E92]/2+[.$B$3]^3*[.F92]/6" office:value-type="float" office:value="0.711006402358939">
            <text:p>0.7110064024</text:p>
          </table:table-cell>
          <table:table-cell table:formula="of:=[.D92]+[.$B$3]*[.E92]+[.$B$3]^2*[.F92]/2" office:value-type="float" office:value="0.872622162668549">
            <text:p>0.8726221627</text:p>
          </table:table-cell>
          <table:table-cell table:formula="of:=[.E92]+[.$B$3]*([.F92]+[.F93])/2" office:value-type="float" office:value="0.245215463559275">
            <text:p>0.2452154636</text:p>
          </table:table-cell>
          <table:table-cell table:formula="of:=[.D93]^2-[.C93]*[.E93]-1" office:value-type="float" office:value="-0.412885017563867">
            <text:p>-0.4128850176</text:p>
          </table:table-cell>
          <table:table-cell table:formula="of:=[.B93]-[.C93]" office:value-type="float" office:value="0.593993597641061">
            <text:p>0.593993597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[.A94]*[.B$3]" office:value-type="float" office:value="1.32">
            <text:p>1.32</text:p>
          </table:table-cell>
          <table:table-cell table:formula="of:=[.C93]+[.$B$3]*[.D93]+[.$B$3]^2*[.E93]/2+[.$B$3]^3*[.F93]/6" office:value-type="float" office:value="0.724123090528072">
            <text:p>0.7241230905</text:p>
          </table:table-cell>
          <table:table-cell table:formula="of:=[.D93]+[.$B$3]*[.E93]+[.$B$3]^2*[.F93]/2" office:value-type="float" office:value="0.876253945057462">
            <text:p>0.8762539451</text:p>
          </table:table-cell>
          <table:table-cell table:formula="of:=[.E93]+[.$B$3]*([.F93]+[.F94])/2" office:value-type="float" office:value="0.239079026308663">
            <text:p>0.2390790263</text:p>
          </table:table-cell>
          <table:table-cell table:formula="of:=[.D94]^2-[.C94]*[.E94]-1" office:value-type="float" office:value="-0.405306615851091">
            <text:p>-0.4053066159</text:p>
          </table:table-cell>
          <table:table-cell table:formula="of:=[.B94]-[.C94]" office:value-type="float" office:value="0.595876909471928">
            <text:p>0.595876909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[.A95]*[.B$3]" office:value-type="float" office:value="1.335">
            <text:p>1.335</text:p>
          </table:table-cell>
          <table:table-cell table:formula="of:=[.C94]+[.$B$3]*[.D94]+[.$B$3]^2*[.E94]/2+[.$B$3]^3*[.F94]/6" office:value-type="float" office:value="0.7372935693908">
            <text:p>0.7372935694</text:p>
          </table:table-cell>
          <table:table-cell table:formula="of:=[.D94]+[.$B$3]*[.E94]+[.$B$3]^2*[.F94]/2" office:value-type="float" office:value="0.879794533457809">
            <text:p>0.8797945335</text:p>
          </table:table-cell>
          <table:table-cell table:formula="of:=[.E94]+[.$B$3]*([.F94]+[.F95])/2" office:value-type="float" office:value="0.233055746963867">
            <text:p>0.233055747</text:p>
          </table:table-cell>
          <table:table-cell table:formula="of:=[.D95]^2-[.C95]*[.E95]-1" office:value-type="float" office:value="-0.397797296788264">
            <text:p>-0.3977972968</text:p>
          </table:table-cell>
          <table:table-cell table:formula="of:=[.B95]-[.C95]" office:value-type="float" office:value="0.5977064306092">
            <text:p>0.597706430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A96]*[.B$3]" office:value-type="float" office:value="1.35">
            <text:p>1.35</text:p>
          </table:table-cell>
          <table:table-cell table:formula="of:=[.C95]+[.$B$3]*[.D95]+[.$B$3]^2*[.E95]/2+[.$B$3]^3*[.F95]/6" office:value-type="float" office:value="0.750516483729273">
            <text:p>0.7505164837</text:p>
          </table:table-cell>
          <table:table-cell table:formula="of:=[.D95]+[.$B$3]*[.E95]+[.$B$3]^2*[.F95]/2" office:value-type="float" office:value="0.883245617466378">
            <text:p>0.8832456175</text:p>
          </table:table-cell>
          <table:table-cell table:formula="of:=[.E95]+[.$B$3]*([.F95]+[.F96])/2" office:value-type="float" office:value="0.227144579096288">
            <text:p>0.2271445791</text:p>
          </table:table-cell>
          <table:table-cell table:formula="of:=[.D96]^2-[.C96]*[.E96]-1" office:value-type="float" office:value="-0.390358418889004">
            <text:p>-0.3903584189</text:p>
          </table:table-cell>
          <table:table-cell table:formula="of:=[.B96]-[.C96]" office:value-type="float" office:value="0.599483516270727">
            <text:p>0.599483516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[.A97]*[.B$3]" office:value-type="float" office:value="1.365">
            <text:p>1.365</text:p>
          </table:table-cell>
          <table:table-cell table:formula="of:=[.C96]+[.$B$3]*[.D96]+[.$B$3]^2*[.E96]/2+[.$B$3]^3*[.F96]/6" office:value-type="float" office:value="0.763790503551077">
            <text:p>0.7637905036</text:p>
          </table:table-cell>
          <table:table-cell table:formula="of:=[.D96]+[.$B$3]*[.E96]+[.$B$3]^2*[.F96]/2" office:value-type="float" office:value="0.886608870830698">
            <text:p>0.8866088708</text:p>
          </table:table-cell>
          <table:table-cell table:formula="of:=[.E96]+[.$B$3]*([.F96]+[.F97])/2" office:value-type="float" office:value="0.221344456383058">
            <text:p>0.2213444564</text:p>
          </table:table-cell>
          <table:table-cell table:formula="of:=[.D97]^2-[.C97]*[.E97]-1" office:value-type="float" office:value="-0.382985503963371">
            <text:p>-0.382985504</text:p>
          </table:table-cell>
          <table:table-cell table:formula="of:=[.B97]-[.C97]" office:value-type="float" office:value="0.601209496448923">
            <text:p>0.601209496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[.A98]*[.B$3]" office:value-type="float" office:value="1.38">
            <text:p>1.38</text:p>
          </table:table-cell>
          <table:table-cell table:formula="of:=[.C97]+[.$B$3]*[.D97]+[.$B$3]^2*[.E97]/2+[.$B$3]^3*[.F97]/6" office:value-type="float" office:value="0.777114323849294">
            <text:p>0.7771143238</text:p>
          </table:table-cell>
          <table:table-cell table:formula="of:=[.D97]+[.$B$3]*[.E97]+[.$B$3]^2*[.F97]/2" office:value-type="float" office:value="0.889885951807247">
            <text:p>0.8898859518</text:p>
          </table:table-cell>
          <table:table-cell table:formula="of:=[.E97]+[.$B$3]*([.F97]+[.F98])/2" office:value-type="float" office:value="0.215654336618785">
            <text:p>0.2156543366</text:p>
          </table:table-cell>
          <table:table-cell table:formula="of:=[.D98]^2-[.C98]*[.E98]-1" office:value-type="float" office:value="-0.375691066762784">
            <text:p>-0.3756910668</text:p>
          </table:table-cell>
          <table:table-cell table:formula="of:=[.B98]-[.C98]" office:value-type="float" office:value="0.602885676150706">
            <text:p>0.60288567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[.A99]*[.B$3]" office:value-type="float" office:value="1.395">
            <text:p>1.395</text:p>
          </table:table-cell>
          <table:table-cell table:formula="of:=[.C98]+[.$B$3]*[.D98]+[.$B$3]^2*[.E98]/2+[.$B$3]^3*[.F98]/6" office:value-type="float" office:value="0.790486664372865">
            <text:p>0.7904866644</text:p>
          </table:table-cell>
          <table:table-cell table:formula="of:=[.D98]+[.$B$3]*[.E98]+[.$B$3]^2*[.F98]/2" office:value-type="float" office:value="0.893078501611518">
            <text:p>0.8930785016</text:p>
          </table:table-cell>
          <table:table-cell table:formula="of:=[.E98]+[.$B$3]*([.F98]+[.F99])/2" office:value-type="float" office:value="0.210073075217141">
            <text:p>0.2100730752</text:p>
          </table:table-cell>
          <table:table-cell table:formula="of:=[.D99]^2-[.C99]*[.E99]-1" office:value-type="float" office:value="-0.368470754462273">
            <text:p>-0.3684707545</text:p>
          </table:table-cell>
          <table:table-cell table:formula="of:=[.B99]-[.C99]" office:value-type="float" office:value="0.604513335627135">
            <text:p>0.604513335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[.A100]*[.B$3]" office:value-type="float" office:value="1.41">
            <text:p>1.41</text:p>
          </table:table-cell>
          <table:table-cell table:formula="of:=[.C99]+[.$B$3]*[.D99]+[.$B$3]^2*[.E99]/2+[.$B$3]^3*[.F99]/6" office:value-type="float" office:value="0.803906269359526">
            <text:p>0.8039062694</text:p>
          </table:table-cell>
          <table:table-cell table:formula="of:=[.D99]+[.$B$3]*[.E99]+[.$B$3]^2*[.F99]/2" office:value-type="float" office:value="0.896188144779899">
            <text:p>0.8961881448</text:p>
          </table:table-cell>
          <table:table-cell table:formula="of:=[.E99]+[.$B$3]*([.F99]+[.F100])/2" office:value-type="float" office:value="0.204599551953415">
            <text:p>0.204599552</text:p>
          </table:table-cell>
          <table:table-cell table:formula="of:=[.D100]^2-[.C100]*[.E100]-1" office:value-type="float" office:value="-0.361325671679464">
            <text:p>-0.3613256717</text:p>
          </table:table-cell>
          <table:table-cell table:formula="of:=[.B100]-[.C100]" office:value-type="float" office:value="0.606093730640474">
            <text:p>0.606093730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[.A101]*[.B$3]" office:value-type="float" office:value="1.425">
            <text:p>1.425</text:p>
          </table:table-cell>
          <table:table-cell table:formula="of:=[.C100]+[.$B$3]*[.D100]+[.$B$3]^2*[.E100]/2+[.$B$3]^3*[.F100]/6" office:value-type="float" office:value="0.817371907288386">
            <text:p>0.8173719073</text:p>
          </table:table-cell>
          <table:table-cell table:formula="of:=[.D100]+[.$B$3]*[.E100]+[.$B$3]^2*[.F100]/2" office:value-type="float" office:value="0.899216488921136">
            <text:p>0.8992164889</text:p>
          </table:table-cell>
          <table:table-cell table:formula="of:=[.E100]+[.$B$3]*([.F100]+[.F101])/2" office:value-type="float" office:value="0.199232630497257">
            <text:p>0.1992326305</text:p>
          </table:table-cell>
          <table:table-cell table:formula="of:=[.D101]^2-[.C101]*[.E101]-1" office:value-type="float" office:value="-0.35425686123597">
            <text:p>-0.3542568612</text:p>
          </table:table-cell>
          <table:table-cell table:formula="of:=[.B101]-[.C101]" office:value-type="float" office:value="0.607628092711614">
            <text:p>0.607628092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[.A102]*[.B$3]" office:value-type="float" office:value="1.44">
            <text:p>1.44</text:p>
          </table:table-cell>
          <table:table-cell table:formula="of:=[.C101]+[.$B$3]*[.D101]+[.$B$3]^2*[.E101]/2+[.$B$3]^3*[.F101]/6" office:value-type="float" office:value="0.830882370624226">
            <text:p>0.8308823706</text:p>
          </table:table-cell>
          <table:table-cell table:formula="of:=[.D101]+[.$B$3]*[.E101]+[.$B$3]^2*[.F101]/2" office:value-type="float" office:value="0.902165124481706">
            <text:p>0.9021651245</text:p>
          </table:table-cell>
          <table:table-cell table:formula="of:=[.E101]+[.$B$3]*([.F101]+[.F102])/2" office:value-type="float" office:value="0.193971159334363">
            <text:p>0.1939711593</text:p>
          </table:table-cell>
          <table:table-cell table:formula="of:=[.D102]^2-[.C102]*[.E102]-1" office:value-type="float" office:value="-0.347265304869373">
            <text:p>-0.3472653049</text:p>
          </table:table-cell>
          <table:table-cell table:formula="of:=[.B102]-[.C102]" office:value-type="float" office:value="0.609117629375774">
            <text:p>0.609117629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[.A103]*[.B$3]" office:value-type="float" office:value="1.455">
            <text:p>1.455</text:p>
          </table:table-cell>
          <table:table-cell table:formula="of:=[.C102]+[.$B$3]*[.D102]+[.$B$3]^2*[.E102]/2+[.$B$3]^3*[.F102]/6" office:value-type="float" office:value="0.844436475558397">
            <text:p>0.8444364756</text:p>
          </table:table-cell>
          <table:table-cell table:formula="of:=[.D102]+[.$B$3]*[.E102]+[.$B$3]^2*[.F102]/2" office:value-type="float" office:value="0.905035624524923">
            <text:p>0.9050356245</text:p>
          </table:table-cell>
          <table:table-cell table:formula="of:=[.E102]+[.$B$3]*([.F102]+[.F103])/2" office:value-type="float" office:value="0.188813972677347">
            <text:p>0.1888139727</text:p>
          </table:table-cell>
          <table:table-cell table:formula="of:=[.D103]^2-[.C103]*[.E103]-1" office:value-type="float" office:value="-0.340351923964621">
            <text:p>-0.340351924</text:p>
          </table:table-cell>
          <table:table-cell table:formula="of:=[.B103]-[.C103]" office:value-type="float" office:value="0.610563524441603">
            <text:p>0.610563524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[.A104]*[.B$3]" office:value-type="float" office:value="1.47">
            <text:p>1.47</text:p>
          </table:table-cell>
          <table:table-cell table:formula="of:=[.C103]+[.$B$3]*[.D103]+[.$B$3]^2*[.E103]/2+[.$B$3]^3*[.F103]/6" office:value-type="float" office:value="0.858033061746496">
            <text:p>0.8580330617</text:p>
          </table:table-cell>
          <table:table-cell table:formula="of:=[.D103]+[.$B$3]*[.E103]+[.$B$3]^2*[.F103]/2" office:value-type="float" office:value="0.907829544523637">
            <text:p>0.9078295445</text:p>
          </table:table-cell>
          <table:table-cell table:formula="of:=[.E103]+[.$B$3]*([.F103]+[.F104])/2" office:value-type="float" office:value="0.183759891365489">
            <text:p>0.1837598914</text:p>
          </table:table-cell>
          <table:table-cell table:formula="of:=[.D104]^2-[.C104]*[.E104]-1" office:value-type="float" office:value="-0.333517580304539">
            <text:p>-0.3335175803</text:p>
          </table:table-cell>
          <table:table-cell table:formula="of:=[.B104]-[.C104]" office:value-type="float" office:value="0.611966938253503">
            <text:p>0.611966938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[.A105]*[.B$3]" office:value-type="float" office:value="1.485">
            <text:p>1.485</text:p>
          </table:table-cell>
          <table:table-cell table:formula="of:=[.C104]+[.$B$3]*[.D104]+[.$B$3]^2*[.E104]/2+[.$B$3]^3*[.F104]/6" office:value-type="float" office:value="0.871670992043042">
            <text:p>0.871670992</text:p>
          </table:table-cell>
          <table:table-cell table:formula="of:=[.D104]+[.$B$3]*[.E104]+[.$B$3]^2*[.F104]/2" office:value-type="float" office:value="0.910548422166336">
            <text:p>0.9105484222</text:p>
          </table:table-cell>
          <table:table-cell table:formula="of:=[.E104]+[.$B$3]*([.F104]+[.F105])/2" office:value-type="float" office:value="0.178807723753086">
            <text:p>0.1788077238</text:p>
          </table:table-cell>
          <table:table-cell table:formula="of:=[.D105]^2-[.C105]*[.E105]-1" office:value-type="float" office:value="-0.326763076839208">
            <text:p>-0.3267630768</text:p>
          </table:table-cell>
          <table:table-cell table:formula="of:=[.B105]-[.C105]" office:value-type="float" office:value="0.613329007956958">
            <text:p>0.61332900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[.A106]*[.B$3]" office:value-type="float" office:value="1.5">
            <text:p>1.5</text:p>
          </table:table-cell>
          <table:table-cell table:formula="of:=[.C105]+[.$B$3]*[.D105]+[.$B$3]^2*[.E105]/2+[.$B$3]^3*[.F105]/6" office:value-type="float" office:value="0.885349152233334">
            <text:p>0.8853491522</text:p>
          </table:table-cell>
          <table:table-cell table:formula="of:=[.D105]+[.$B$3]*[.E105]+[.$B$3]^2*[.F105]/2" office:value-type="float" office:value="0.913193777176487">
            <text:p>0.9131937772</text:p>
          </table:table-cell>
          <table:table-cell table:formula="of:=[.E105]+[.$B$3]*([.F105]+[.F106])/2" office:value-type="float" office:value="0.173956266586127">
            <text:p>0.1739562666</text:p>
          </table:table-cell>
          <table:table-cell table:formula="of:=[.D106]^2-[.C106]*[.E106]-1" office:value-type="float" office:value="-0.320089158473843">
            <text:p>-0.3200891585</text:p>
          </table:table-cell>
          <table:table-cell table:formula="of:=[.B106]-[.C106]" office:value-type="float" office:value="0.614650847766666">
            <text:p>0.614650847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[.A107]*[.B$3]" office:value-type="float" office:value="1.515">
            <text:p>1.515</text:p>
          </table:table-cell>
          <table:table-cell table:formula="of:=[.C106]+[.$B$3]*[.D106]+[.$B$3]^2*[.E106]/2+[.$B$3]^3*[.F106]/6" office:value-type="float" office:value="0.899066450762704">
            <text:p>0.8990664508</text:p>
          </table:table-cell>
          <table:table-cell table:formula="of:=[.D106]+[.$B$3]*[.E106]+[.$B$3]^2*[.F106]/2" office:value-type="float" office:value="0.915767111144951">
            <text:p>0.9157671111</text:p>
          </table:table-cell>
          <table:table-cell table:formula="of:=[.E106]+[.$B$3]*([.F106]+[.F107])/2" office:value-type="float" office:value="0.16920430586701">
            <text:p>0.1692043059</text:p>
          </table:table-cell>
          <table:table-cell table:formula="of:=[.D107]^2-[.C107]*[.E107]-1" office:value-type="float" office:value="-0.31349651287485">
            <text:p>-0.3134965129</text:p>
          </table:table-cell>
          <table:table-cell table:formula="of:=[.B107]-[.C107]" office:value-type="float" office:value="0.615933549237296">
            <text:p>0.615933549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[.A108]*[.B$3]" office:value-type="float" office:value="1.53">
            <text:p>1.53</text:p>
          </table:table-cell>
          <table:table-cell table:formula="of:=[.C107]+[.$B$3]*[.D107]+[.$B$3]^2*[.E107]/2+[.$B$3]^3*[.F107]/6" office:value-type="float" office:value="0.912821818463353">
            <text:p>0.9128218185</text:p>
          </table:table-cell>
          <table:table-cell table:formula="of:=[.D107]+[.$B$3]*[.E107]+[.$B$3]^2*[.F107]/2" office:value-type="float" office:value="0.918269907375258">
            <text:p>0.9182699074</text:p>
          </table:table-cell>
          <table:table-cell table:formula="of:=[.E107]+[.$B$3]*([.F107]+[.F108])/2" office:value-type="float" office:value="0.164550617707033">
            <text:p>0.1645506177</text:p>
          </table:table-cell>
          <table:table-cell table:formula="of:=[.D108]^2-[.C108]*[.E108]-1" office:value-type="float" office:value="-0.306985771293638">
            <text:p>-0.3069857713</text:p>
          </table:table-cell>
          <table:table-cell table:formula="of:=[.B108]-[.C108]" office:value-type="float" office:value="0.617178181536647">
            <text:p>0.617178181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[.A109]*[.B$3]" office:value-type="float" office:value="1.545">
            <text:p>1.545</text:p>
          </table:table-cell>
          <table:table-cell table:formula="of:=[.C108]+[.$B$3]*[.D108]+[.$B$3]^2*[.E108]/2+[.$B$3]^3*[.F108]/6" office:value-type="float" office:value="0.926614208278956">
            <text:p>0.9266142083</text:p>
          </table:table-cell>
          <table:table-cell table:formula="of:=[.D108]+[.$B$3]*[.E108]+[.$B$3]^2*[.F108]/2" office:value-type="float" office:value="0.920703630741593">
            <text:p>0.9207036307</text:p>
          </table:table-cell>
          <table:table-cell table:formula="of:=[.E108]+[.$B$3]*([.F108]+[.F109])/2" office:value-type="float" office:value="0.159993969166405">
            <text:p>0.1599939692</text:p>
          </table:table-cell>
          <table:table-cell table:formula="of:=[.D109]^2-[.C109]*[.E109]-1" office:value-type="float" office:value="-0.300557509407785">
            <text:p>-0.3005575094</text:p>
          </table:table-cell>
          <table:table-cell table:formula="of:=[.B109]-[.C109]" office:value-type="float" office:value="0.618385791721044">
            <text:p>0.618385791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[.A110]*[.B$3]" office:value-type="float" office:value="1.56">
            <text:p>1.56</text:p>
          </table:table-cell>
          <table:table-cell table:formula="of:=[.C109]+[.$B$3]*[.D109]+[.$B$3]^2*[.E109]/2+[.$B$3]^3*[.F109]/6" office:value-type="float" office:value="0.940442594987239">
            <text:p>0.940442595</text:p>
          </table:table-cell>
          <table:table-cell table:formula="of:=[.D109]+[.$B$3]*[.E109]+[.$B$3]^2*[.F109]/2" office:value-type="float" office:value="0.92306972755928">
            <text:p>0.9230697276</text:p>
          </table:table-cell>
          <table:table-cell table:formula="of:=[.E109]+[.$B$3]*([.F109]+[.F110])/2" office:value-type="float" office:value="0.155533119081498">
            <text:p>0.1555331191</text:p>
          </table:table-cell>
          <table:table-cell table:formula="of:=[.D110]^2-[.C110]*[.E110]-1" office:value-type="float" office:value="-0.294212248179099">
            <text:p>-0.2942122482</text:p>
          </table:table-cell>
          <table:table-cell table:formula="of:=[.B110]-[.C110]" office:value-type="float" office:value="0.619557405012761">
            <text:p>0.61955740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[.A111]*[.B$3]" office:value-type="float" office:value="1.575">
            <text:p>1.575</text:p>
          </table:table-cell>
          <table:table-cell table:formula="of:=[.C110]+[.$B$3]*[.D110]+[.$B$3]^2*[.E110]/2+[.$B$3]^3*[.F110]/6" office:value-type="float" office:value="0.954305974920698">
            <text:p>0.9543059749</text:p>
          </table:table-cell>
          <table:table-cell table:formula="of:=[.D110]+[.$B$3]*[.E110]+[.$B$3]^2*[.F110]/2" office:value-type="float" office:value="0.925369625467583">
            <text:p>0.9253696255</text:p>
          </table:table-cell>
          <table:table-cell table:formula="of:=[.E110]+[.$B$3]*([.F110]+[.F111])/2" office:value-type="float" office:value="0.151166818879121">
            <text:p>0.1511668189</text:p>
          </table:table-cell>
          <table:table-cell table:formula="of:=[.D111]^2-[.C111]*[.E111]-1" office:value-type="float" office:value="-0.287950454728086">
            <text:p>-0.2879504547</text:p>
          </table:table-cell>
          <table:table-cell table:formula="of:=[.B111]-[.C111]" office:value-type="float" office:value="0.620694025079302">
            <text:p>0.620694025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[.A112]*[.B$3]" office:value-type="float" office:value="1.59">
            <text:p>1.59</text:p>
          </table:table-cell>
          <table:table-cell table:formula="of:=[.C111]+[.$B$3]*[.D111]+[.$B$3]^2*[.E111]/2+[.$B$3]^3*[.F111]/6" office:value-type="float" office:value="0.968203365685655">
            <text:p>0.9682033657</text:p>
          </table:table-cell>
          <table:table-cell table:formula="of:=[.D111]+[.$B$3]*[.E111]+[.$B$3]^2*[.F111]/2" office:value-type="float" office:value="0.927604733324613">
            <text:p>0.9276047333</text:p>
          </table:table-cell>
          <table:table-cell table:formula="of:=[.E111]+[.$B$3]*([.F111]+[.F112])/2" office:value-type="float" office:value="0.146893813377539">
            <text:p>0.1468938134</text:p>
          </table:table-cell>
          <table:table-cell table:formula="of:=[.D112]^2-[.C112]*[.E112]-1" office:value-type="float" office:value="-0.281772543224308">
            <text:p>-0.2817725432</text:p>
          </table:table-cell>
          <table:table-cell table:formula="of:=[.B112]-[.C112]" office:value-type="float" office:value="0.621796634314345">
            <text:p>0.621796634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[.A113]*[.B$3]" office:value-type="float" office:value="1.605">
            <text:p>1.605</text:p>
          </table:table-cell>
          <table:table-cell table:formula="of:=[.C112]+[.$B$3]*[.D112]+[.$B$3]^2*[.E112]/2+[.$B$3]^3*[.F112]/6" office:value-type="float" office:value="0.98213380587983">
            <text:p>0.9821338059</text:p>
          </table:table-cell>
          <table:table-cell table:formula="of:=[.D112]+[.$B$3]*[.E112]+[.$B$3]^2*[.F112]/2" office:value-type="float" office:value="0.929776441114163">
            <text:p>0.9297764411</text:p>
          </table:table-cell>
          <table:table-cell table:formula="of:=[.E112]+[.$B$3]*([.F112]+[.F113])/2" office:value-type="float" office:value="0.142712841574036">
            <text:p>0.1427128416</text:p>
          </table:table-cell>
          <table:table-cell table:formula="of:=[.D113]^2-[.C113]*[.E113]-1" office:value-type="float" office:value="-0.275678875792115">
            <text:p>-0.2756788758</text:p>
          </table:table-cell>
          <table:table-cell table:formula="of:=[.B113]-[.C113]" office:value-type="float" office:value="0.62286619412017">
            <text:p>0.622866194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[.A114]*[.B$3]" office:value-type="float" office:value="1.62">
            <text:p>1.62</text:p>
          </table:table-cell>
          <table:table-cell table:formula="of:=[.C113]+[.$B$3]*[.D113]+[.$B$3]^2*[.E113]/2+[.$B$3]^3*[.F113]/6" office:value-type="float" office:value="0.996096354808596">
            <text:p>0.9960963548</text:p>
          </table:table-cell>
          <table:table-cell table:formula="of:=[.D113]+[.$B$3]*[.E113]+[.$B$3]^2*[.F113]/2" office:value-type="float" office:value="0.931886119864247">
            <text:p>0.9318861199</text:p>
          </table:table-cell>
          <table:table-cell table:formula="of:=[.E113]+[.$B$3]*([.F113]+[.F114])/2" office:value-type="float" office:value="0.138622637418768">
            <text:p>0.1386226374</text:p>
          </table:table-cell>
          <table:table-cell table:formula="of:=[.D114]^2-[.C114]*[.E114]-1" office:value-type="float" office:value="-0.269669763431147">
            <text:p>-0.2696697634</text:p>
          </table:table-cell>
          <table:table-cell table:formula="of:=[.B114]-[.C114]" office:value-type="float" office:value="0.623903645191404">
            <text:p>0.623903645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[.A115]*[.B$3]" office:value-type="float" office:value="1.635">
            <text:p>1.635</text:p>
          </table:table-cell>
          <table:table-cell table:formula="of:=[.C114]+[.$B$3]*[.D114]+[.$B$3]^2*[.E114]/2+[.$B$3]^3*[.F114]/6" office:value-type="float" office:value="1.01009009220011">
            <text:p>1.0100900922</text:p>
          </table:table-cell>
          <table:table-cell table:formula="of:=[.D114]+[.$B$3]*[.E114]+[.$B$3]^2*[.F114]/2" office:value-type="float" office:value="0.933935121577142">
            <text:p>0.9339351216</text:p>
          </table:table-cell>
          <table:table-cell table:formula="of:=[.E114]+[.$B$3]*([.F114]+[.F115])/2" office:value-type="float" office:value="0.134621930574705">
            <text:p>0.1346219306</text:p>
          </table:table-cell>
          <table:table-cell table:formula="of:=[.D115]^2-[.C115]*[.E115]-1" office:value-type="float" office:value="-0.263745466951049">
            <text:p>-0.263745467</text:p>
          </table:table-cell>
          <table:table-cell table:formula="of:=[.B115]-[.C115]" office:value-type="float" office:value="0.624909907799892">
            <text:p>0.624909907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[.A116]*[.B$3]" office:value-type="float" office:value="1.65">
            <text:p>1.65</text:p>
          </table:table-cell>
          <table:table-cell table:formula="of:=[.C115]+[.$B$3]*[.D115]+[.$B$3]^2*[.E115]/2+[.$B$3]^3*[.F115]/6" office:value-type="float" office:value="1.02411411791946">
            <text:p>1.0241141179</text:p>
          </table:table-cell>
          <table:table-cell table:formula="of:=[.D115]+[.$B$3]*[.E115]+[.$B$3]^2*[.F115]/2" office:value-type="float" office:value="0.935924779170731">
            <text:p>0.9359247792</text:p>
          </table:table-cell>
          <table:table-cell table:formula="of:=[.E115]+[.$B$3]*([.F115]+[.F116])/2" office:value-type="float" office:value="0.130709447163449">
            <text:p>0.1307094472</text:p>
          </table:table-cell>
          <table:table-cell table:formula="of:=[.D116]^2-[.C116]*[.E116]-1" office:value-type="float" office:value="-0.257906197919755">
            <text:p>-0.2579061979</text:p>
          </table:table-cell>
          <table:table-cell table:formula="of:=[.B116]-[.C116]" office:value-type="float" office:value="0.625885882080541">
            <text:p>0.625885882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[.A117]*[.B$3]" office:value-type="float" office:value="1.665">
            <text:p>1.665</text:p>
          </table:table-cell>
          <table:table-cell table:formula="of:=[.C116]+[.$B$3]*[.D116]+[.$B$3]^2*[.E116]/2+[.$B$3]^3*[.F116]/6" office:value-type="float" office:value="1.03816755168205">
            <text:p>1.0381675517</text:p>
          </table:table-cell>
          <table:table-cell table:formula="of:=[.D116]+[.$B$3]*[.E116]+[.$B$3]^2*[.F116]/2" office:value-type="float" office:value="0.937856406430917">
            <text:p>0.9378564064</text:p>
          </table:table-cell>
          <table:table-cell table:formula="of:=[.E116]+[.$B$3]*([.F116]+[.F117])/2" office:value-type="float" office:value="0.126883910496729">
            <text:p>0.1268839105</text:p>
          </table:table-cell>
          <table:table-cell table:formula="of:=[.D117]^2-[.C117]*[.E117]-1" office:value-type="float" office:value="-0.252152119624721">
            <text:p>-0.2521521196</text:p>
          </table:table-cell>
          <table:table-cell table:formula="of:=[.B117]-[.C117]" office:value-type="float" office:value="0.626832448317954">
            <text:p>0.626832448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[.A118]*[.B$3]" office:value-type="float" office:value="1.68">
            <text:p>1.68</text:p>
          </table:table-cell>
          <table:table-cell table:formula="of:=[.C117]+[.$B$3]*[.D117]+[.$B$3]^2*[.E117]/2+[.$B$3]^3*[.F117]/6" office:value-type="float" office:value="1.0522495327663">
            <text:p>1.0522495328</text:p>
          </table:table-cell>
          <table:table-cell table:formula="of:=[.D117]+[.$B$3]*[.E117]+[.$B$3]^2*[.F117]/2" office:value-type="float" office:value="0.93973129797491">
            <text:p>0.939731298</text:p>
          </table:table-cell>
          <table:table-cell table:formula="of:=[.E117]+[.$B$3]*([.F117]+[.F118])/2" office:value-type="float" office:value="0.12314404179338">
            <text:p>0.1231440418</text:p>
          </table:table-cell>
          <table:table-cell table:formula="of:=[.D118]^2-[.C118]*[.E118]-1" office:value-type="float" office:value="-0.24648334804643">
            <text:p>-0.246483348</text:p>
          </table:table-cell>
          <table:table-cell table:formula="of:=[.B118]-[.C118]" office:value-type="float" office:value="0.627750467233698">
            <text:p>0.627750467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[.A119]*[.B$3]" office:value-type="float" office:value="1.695">
            <text:p>1.695</text:p>
          </table:table-cell>
          <table:table-cell table:formula="of:=[.C118]+[.$B$3]*[.D118]+[.$B$3]^2*[.E118]/2+[.$B$3]^3*[.F118]/6" office:value-type="float" office:value="1.06635921972595">
            <text:p>1.0663592197</text:p>
          </table:table-cell>
          <table:table-cell table:formula="of:=[.D118]+[.$B$3]*[.E118]+[.$B$3]^2*[.F118]/2" office:value-type="float" office:value="0.941550729225155">
            <text:p>0.9415507292</text:p>
          </table:table-cell>
          <table:table-cell table:formula="of:=[.E118]+[.$B$3]*([.F118]+[.F119])/2" office:value-type="float" office:value="0.119488560881632">
            <text:p>0.1194885609</text:p>
          </table:table-cell>
          <table:table-cell table:formula="of:=[.D119]^2-[.C119]*[.E119]-1" office:value-type="float" office:value="-0.240899952843492">
            <text:p>-0.2408999528</text:p>
          </table:table-cell>
          <table:table-cell table:formula="of:=[.B119]-[.C119]" office:value-type="float" office:value="0.628640780274047">
            <text:p>0.628640780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[.A120]*[.B$3]" office:value-type="float" office:value="1.71">
            <text:p>1.71</text:p>
          </table:table-cell>
          <table:table-cell table:formula="of:=[.C119]+[.$B$3]*[.D119]+[.$B$3]^2*[.E119]/2+[.$B$3]^3*[.F119]/6" office:value-type="float" office:value="1.08049579010197">
            <text:p>1.0804957901</text:p>
          </table:table-cell>
          <table:table-cell table:formula="of:=[.D119]+[.$B$3]*[.E119]+[.$B$3]^2*[.F119]/2" office:value-type="float" office:value="0.943315956393685">
            <text:p>0.9433159564</text:p>
          </table:table-cell>
          <table:table-cell table:formula="of:=[.E119]+[.$B$3]*([.F119]+[.F120])/2" office:value-type="float" office:value="0.115916186886541">
            <text:p>0.1159161869</text:p>
          </table:table-cell>
          <table:table-cell table:formula="of:=[.D120]^2-[.C120]*[.E120]-1" office:value-type="float" office:value="-0.235401958348648">
            <text:p>-0.2354019583</text:p>
          </table:table-cell>
          <table:table-cell table:formula="of:=[.B120]-[.C120]" office:value-type="float" office:value="0.629504209898029">
            <text:p>0.629504209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[.A121]*[.B$3]" office:value-type="float" office:value="1.725">
            <text:p>1.725</text:p>
          </table:table-cell>
          <table:table-cell table:formula="of:=[.C120]+[.$B$3]*[.D120]+[.$B$3]^2*[.E120]/2+[.$B$3]^3*[.F120]/6" office:value-type="float" office:value="1.09465844013436">
            <text:p>1.0946584401</text:p>
          </table:table-cell>
          <table:table-cell table:formula="of:=[.D120]+[.$B$3]*[.E120]+[.$B$3]^2*[.F120]/2" office:value-type="float" office:value="0.945028216476669">
            <text:p>0.9450282165</text:p>
          </table:table-cell>
          <table:table-cell table:formula="of:=[.E120]+[.$B$3]*([.F120]+[.F121])/2" office:value-type="float" office:value="0.112425638902397">
            <text:p>0.1124256389</text:p>
          </table:table-cell>
          <table:table-cell table:formula="of:=[.D121]^2-[.C121]*[.E121]-1" office:value-type="float" office:value="-0.229989344574933">
            <text:p>-0.2299893446</text:p>
          </table:table-cell>
          <table:table-cell table:formula="of:=[.B121]-[.C121]" office:value-type="float" office:value="0.630341559865637">
            <text:p>0.630341559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[.A122]*[.B$3]" office:value-type="float" office:value="1.74">
            <text:p>1.74</text:p>
          </table:table-cell>
          <table:table-cell table:formula="of:=[.C121]+[.$B$3]*[.D121]+[.$B$3]^2*[.E121]/2+[.$B$3]^3*[.F121]/6" office:value-type="float" office:value="1.10884638447395">
            <text:p>1.1088463845</text:p>
          </table:table-cell>
          <table:table-cell table:formula="of:=[.D121]+[.$B$3]*[.E121]+[.$B$3]^2*[.F121]/2" office:value-type="float" office:value="0.94668872725894">
            <text:p>0.9466887273</text:p>
          </table:table-cell>
          <table:table-cell table:formula="of:=[.E121]+[.$B$3]*([.F121]+[.F122])/2" office:value-type="float" office:value="0.109015636649968">
            <text:p>0.1090156366</text:p>
          </table:table-cell>
          <table:table-cell table:formula="of:=[.D122]^2-[.C122]*[.E122]-1" office:value-type="float" office:value="-0.224662048231292">
            <text:p>-0.2246620482</text:p>
          </table:table-cell>
          <table:table-cell table:formula="of:=[.B122]-[.C122]" office:value-type="float" office:value="0.631153615526048">
            <text:p>0.631153615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[.A123]*[.B$3]" office:value-type="float" office:value="1.755">
            <text:p>1.755</text:p>
          </table:table-cell>
          <table:table-cell table:formula="of:=[.C122]+[.$B$3]*[.D122]+[.$B$3]^2*[.E122]/2+[.$B$3]^3*[.F122]/6" office:value-type="float" office:value="1.12305885589431">
            <text:p>1.1230588559</text:p>
          </table:table-cell>
          <table:table-cell table:formula="of:=[.D122]+[.$B$3]*[.E122]+[.$B$3]^2*[.F122]/2" office:value-type="float" office:value="0.948298687328263">
            <text:p>0.9482986873</text:p>
          </table:table-cell>
          <table:table-cell table:formula="of:=[.E122]+[.$B$3]*([.F122]+[.F123])/2" office:value-type="float" office:value="0.105684901118445">
            <text:p>0.1056849011</text:p>
          </table:table-cell>
          <table:table-cell table:formula="of:=[.D123]^2-[.C123]*[.E123]-1" office:value-type="float" office:value="-0.219419963746877">
            <text:p>-0.2194199637</text:p>
          </table:table-cell>
          <table:table-cell table:formula="of:=[.B123]-[.C123]" office:value-type="float" office:value="0.631941144105692">
            <text:p>0.631941144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[.A124]*[.B$3]" office:value-type="float" office:value="1.77">
            <text:p>1.77</text:p>
          </table:table-cell>
          <table:table-cell table:formula="of:=[.C123]+[.$B$3]*[.D123]+[.$B$3]^2*[.E123]/2+[.$B$3]^3*[.F123]/6" office:value-type="float" office:value="1.13729510500395">
            <text:p>1.137295105</text:p>
          </table:table-cell>
          <table:table-cell table:formula="of:=[.D123]+[.$B$3]*[.E123]+[.$B$3]^2*[.F123]/2" office:value-type="float" office:value="0.949859276099119">
            <text:p>0.9498592761</text:p>
          </table:table-cell>
          <table:table-cell table:formula="of:=[.E123]+[.$B$3]*([.F123]+[.F124])/2" office:value-type="float" office:value="0.102432155191953">
            <text:p>0.1024321552</text:p>
          </table:table-cell>
          <table:table-cell table:formula="of:=[.D124]^2-[.C124]*[.E124]-1" office:value-type="float" office:value="-0.214262944303271">
            <text:p>-0.2142629443</text:p>
          </table:table-cell>
          <table:table-cell table:formula="of:=[.B124]-[.C124]" office:value-type="float" office:value="0.632704894996047">
            <text:p>0.63270489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[.A125]*[.B$3]" office:value-type="float" office:value="1.785">
            <text:p>1.785</text:p>
          </table:table-cell>
          <table:table-cell table:formula="of:=[.C124]+[.$B$3]*[.D124]+[.$B$3]^2*[.E124]/2+[.$B$3]^3*[.F124]/6" office:value-type="float" office:value="1.151554399959">
            <text:p>1.1515544</text:p>
          </table:table-cell>
          <table:table-cell table:formula="of:=[.D124]+[.$B$3]*[.E124]+[.$B$3]^2*[.F124]/2" office:value-type="float" office:value="0.951371653845764">
            <text:p>0.9513716538</text:p>
          </table:table-cell>
          <table:table-cell table:formula="of:=[.E124]+[.$B$3]*([.F124]+[.F125])/2" office:value-type="float" office:value="0.0992561242605252">
            <text:p>0.0992561243</text:p>
          </table:table-cell>
          <table:table-cell table:formula="of:=[.D125]^2-[.C125]*[.E125]-1" office:value-type="float" office:value="-0.209190802873861">
            <text:p>-0.2091908029</text:p>
          </table:table-cell>
          <table:table-cell table:formula="of:=[.B125]-[.C125]" office:value-type="float" office:value="0.633445600040998">
            <text:p>0.633445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[.A126]*[.B$3]" office:value-type="float" office:value="1.8">
            <text:p>1.8</text:p>
          </table:table-cell>
          <table:table-cell table:formula="of:=[.C125]+[.$B$3]*[.D125]+[.$B$3]^2*[.E125]/2+[.$B$3]^3*[.F125]/6" office:value-type="float" office:value="1.16583602617636">
            <text:p>1.1658360262</text:p>
          </table:table-cell>
          <table:table-cell table:formula="of:=[.D125]+[.$B$3]*[.E125]+[.$B$3]^2*[.F125]/2" office:value-type="float" office:value="0.952836961744348">
            <text:p>0.9528369617</text:p>
          </table:table-cell>
          <table:table-cell table:formula="of:=[.E125]+[.$B$3]*([.F125]+[.F126])/2" office:value-type="float" office:value="0.0961555368154439">
            <text:p>0.0961555368</text:p>
          </table:table-cell>
          <table:table-cell table:formula="of:=[.D126]^2-[.C126]*[.E126]-1" office:value-type="float" office:value="-0.204203313269571">
            <text:p>-0.2042033133</text:p>
          </table:table-cell>
          <table:table-cell table:formula="of:=[.B126]-[.C126]" office:value-type="float" office:value="0.634163973823635">
            <text:p>0.634163973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[.A127]*[.B$3]" office:value-type="float" office:value="1.815">
            <text:p>1.815</text:p>
          </table:table-cell>
          <table:table-cell table:formula="of:=[.C126]+[.$B$3]*[.D126]+[.$B$3]^2*[.E126]/2+[.$B$3]^3*[.F126]/6" office:value-type="float" office:value="1.18013928604764">
            <text:p>1.180139286</text:p>
          </table:table-cell>
          <table:table-cell table:formula="of:=[.D126]+[.$B$3]*[.E126]+[.$B$3]^2*[.F126]/2" office:value-type="float" office:value="0.954256321923837">
            <text:p>0.9542563219</text:p>
          </table:table-cell>
          <table:table-cell table:formula="of:=[.E126]+[.$B$3]*([.F126]+[.F127])/2" office:value-type="float" office:value="0.0931291250288373">
            <text:p>0.093129125</text:p>
          </table:table-cell>
          <table:table-cell table:formula="of:=[.D127]^2-[.C127]*[.E127]-1" office:value-type="float" office:value="-0.199300211190164">
            <text:p>-0.1993002112</text:p>
          </table:table-cell>
          <table:table-cell table:formula="of:=[.B127]-[.C127]" office:value-type="float" office:value="0.634860713952359">
            <text:p>0.63486071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[.A128]*[.B$3]" office:value-type="float" office:value="1.83">
            <text:p>1.83</text:p>
          </table:table-cell>
          <table:table-cell table:formula="of:=[.C127]+[.$B$3]*[.D127]+[.$B$3]^2*[.E127]/2+[.$B$3]^3*[.F127]/6" office:value-type="float" office:value="1.19446349865386">
            <text:p>1.1944634987</text:p>
          </table:table-cell>
          <table:table-cell table:formula="of:=[.D127]+[.$B$3]*[.E127]+[.$B$3]^2*[.F127]/2" office:value-type="float" office:value="0.955630837525511">
            <text:p>0.9556308375</text:p>
          </table:table-cell>
          <table:table-cell table:formula="of:=[.E127]+[.$B$3]*([.F127]+[.F128])/2" office:value-type="float" office:value="0.0901756253174765">
            <text:p>0.0901756253</text:p>
          </table:table-cell>
          <table:table-cell table:formula="of:=[.D128]^2-[.C128]*[.E128]-1" office:value-type="float" office:value="-0.194481195280303">
            <text:p>-0.1944811953</text:p>
          </table:table-cell>
          <table:table-cell table:formula="of:=[.B128]-[.C128]" office:value-type="float" office:value="0.635536501346142">
            <text:p>0.635536501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[.A129]*[.B$3]" office:value-type="float" office:value="1.845">
            <text:p>1.845</text:p>
          </table:table-cell>
          <table:table-cell table:formula="of:=[.C128]+[.$B$3]*[.D128]+[.$B$3]^2*[.E128]/2+[.$B$3]^3*[.F128]/6" office:value-type="float" office:value="1.20880799948114">
            <text:p>1.2088079995</text:p>
          </table:table-cell>
          <table:table-cell table:formula="of:=[.D128]+[.$B$3]*[.E128]+[.$B$3]^2*[.F128]/2" office:value-type="float" office:value="0.956961592770804">
            <text:p>0.9569615928</text:p>
          </table:table-cell>
          <table:table-cell table:formula="of:=[.E128]+[.$B$3]*([.F128]+[.F129])/2" office:value-type="float" office:value="0.0872937788906964">
            <text:p>0.0872937789</text:p>
          </table:table-cell>
          <table:table-cell table:formula="of:=[.D129]^2-[.C129]*[.E129]-1" office:value-type="float" office:value="-0.189745928189578">
            <text:p>-0.1897459282</text:p>
          </table:table-cell>
          <table:table-cell table:formula="of:=[.B129]-[.C129]" office:value-type="float" office:value="0.636192000518857">
            <text:p>0.636192000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f:=[.A130]*[.B$3]" office:value-type="float" office:value="1.86">
            <text:p>1.86</text:p>
          </table:table-cell>
          <table:table-cell table:formula="of:=[.C129]+[.$B$3]*[.D129]+[.$B$3]^2*[.E129]/2+[.$B$3]^3*[.F129]/6" office:value-type="float" office:value="1.2231721401375">
            <text:p>1.2231721401</text:p>
          </table:table-cell>
          <table:table-cell table:formula="of:=[.D129]+[.$B$3]*[.E129]+[.$B$3]^2*[.F129]/2" office:value-type="float" office:value="0.958249653037243">
            <text:p>0.958249653</text:p>
          </table:table-cell>
          <table:table-cell table:formula="of:=[.E129]+[.$B$3]*([.F129]+[.F130])/2" office:value-type="float" office:value="0.0844823322823895">
            <text:p>0.0844823323</text:p>
          </table:table-cell>
          <table:table-cell table:formula="of:=[.D130]^2-[.C130]*[.E130]-1" office:value-type="float" office:value="-0.18509403763566">
            <text:p>-0.1850940376</text:p>
          </table:table-cell>
          <table:table-cell table:formula="of:=[.B130]-[.C130]" office:value-type="float" office:value="0.636827859862505">
            <text:p>0.636827859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[.A131]*[.B$3]" office:value-type="float" office:value="1.875">
            <text:p>1.875</text:p>
          </table:table-cell>
          <table:table-cell table:formula="of:=[.C130]+[.$B$3]*[.D130]+[.$B$3]^2*[.E130]/2+[.$B$3]^3*[.F130]/6" office:value-type="float" office:value="1.23755528807074">
            <text:p>1.2375552881</text:p>
          </table:table-cell>
          <table:table-cell table:formula="of:=[.D130]+[.$B$3]*[.E130]+[.$B$3]^2*[.F130]/2" office:value-type="float" office:value="0.959496064942245">
            <text:p>0.9594960649</text:p>
          </table:table-cell>
          <table:table-cell table:formula="of:=[.E130]+[.$B$3]*([.F130]+[.F131])/2" office:value-type="float" office:value="0.0817400378670313">
            <text:p>0.0817400379</text:p>
          </table:table-cell>
          <table:table-cell table:formula="of:=[.D131]^2-[.C131]*[.E131]-1" office:value-type="float" office:value="-0.180525117469794">
            <text:p>-0.1805251175</text:p>
          </table:table-cell>
          <table:table-cell table:formula="of:=[.B131]-[.C131]" office:value-type="float" office:value="0.637444711929259">
            <text:p>0.637444711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f:=[.A132]*[.B$3]" office:value-type="float" office:value="1.89">
            <text:p>1.89</text:p>
          </table:table-cell>
          <table:table-cell table:formula="of:=[.C131]+[.$B$3]*[.D131]+[.$B$3]^2*[.E131]/2+[.$B$3]^3*[.F131]/6" office:value-type="float" office:value="1.25195682628781">
            <text:p>1.2519568263</text:p>
          </table:table-cell>
          <table:table-cell table:formula="of:=[.D131]+[.$B$3]*[.E131]+[.$B$3]^2*[.F131]/2" office:value-type="float" office:value="0.960701856434535">
            <text:p>0.9607018564</text:p>
          </table:table-cell>
          <table:table-cell table:formula="of:=[.E131]+[.$B$3]*([.F131]+[.F132])/2" office:value-type="float" office:value="0.0790656543597095">
            <text:p>0.0790656544</text:p>
          </table:table-cell>
          <table:table-cell table:formula="of:=[.D132]^2-[.C132]*[.E132]-1" office:value-type="float" office:value="-0.176038728743789">
            <text:p>-0.1760387287</text:p>
          </table:table-cell>
          <table:table-cell table:formula="of:=[.B132]-[.C132]" office:value-type="float" office:value="0.63804317371219">
            <text:p>0.638043173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[.A133]*[.B$3]" office:value-type="float" office:value="1.905">
            <text:p>1.905</text:p>
          </table:table-cell>
          <table:table-cell table:formula="of:=[.C132]+[.$B$3]*[.D132]+[.$B$3]^2*[.E132]/2+[.$B$3]^3*[.F132]/6" office:value-type="float" office:value="1.26637615307544">
            <text:p>1.2663761531</text:p>
          </table:table-cell>
          <table:table-cell table:formula="of:=[.D132]+[.$B$3]*[.E132]+[.$B$3]^2*[.F132]/2" office:value-type="float" office:value="0.961868036892947">
            <text:p>0.9618680369</text:p>
          </table:table-cell>
          <table:table-cell table:formula="of:=[.E132]+[.$B$3]*([.F132]+[.F133])/2" office:value-type="float" office:value="0.0764579473001388">
            <text:p>0.0764579473</text:p>
          </table:table-cell>
          <table:table-cell table:formula="of:=[.D133]^2-[.C133]*[.E133]-1" office:value-type="float" office:value="-0.171634400777703">
            <text:p>-0.1716344008</text:p>
          </table:table-cell>
          <table:table-cell table:formula="of:=[.B133]-[.C133]" office:value-type="float" office:value="0.638623846924562">
            <text:p>0.638623846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[.A134]*[.B$3]" office:value-type="float" office:value="1.92">
            <text:p>1.92</text:p>
          </table:table-cell>
          <table:table-cell table:formula="of:=[.C133]+[.$B$3]*[.D133]+[.$B$3]^2*[.E133]/2+[.$B$3]^3*[.F133]/6" office:value-type="float" office:value="1.28081268172241">
            <text:p>1.2808126817</text:p>
          </table:table-cell>
          <table:table-cell table:formula="of:=[.D133]+[.$B$3]*[.E133]+[.$B$3]^2*[.F133]/2" office:value-type="float" office:value="0.962995597232362">
            <text:p>0.9629955972</text:p>
          </table:table-cell>
          <table:table-cell table:formula="of:=[.E133]+[.$B$3]*([.F133]+[.F134])/2" office:value-type="float" office:value="0.0739156895206587">
            <text:p>0.0739156895</text:p>
          </table:table-cell>
          <table:table-cell table:formula="of:=[.D134]^2-[.C134]*[.E134]-1" office:value-type="float" office:value="-0.167311632227403">
            <text:p>-0.1673116322</text:p>
          </table:table-cell>
          <table:table-cell table:formula="of:=[.B134]-[.C134]" office:value-type="float" office:value="0.639187318277593">
            <text:p>0.639187318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f:=[.A135]*[.B$3]" office:value-type="float" office:value="1.935">
            <text:p>1.935</text:p>
          </table:table-cell>
          <table:table-cell table:formula="of:=[.C134]+[.$B$3]*[.D134]+[.$B$3]^2*[.E134]/2+[.$B$3]^3*[.F134]/6" office:value-type="float" office:value="1.29526584024342">
            <text:p>1.2952658402</text:p>
          </table:table-cell>
          <table:table-cell table:formula="of:=[.D134]+[.$B$3]*[.E134]+[.$B$3]^2*[.F134]/2" office:value-type="float" office:value="0.964085510016546">
            <text:p>0.96408551</text:p>
          </table:table-cell>
          <table:table-cell table:formula="of:=[.E134]+[.$B$3]*([.F134]+[.F135])/2" office:value-type="float" office:value="0.0714376615982215">
            <text:p>0.0714376616</text:p>
          </table:table-cell>
          <table:table-cell table:formula="of:=[.D135]^2-[.C135]*[.E135]-1" office:value-type="float" office:value="-0.163069892151182">
            <text:p>-0.1630698922</text:p>
          </table:table-cell>
          <table:table-cell table:formula="of:=[.B135]-[.C135]" office:value-type="float" office:value="0.639734159756582">
            <text:p>0.639734159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[.A136]*[.B$3]" office:value-type="float" office:value="1.95">
            <text:p>1.95</text:p>
          </table:table-cell>
          <table:table-cell table:formula="of:=[.C135]+[.$B$3]*[.D135]+[.$B$3]^2*[.E135]/2+[.$B$3]^3*[.F135]/6" office:value-type="float" office:value="1.30973507110472">
            <text:p>1.3097350711</text:p>
          </table:table-cell>
          <table:table-cell table:formula="of:=[.D135]+[.$B$3]*[.E135]+[.$B$3]^2*[.F135]/2" office:value-type="float" office:value="0.965138729577652">
            <text:p>0.9651387296</text:p>
          </table:table-cell>
          <table:table-cell table:formula="of:=[.E135]+[.$B$3]*([.F135]+[.F136])/2" office:value-type="float" office:value="0.0690226522903902">
            <text:p>0.0690226523</text:p>
          </table:table-cell>
          <table:table-cell table:formula="of:=[.D136]^2-[.C136]*[.E136]-1" office:value-type="float" office:value="-0.158908621074626">
            <text:p>-0.1589086211</text:p>
          </table:table-cell>
          <table:table-cell table:formula="of:=[.B136]-[.C136]" office:value-type="float" office:value="0.64026492889528">
            <text:p>0.640264928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[.A137]*[.B$3]" office:value-type="float" office:value="1.965">
            <text:p>1.965</text:p>
          </table:table-cell>
          <table:table-cell table:formula="of:=[.C136]+[.$B$3]*[.D136]+[.$B$3]^2*[.E136]/2+[.$B$3]^3*[.F136]/6" office:value-type="float" office:value="1.32421983095157">
            <text:p>1.324219831</text:p>
          </table:table-cell>
          <table:table-cell table:formula="of:=[.D136]+[.$B$3]*[.E136]+[.$B$3]^2*[.F136]/2" office:value-type="float" office:value="0.966156192142137">
            <text:p>0.9661561921</text:p>
          </table:table-cell>
          <table:table-cell table:formula="of:=[.E136]+[.$B$3]*([.F136]+[.F137])/2" office:value-type="float" office:value="0.0666694589553797">
            <text:p>0.066669459</text:p>
          </table:table-cell>
          <table:table-cell table:formula="of:=[.D137]^2-[.C137]*[.E137]-1" office:value-type="float" office:value="-0.154827232052931">
            <text:p>-0.1548272321</text:p>
          </table:table-cell>
          <table:table-cell table:formula="of:=[.B137]-[.C137]" office:value-type="float" office:value="0.640780169048431">
            <text:p>0.640780169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[.A138]*[.B$3]" office:value-type="float" office:value="1.98">
            <text:p>1.98</text:p>
          </table:table-cell>
          <table:table-cell table:formula="of:=[.C137]+[.$B$3]*[.D137]+[.$B$3]^2*[.E137]/2+[.$B$3]^3*[.F137]/6" office:value-type="float" office:value="1.33871959033763">
            <text:p>1.3387195903</text:p>
          </table:table-cell>
          <table:table-cell table:formula="of:=[.D137]+[.$B$3]*[.E137]+[.$B$3]^2*[.F137]/2" office:value-type="float" office:value="0.967138815962862">
            <text:p>0.967138816</text:p>
          </table:table-cell>
          <table:table-cell table:formula="of:=[.E137]+[.$B$3]*([.F137]+[.F138])/2" office:value-type="float" office:value="0.064376887956185">
            <text:p>0.064376888</text:p>
          </table:table-cell>
          <table:table-cell table:formula="of:=[.D138]^2-[.C138]*[.E138]-1" office:value-type="float" office:value="-0.150825111729869">
            <text:p>-0.1508251117</text:p>
          </table:table-cell>
          <table:table-cell table:formula="of:=[.B138]-[.C138]" office:value-type="float" office:value="0.641280409662373">
            <text:p>0.641280409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f:=[.A139]*[.B$3]" office:value-type="float" office:value="1.995">
            <text:p>1.995</text:p>
          </table:table-cell>
          <table:table-cell table:formula="of:=[.C138]+[.$B$3]*[.D138]+[.$B$3]^2*[.E138]/2+[.$B$3]^3*[.F138]/6" office:value-type="float" office:value="1.35323383345639">
            <text:p>1.3532338335</text:p>
          </table:table-cell>
          <table:table-cell table:formula="of:=[.D138]+[.$B$3]*[.E138]+[.$B$3]^2*[.F138]/2" office:value-type="float" office:value="0.968087501457135">
            <text:p>0.9680875015</text:p>
          </table:table-cell>
          <table:table-cell table:formula="of:=[.E138]+[.$B$3]*([.F138]+[.F139])/2" office:value-type="float" office:value="0.0621437550488517">
            <text:p>0.062143755</text:p>
          </table:table-cell>
          <table:table-cell table:formula="of:=[.D139]^2-[.C139]*[.E139]-1" office:value-type="float" office:value="-0.146901621392614">
            <text:p>-0.1469016214</text:p>
          </table:table-cell>
          <table:table-cell table:formula="of:=[.B139]-[.C139]" office:value-type="float" office:value="0.641766166543611">
            <text:p>0.641766166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f:=[.A140]*[.B$3]" office:value-type="float" office:value="2.01">
            <text:p>2.01</text:p>
          </table:table-cell>
          <table:table-cell table:formula="of:=[.C139]+[.$B$3]*[.D139]+[.$B$3]^2*[.E139]/2+[.$B$3]^3*[.F139]/6" office:value-type="float" office:value="1.36776205787472">
            <text:p>1.3677620579</text:p>
          </table:table-cell>
          <table:table-cell table:formula="of:=[.D139]+[.$B$3]*[.E139]+[.$B$3]^2*[.F139]/2" office:value-type="float" office:value="0.969003131350461">
            <text:p>0.9690031314</text:p>
          </table:table-cell>
          <table:table-cell table:formula="of:=[.E139]+[.$B$3]*([.F139]+[.F140])/2" office:value-type="float" office:value="0.0599688857549586">
            <text:p>0.0599688858</text:p>
          </table:table-cell>
          <table:table-cell table:formula="of:=[.D140]^2-[.C140]*[.E140]-1" office:value-type="float" office:value="-0.143056098021657">
            <text:p>-0.143056098</text:p>
          </table:table-cell>
          <table:table-cell table:formula="of:=[.B140]-[.C140]" office:value-type="float" office:value="0.642237942125283">
            <text:p>0.642237942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f:=[.A141]*[.B$3]" office:value-type="float" office:value="2.025">
            <text:p>2.025</text:p>
          </table:table-cell>
          <table:table-cell table:formula="of:=[.C140]+[.$B$3]*[.D140]+[.$B$3]^2*[.E140]/2+[.$B$3]^3*[.F140]/6" office:value-type="float" office:value="1.38230377426858">
            <text:p>1.3823037743</text:p>
          </table:table-cell>
          <table:table-cell table:formula="of:=[.D140]+[.$B$3]*[.E140]+[.$B$3]^2*[.F140]/2" office:value-type="float" office:value="0.969886570825758">
            <text:p>0.9698865708</text:p>
          </table:table-cell>
          <table:table-cell table:formula="of:=[.E140]+[.$B$3]*([.F140]+[.F141])/2" office:value-type="float" office:value="0.0578511157183903">
            <text:p>0.0578511157</text:p>
          </table:table-cell>
          <table:table-cell table:formula="of:=[.D141]^2-[.C141]*[.E141]-1" office:value-type="float" office:value="-0.139287855335031">
            <text:p>-0.1392878553</text:p>
          </table:table-cell>
          <table:table-cell table:formula="of:=[.B141]-[.C141]" office:value-type="float" office:value="0.64269622573142">
            <text:p>0.642696225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[.A142]*[.B$3]" office:value-type="float" office:value="2.04">
            <text:p>2.04</text:p>
          </table:table-cell>
          <table:table-cell table:formula="of:=[.C141]+[.$B$3]*[.D141]+[.$B$3]^2*[.E141]/2+[.$B$3]^3*[.F141]/6" office:value-type="float" office:value="1.39685850616107">
            <text:p>1.3968585062</text:p>
          </table:table-cell>
          <table:table-cell table:formula="of:=[.D141]+[.$B$3]*[.E141]+[.$B$3]^2*[.F141]/2" office:value-type="float" office:value="0.970738667677809">
            <text:p>0.9707386677</text:p>
          </table:table-cell>
          <table:table-cell table:formula="of:=[.E141]+[.$B$3]*([.F141]+[.F142])/2" office:value-type="float" office:value="0.0557892910464914">
            <text:p>0.055789291</text:p>
          </table:table-cell>
          <table:table-cell table:formula="of:=[.D142]^2-[.C142]*[.E142]-1" office:value-type="float" office:value="-0.1355961848261">
            <text:p>-0.1355961848</text:p>
          </table:table-cell>
          <table:table-cell table:formula="of:=[.B142]-[.C142]" office:value-type="float" office:value="0.643141493838932">
            <text:p>0.643141493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formula="of:=[.A143]*[.B$3]" office:value-type="float" office:value="2.055">
            <text:p>2.055</text:p>
          </table:table-cell>
          <table:table-cell table:formula="of:=[.C142]+[.$B$3]*[.D142]+[.$B$3]^2*[.E142]/2+[.$B$3]^3*[.F142]/6" office:value-type="float" office:value="1.41142578966276">
            <text:p>1.4114257897</text:p>
          </table:table-cell>
          <table:table-cell table:formula="of:=[.D142]+[.$B$3]*[.E142]+[.$B$3]^2*[.F142]/2" office:value-type="float" office:value="0.971560252472713">
            <text:p>0.9715602525</text:p>
          </table:table-cell>
          <table:table-cell table:formula="of:=[.E142]+[.$B$3]*([.F142]+[.F143])/2" office:value-type="float" office:value="0.0537822686357048">
            <text:p>0.0537822686</text:p>
          </table:table-cell>
          <table:table-cell table:formula="of:=[.D143]^2-[.C143]*[.E143]-1" office:value-type="float" office:value="-0.131980356794162">
            <text:p>-0.1319803568</text:p>
          </table:table-cell>
          <table:table-cell table:formula="of:=[.B143]-[.C143]" office:value-type="float" office:value="0.643574210337242">
            <text:p>0.643574210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formula="of:=[.A144]*[.B$3]" office:value-type="float" office:value="2.07">
            <text:p>2.07</text:p>
          </table:table-cell>
          <table:table-cell table:formula="of:=[.C143]+[.$B$3]*[.D143]+[.$B$3]^2*[.E143]/2+[.$B$3]^3*[.F143]/6" office:value-type="float" office:value="1.42600517321451">
            <text:p>1.4260051732</text:p>
          </table:table-cell>
          <table:table-cell table:formula="of:=[.D143]+[.$B$3]*[.E143]+[.$B$3]^2*[.F143]/2" office:value-type="float" office:value="0.972352138712109">
            <text:p>0.9723521387</text:p>
          </table:table-cell>
          <table:table-cell table:formula="of:=[.E143]+[.$B$3]*([.F143]+[.F144])/2" office:value-type="float" office:value="0.0518289164818062">
            <text:p>0.0518289165</text:p>
          </table:table-cell>
          <table:table-cell table:formula="of:=[.D144]^2-[.C144]*[.E144]-1" office:value-type="float" office:value="-0.128439621367145">
            <text:p>-0.1284396214</text:p>
          </table:table-cell>
          <table:table-cell table:formula="of:=[.B144]-[.C144]" office:value-type="float" office:value="0.64399482678549">
            <text:p>0.643994826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f:=[.A145]*[.B$3]" office:value-type="float" office:value="2.085">
            <text:p>2.085</text:p>
          </table:table-cell>
          <table:table-cell table:formula="of:=[.C144]+[.$B$3]*[.D144]+[.$B$3]^2*[.E144]/2+[.$B$3]^3*[.F144]/6" office:value-type="float" office:value="1.44059621733277">
            <text:p>1.4405962173</text:p>
          </table:table-cell>
          <table:table-cell table:formula="of:=[.D144]+[.$B$3]*[.E144]+[.$B$3]^2*[.F144]/2" office:value-type="float" office:value="0.973115123001933">
            <text:p>0.973115123</text:p>
          </table:table-cell>
          <table:table-cell table:formula="of:=[.E144]+[.$B$3]*([.F144]+[.F145])/2" office:value-type="float" office:value="0.0499281139748605">
            <text:p>0.049928114</text:p>
          </table:table-cell>
          <table:table-cell table:formula="of:=[.D145]^2-[.C145]*[.E145]-1" office:value-type="float" office:value="-0.124973209515677">
            <text:p>-0.1249732095</text:p>
          </table:table-cell>
          <table:table-cell table:formula="of:=[.B145]-[.C145]" office:value-type="float" office:value="0.644403782667234">
            <text:p>0.644403782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[.A146]*[.B$3]" office:value-type="float" office:value="2.1">
            <text:p>2.1</text:p>
          </table:table-cell>
          <table:table-cell table:formula="of:=[.C145]+[.$B$3]*[.D145]+[.$B$3]^2*[.E145]/2+[.$B$3]^3*[.F145]/6" office:value-type="float" office:value="1.4551984943574">
            <text:p>1.4551984944</text:p>
          </table:table-cell>
          <table:table-cell table:formula="of:=[.D145]+[.$B$3]*[.E145]+[.$B$3]^2*[.F145]/2" office:value-type="float" office:value="0.973849985225485">
            <text:p>0.9738499852</text:p>
          </table:table-cell>
          <table:table-cell table:formula="of:=[.E145]+[.$B$3]*([.F145]+[.F146])/2" office:value-type="float" office:value="0.0480787521790336">
            <text:p>0.0480787522</text:p>
          </table:table-cell>
          <table:table-cell table:formula="of:=[.D146]^2-[.C146]*[.E146]-1" office:value-type="float" office:value="-0.121580334057835">
            <text:p>-0.1215803341</text:p>
          </table:table-cell>
          <table:table-cell table:formula="of:=[.B146]-[.C146]" office:value-type="float" office:value="0.644801505642597">
            <text:p>0.644801505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formula="of:=[.A147]*[.B$3]" office:value-type="float" office:value="2.115">
            <text:p>2.115</text:p>
          </table:table-cell>
          <table:table-cell table:formula="of:=[.C146]+[.$B$3]*[.D146]+[.$B$3]^2*[.E146]/2+[.$B$3]^3*[.F146]/6" office:value-type="float" office:value="1.46981158820222">
            <text:p>1.4698115882</text:p>
          </table:table-cell>
          <table:table-cell table:formula="of:=[.D146]+[.$B$3]*[.E146]+[.$B$3]^2*[.F146]/2" office:value-type="float" office:value="0.974557488720589">
            <text:p>0.9745574887</text:p>
          </table:table-cell>
          <table:table-cell table:formula="of:=[.E146]+[.$B$3]*([.F146]+[.F147])/2" office:value-type="float" office:value="0.0462797340974043">
            <text:p>0.0462797341</text:p>
          </table:table-cell>
          <table:table-cell table:formula="of:=[.D147]^2-[.C147]*[.E147]-1" office:value-type="float" office:value="-0.118260190653901">
            <text:p>-0.1182601907</text:p>
          </table:table-cell>
          <table:table-cell table:formula="of:=[.B147]-[.C147]" office:value-type="float" office:value="0.645188411797781">
            <text:p>0.645188411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f:=[.A148]*[.B$3]" office:value-type="float" office:value="2.13">
            <text:p>2.13</text:p>
          </table:table-cell>
          <table:table-cell table:formula="of:=[.C147]+[.$B$3]*[.D147]+[.$B$3]^2*[.E147]/2+[.$B$3]^3*[.F147]/6" office:value-type="float" office:value="1.48443509410811">
            <text:p>1.4844350941</text:p>
          </table:table-cell>
          <table:table-cell table:formula="of:=[.D147]+[.$B$3]*[.E147]+[.$B$3]^2*[.F147]/2" office:value-type="float" office:value="0.975238380460601">
            <text:p>0.9752383805</text:p>
          </table:table-cell>
          <table:table-cell table:formula="of:=[.E147]+[.$B$3]*([.F147]+[.F148])/2" office:value-type="float" office:value="0.0445299749219326">
            <text:p>0.0445299749</text:p>
          </table:table-cell>
          <table:table-cell table:formula="of:=[.D148]^2-[.C148]*[.E148]-1" office:value-type="float" office:value="-0.115011958790454">
            <text:p>-0.1150119588</text:p>
          </table:table-cell>
          <table:table-cell table:formula="of:=[.B148]-[.C148]" office:value-type="float" office:value="0.645564905891894">
            <text:p>0.645564905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formula="of:=[.A149]*[.B$3]" office:value-type="float" office:value="2.145">
            <text:p>2.145</text:p>
          </table:table-cell>
          <table:table-cell table:formula="of:=[.C148]+[.$B$3]*[.D148]+[.$B$3]^2*[.E148]/2+[.$B$3]^3*[.F148]/6" office:value-type="float" office:value="1.49906861839896">
            <text:p>1.4990686184</text:p>
          </table:table-cell>
          <table:table-cell table:formula="of:=[.D148]+[.$B$3]*[.E148]+[.$B$3]^2*[.F148]/2" office:value-type="float" office:value="0.975893391239067">
            <text:p>0.9758933912</text:p>
          </table:table-cell>
          <table:table-cell table:formula="of:=[.E148]+[.$B$3]*([.F148]+[.F149])/2" office:value-type="float" office:value="0.0428284022687476">
            <text:p>0.0428284023</text:p>
          </table:table-cell>
          <table:table-cell table:formula="of:=[.D149]^2-[.C149]*[.E149]-1" office:value-type="float" office:value="-0.111834802753161">
            <text:p>-0.1118348028</text:p>
          </table:table-cell>
          <table:table-cell table:formula="of:=[.B149]-[.C149]" office:value-type="float" office:value="0.645931381601036">
            <text:p>0.645931381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[.A150]*[.B$3]" office:value-type="float" office:value="2.16">
            <text:p>2.16</text:p>
          </table:table-cell>
          <table:table-cell table:formula="of:=[.C149]+[.$B$3]*[.D149]+[.$B$3]^2*[.E149]/2+[.$B$3]^3*[.F149]/6" office:value-type="float" office:value="1.51371177824041">
            <text:p>1.5137117782</text:p>
          </table:table-cell>
          <table:table-cell table:formula="of:=[.D149]+[.$B$3]*[.E149]+[.$B$3]^2*[.F149]/2" office:value-type="float" office:value="0.976523235857788">
            <text:p>0.9765232359</text:p>
          </table:table-cell>
          <table:table-cell table:formula="of:=[.E149]+[.$B$3]*([.F149]+[.F150])/2" office:value-type="float" office:value="0.0411739563989307">
            <text:p>0.0411739564</text:p>
          </table:table-cell>
          <table:table-cell table:formula="of:=[.D150]^2-[.C150]*[.E150]-1" office:value-type="float" office:value="-0.108727872587653">
            <text:p>-0.1087278726</text:p>
          </table:table-cell>
          <table:table-cell table:formula="of:=[.B150]-[.C150]" office:value-type="float" office:value="0.646288221759592">
            <text:p>0.646288221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f:=[.A151]*[.B$3]" office:value-type="float" office:value="2.175">
            <text:p>2.175</text:p>
          </table:table-cell>
          <table:table-cell table:formula="of:=[.C150]+[.$B$3]*[.D150]+[.$B$3]^2*[.E150]/2+[.$B$3]^3*[.F150]/6" office:value-type="float" office:value="1.52836420140133">
            <text:p>1.5283642014</text:p>
          </table:table-cell>
          <table:table-cell table:formula="of:=[.D150]+[.$B$3]*[.E150]+[.$B$3]^2*[.F150]/2" office:value-type="float" office:value="0.977128613318106">
            <text:p>0.9771286133</text:p>
          </table:table-cell>
          <table:table-cell table:formula="of:=[.E150]+[.$B$3]*([.F150]+[.F151])/2" office:value-type="float" office:value="0.0395655904249761">
            <text:p>0.0395655904</text:p>
          </table:table-cell>
          <table:table-cell table:formula="of:=[.D151]^2-[.C151]*[.E151]-1" office:value-type="float" office:value="-0.105690305047876">
            <text:p>-0.105690305</text:p>
          </table:table-cell>
          <table:table-cell table:formula="of:=[.B151]-[.C151]" office:value-type="float" office:value="0.646635798598672">
            <text:p>0.646635798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formula="of:=[.A152]*[.B$3]" office:value-type="float" office:value="2.19">
            <text:p>2.19</text:p>
          </table:table-cell>
          <table:table-cell table:formula="of:=[.C151]+[.$B$3]*[.D151]+[.$B$3]^2*[.E151]/2+[.$B$3]^3*[.F151]/6" office:value-type="float" office:value="1.54302552601833">
            <text:p>1.543025526</text:p>
          </table:table-cell>
          <table:table-cell table:formula="of:=[.D151]+[.$B$3]*[.E151]+[.$B$3]^2*[.F151]/2" office:value-type="float" office:value="0.977710207015162">
            <text:p>0.977710207</text:p>
          </table:table-cell>
          <table:table-cell table:formula="of:=[.E151]+[.$B$3]*([.F151]+[.F152])/2" office:value-type="float" office:value="0.0380022705031218">
            <text:p>0.0380022705</text:p>
          </table:table-cell>
          <table:table-cell table:formula="of:=[.D152]^2-[.C152]*[.E152]-1" office:value-type="float" office:value="-0.102721224531339">
            <text:p>-0.1027212245</text:p>
          </table:table-cell>
          <table:table-cell table:formula="of:=[.B152]-[.C152]" office:value-type="float" office:value="0.646974473981666">
            <text:p>0.64697447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f:=[.A153]*[.B$3]" office:value-type="float" office:value="2.205">
            <text:p>2.205</text:p>
          </table:table-cell>
          <table:table-cell table:formula="of:=[.C152]+[.$B$3]*[.D152]+[.$B$3]^2*[.E152]/2+[.$B$3]^3*[.F152]/6" office:value-type="float" office:value="1.55769540036314">
            <text:p>1.5576954004</text:p>
          </table:table-cell>
          <table:table-cell table:formula="of:=[.D152]+[.$B$3]*[.E152]+[.$B$3]^2*[.F152]/2" office:value-type="float" office:value="0.97826868493495">
            <text:p>0.9782686849</text:p>
          </table:table-cell>
          <table:table-cell table:formula="of:=[.E152]+[.$B$3]*([.F152]+[.F153])/2" office:value-type="float" office:value="0.0364829760117516">
            <text:p>0.036482976</text:p>
          </table:table-cell>
          <table:table-cell table:formula="of:=[.D153]^2-[.C153]*[.E153]-1" office:value-type="float" office:value="-0.0998197440007085">
            <text:p>-0.099819744</text:p>
          </table:table-cell>
          <table:table-cell table:formula="of:=[.B153]-[.C153]" office:value-type="float" office:value="0.647304599636863">
            <text:p>0.647304599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formula="of:=[.A154]*[.B$3]" office:value-type="float" office:value="2.22">
            <text:p>2.22</text:p>
          </table:table-cell>
          <table:table-cell table:formula="of:=[.C153]+[.$B$3]*[.D153]+[.$B$3]^2*[.E153]/2+[.$B$3]^3*[.F153]/6" office:value-type="float" office:value="1.57237348261291">
            <text:p>1.5723734826</text:p>
          </table:table-cell>
          <table:table-cell table:formula="of:=[.D153]+[.$B$3]*[.E153]+[.$B$3]^2*[.F153]/2" office:value-type="float" office:value="0.978804699853926">
            <text:p>0.9788046999</text:p>
          </table:table-cell>
          <table:table-cell table:formula="of:=[.E153]+[.$B$3]*([.F153]+[.F154])/2" office:value-type="float" office:value="0.0350066997160769">
            <text:p>0.0350066997</text:p>
          </table:table-cell>
          <table:table-cell table:formula="of:=[.D154]^2-[.C154]*[.E154]-1" office:value-type="float" office:value="-0.0969849658912184">
            <text:p>-0.0969849659</text:p>
          </table:table-cell>
          <table:table-cell table:formula="of:=[.B154]-[.C154]" office:value-type="float" office:value="0.647626517387089">
            <text:p>0.647626517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formula="of:=[.A155]*[.B$3]" office:value-type="float" office:value="2.235">
            <text:p>2.235</text:p>
          </table:table-cell>
          <table:table-cell table:formula="of:=[.C154]+[.$B$3]*[.D154]+[.$B$3]^2*[.E154]/2+[.$B$3]^3*[.F154]/6" office:value-type="float" office:value="1.58705944062365">
            <text:p>1.5870594406</text:p>
          </table:table-cell>
          <table:table-cell table:formula="of:=[.D154]+[.$B$3]*[.E154]+[.$B$3]^2*[.F154]/2" office:value-type="float" office:value="0.979318889541004">
            <text:p>0.9793188895</text:p>
          </table:table-cell>
          <table:table-cell table:formula="of:=[.E154]+[.$B$3]*([.F154]+[.F155])/2" office:value-type="float" office:value="0.0335724479193152">
            <text:p>0.0335724479</text:p>
          </table:table-cell>
          <table:table-cell table:formula="of:=[.D155]^2-[.C155]*[.E155]-1" office:value-type="float" office:value="-0.0942159830033695">
            <text:p>-0.094215983</text:p>
          </table:table-cell>
          <table:table-cell table:formula="of:=[.B155]-[.C155]" office:value-type="float" office:value="0.647940559376345">
            <text:p>0.647940559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[.A156]*[.B$3]" office:value-type="float" office:value="2.25">
            <text:p>2.25</text:p>
          </table:table-cell>
          <table:table-cell table:formula="of:=[.C155]+[.$B$3]*[.D155]+[.$B$3]^2*[.E155]/2+[.$B$3]^3*[.F155]/6" office:value-type="float" office:value="1.60175295170662">
            <text:p>1.6017529517</text:p>
          </table:table-cell>
          <table:table-cell table:formula="of:=[.D155]+[.$B$3]*[.E155]+[.$B$3]^2*[.F155]/2" office:value-type="float" office:value="0.979811876961706">
            <text:p>0.979811877</text:p>
          </table:table-cell>
          <table:table-cell table:formula="of:=[.E155]+[.$B$3]*([.F155]+[.F156])/2" office:value-type="float" office:value="0.0321792406005894">
            <text:p>0.0321792406</text:p>
          </table:table-cell>
          <table:table-cell table:formula="of:=[.D156]^2-[.C156]*[.E156]-1" office:value-type="float" office:value="-0.0915118793804503">
            <text:p>-0.0915118794</text:p>
          </table:table-cell>
          <table:table-cell table:formula="of:=[.B156]-[.C156]" office:value-type="float" office:value="0.648247048293382">
            <text:p>0.648247048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formula="of:=[.A157]*[.B$3]" office:value-type="float" office:value="2.265">
            <text:p>2.265</text:p>
          </table:table-cell>
          <table:table-cell table:formula="of:=[.C156]+[.$B$3]*[.D156]+[.$B$3]^2*[.E156]/2+[.$B$3]^3*[.F156]/6" office:value-type="float" office:value="1.61645370240779">
            <text:p>1.6164537024</text:p>
          </table:table-cell>
          <table:table-cell table:formula="of:=[.D156]+[.$B$3]*[.E156]+[.$B$3]^2*[.F156]/2" office:value-type="float" office:value="0.980284270484285">
            <text:p>0.9802842705</text:p>
          </table:table-cell>
          <table:table-cell table:formula="of:=[.E156]+[.$B$3]*([.F156]+[.F157])/2" office:value-type="float" office:value="0.0308261115397794">
            <text:p>0.0308261115</text:p>
          </table:table-cell>
          <table:table-cell table:formula="of:=[.D157]^2-[.C157]*[.E157]-1" office:value-type="float" office:value="-0.0888717311704059">
            <text:p>-0.0888717312</text:p>
          </table:table-cell>
          <table:table-cell table:formula="of:=[.B157]-[.C157]" office:value-type="float" office:value="0.648546297592213">
            <text:p>0.648546297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formula="of:=[.A158]*[.B$3]" office:value-type="float" office:value="2.28">
            <text:p>2.28</text:p>
          </table:table-cell>
          <table:table-cell table:formula="of:=[.C157]+[.$B$3]*[.D157]+[.$B$3]^2*[.E157]/2+[.$B$3]^3*[.F157]/6" office:value-type="float" office:value="1.63116138829049">
            <text:p>1.6311613883</text:p>
          </table:table-cell>
          <table:table-cell table:formula="of:=[.D157]+[.$B$3]*[.E157]+[.$B$3]^2*[.F157]/2" office:value-type="float" office:value="0.980736664087625">
            <text:p>0.9807366641</text:p>
          </table:table-cell>
          <table:table-cell table:formula="of:=[.E157]+[.$B$3]*([.F157]+[.F158])/2" office:value-type="float" office:value="0.0295121084295639">
            <text:p>0.0295121084</text:p>
          </table:table-cell>
          <table:table-cell table:formula="of:=[.D158]^2-[.C158]*[.E158]-1" office:value-type="float" office:value="-0.0862946074716247">
            <text:p>-0.0862946075</text:p>
          </table:table-cell>
          <table:table-cell table:formula="of:=[.B158]-[.C158]" office:value-type="float" office:value="0.64883861170951">
            <text:p>0.648838611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formula="of:=[.A159]*[.B$3]" office:value-type="float" office:value="2.295">
            <text:p>2.295</text:p>
          </table:table-cell>
          <table:table-cell table:formula="of:=[.C158]+[.$B$3]*[.D158]+[.$B$3]^2*[.E158]/2+[.$B$3]^3*[.F158]/6" office:value-type="float" office:value="1.64587571372112">
            <text:p>1.6458757137</text:p>
          </table:table-cell>
          <table:table-cell table:formula="of:=[.D158]+[.$B$3]*[.E158]+[.$B$3]^2*[.F158]/2" office:value-type="float" office:value="0.981169637570727">
            <text:p>0.9811696376</text:p>
          </table:table-cell>
          <table:table-cell table:formula="of:=[.E158]+[.$B$3]*([.F158]+[.F159])/2" office:value-type="float" office:value="0.0282362929748971">
            <text:p>0.028236293</text:p>
          </table:table-cell>
          <table:table-cell table:formula="of:=[.D159]^2-[.C159]*[.E159]-1" office:value-type="float" office:value="-0.0837795711622247">
            <text:p>-0.0837795712</text:p>
          </table:table-cell>
          <table:table-cell table:formula="of:=[.B159]-[.C159]" office:value-type="float" office:value="0.649124286278882">
            <text:p>0.649124286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formula="of:=[.A160]*[.B$3]" office:value-type="float" office:value="2.31">
            <text:p>2.31</text:p>
          </table:table-cell>
          <table:table-cell table:formula="of:=[.C159]+[.$B$3]*[.D159]+[.$B$3]^2*[.E159]/2+[.$B$3]^3*[.F159]/6" office:value-type="float" office:value="1.66059639165802">
            <text:p>1.6605963917</text:p>
          </table:table-cell>
          <table:table-cell table:formula="of:=[.D159]+[.$B$3]*[.E159]+[.$B$3]^2*[.F159]/2" office:value-type="float" office:value="0.981583756763595">
            <text:p>0.9815837568</text:p>
          </table:table-cell>
          <table:table-cell table:formula="of:=[.E159]+[.$B$3]*([.F159]+[.F160])/2" office:value-type="float" office:value="0.0269977409801707">
            <text:p>0.026997741</text:p>
          </table:table-cell>
          <table:table-cell table:formula="of:=[.D160]^2-[.C160]*[.E160]-1" office:value-type="float" office:value="-0.0813256797124564">
            <text:p>-0.0813256797</text:p>
          </table:table-cell>
          <table:table-cell table:formula="of:=[.B160]-[.C160]" office:value-type="float" office:value="0.649403608341982">
            <text:p>0.649403608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formula="of:=[.A161]*[.B$3]" office:value-type="float" office:value="2.325">
            <text:p>2.325</text:p>
          </table:table-cell>
          <table:table-cell table:formula="of:=[.C160]+[.$B$3]*[.D160]+[.$B$3]^2*[.E160]/2+[.$B$3]^3*[.F160]/6" office:value-type="float" office:value="1.67532314344354">
            <text:p>1.6753231434</text:p>
          </table:table-cell>
          <table:table-cell table:formula="of:=[.D160]+[.$B$3]*[.E160]+[.$B$3]^2*[.F160]/2" office:value-type="float" office:value="0.98197957373933">
            <text:p>0.9819795737</text:p>
          </table:table-cell>
          <table:table-cell table:formula="of:=[.E160]+[.$B$3]*([.F160]+[.F161])/2" office:value-type="float" office:value="0.0257955424243169">
            <text:p>0.0257955424</text:p>
          </table:table-cell>
          <table:table-cell table:formula="of:=[.D161]^2-[.C161]*[.E161]-1" office:value-type="float" office:value="-0.0789319859798613">
            <text:p>-0.078931986</text:p>
          </table:table-cell>
          <table:table-cell table:formula="of:=[.B161]-[.C161]" office:value-type="float" office:value="0.649676856556461">
            <text:p>0.649676856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f:=[.A162]*[.B$3]" office:value-type="float" office:value="2.34">
            <text:p>2.34</text:p>
          </table:table-cell>
          <table:table-cell table:formula="of:=[.C161]+[.$B$3]*[.D161]+[.$B$3]^2*[.E161]/2+[.$B$3]^3*[.F161]/6" office:value-type="float" office:value="1.69005569859928">
            <text:p>1.6900556986</text:p>
          </table:table-cell>
          <table:table-cell table:formula="of:=[.D161]+[.$B$3]*[.E161]+[.$B$3]^2*[.F161]/2" office:value-type="float" office:value="0.982357627027272">
            <text:p>0.982357627</text:p>
          </table:table-cell>
          <table:table-cell table:formula="of:=[.E161]+[.$B$3]*([.F161]+[.F162])/2" office:value-type="float" office:value="0.0246288015241147">
            <text:p>0.0246288015</text:p>
          </table:table-cell>
          <table:table-cell table:formula="of:=[.D162]^2-[.C162]*[.E162]-1" office:value-type="float" office:value="-0.0765975389868475">
            <text:p>-0.076597539</text:p>
          </table:table-cell>
          <table:table-cell table:formula="of:=[.B162]-[.C162]" office:value-type="float" office:value="0.64994430140072">
            <text:p>0.649944301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formula="of:=[.A163]*[.B$3]" office:value-type="float" office:value="2.355">
            <text:p>2.355</text:p>
          </table:table-cell>
          <table:table-cell table:formula="of:=[.C162]+[.$B$3]*[.D162]+[.$B$3]^2*[.E162]/2+[.$B$3]^3*[.F162]/6" office:value-type="float" office:value="1.70479379462454">
            <text:p>1.7047937946</text:p>
          </table:table-cell>
          <table:table-cell table:formula="of:=[.D162]+[.$B$3]*[.E162]+[.$B$3]^2*[.F162]/2" office:value-type="float" office:value="0.982718441826998">
            <text:p>0.9827184418</text:p>
          </table:table-cell>
          <table:table-cell table:formula="of:=[.E162]+[.$B$3]*([.F162]+[.F163])/2" office:value-type="float" office:value="0.023496636785964">
            <text:p>0.0234966368</text:p>
          </table:table-cell>
          <table:table-cell table:formula="of:=[.D163]^2-[.C163]*[.E163]-1" office:value-type="float" office:value="-0.0743213846803756">
            <text:p>-0.0743213847</text:p>
          </table:table-cell>
          <table:table-cell table:formula="of:=[.B163]-[.C163]" office:value-type="float" office:value="0.650206205375458">
            <text:p>0.650206205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formula="of:=[.A164]*[.B$3]" office:value-type="float" office:value="2.37">
            <text:p>2.37</text:p>
          </table:table-cell>
          <table:table-cell table:formula="of:=[.C163]+[.$B$3]*[.D163]+[.$B$3]^2*[.E163]/2+[.$B$3]^3*[.F163]/6" office:value-type="float" office:value="1.71953717679799">
            <text:p>1.7195371768</text:p>
          </table:table-cell>
          <table:table-cell table:formula="of:=[.D163]+[.$B$3]*[.E163]+[.$B$3]^2*[.F163]/2" office:value-type="float" office:value="0.983062530223011">
            <text:p>0.9830625302</text:p>
          </table:table-cell>
          <table:table-cell table:formula="of:=[.E163]+[.$B$3]*([.F163]+[.F164])/2" office:value-type="float" office:value="0.0223981810463999">
            <text:p>0.022398181</text:p>
          </table:table-cell>
          <table:table-cell table:formula="of:=[.D164]^2-[.C164]*[.E164]-1" office:value-type="float" office:value="-0.0721025666734686">
            <text:p>-0.0721025667</text:p>
          </table:table-cell>
          <table:table-cell table:formula="of:=[.B164]-[.C164]" office:value-type="float" office:value="0.650462823202014">
            <text:p>0.650462823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formula="of:=[.A165]*[.B$3]" office:value-type="float" office:value="2.385">
            <text:p>2.385</text:p>
          </table:table-cell>
          <table:table-cell table:formula="of:=[.C164]+[.$B$3]*[.D164]+[.$B$3]^2*[.E164]/2+[.$B$3]^3*[.F164]/6" office:value-type="float" office:value="1.73428559798252">
            <text:p>1.734285598</text:p>
          </table:table-cell>
          <table:table-cell table:formula="of:=[.D164]+[.$B$3]*[.E164]+[.$B$3]^2*[.F164]/2" office:value-type="float" office:value="0.983390391399956">
            <text:p>0.9833903914</text:p>
          </table:table-cell>
          <table:table-cell table:formula="of:=[.E164]+[.$B$3]*([.F164]+[.F165])/2" office:value-type="float" office:value="0.0213325815016207">
            <text:p>0.0213325815</text:p>
          </table:table-cell>
          <table:table-cell table:formula="of:=[.D165]^2-[.C165]*[.E165]-1" office:value-type="float" office:value="-0.0699401269682905">
            <text:p>-0.069940127</text:p>
          </table:table-cell>
          <table:table-cell table:formula="of:=[.B165]-[.C165]" office:value-type="float" office:value="0.650714402017477">
            <text:p>0.65071440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[.A166]*[.B$3]" office:value-type="float" office:value="2.4">
            <text:p>2.4</text:p>
          </table:table-cell>
          <table:table-cell table:formula="of:=[.C165]+[.$B$3]*[.D165]+[.$B$3]^2*[.E165]/2+[.$B$3]^3*[.F165]/6" office:value-type="float" office:value="1.74903881843344">
            <text:p>1.7490388184</text:p>
          </table:table-cell>
          <table:table-cell table:formula="of:=[.D165]+[.$B$3]*[.E165]+[.$B$3]^2*[.F165]/2" office:value-type="float" office:value="0.983702511858196">
            <text:p>0.9837025119</text:p>
          </table:table-cell>
          <table:table-cell table:formula="of:=[.E165]+[.$B$3]*([.F165]+[.F166])/2" office:value-type="float" office:value="0.0202989997263081">
            <text:p>0.0202989997</text:p>
          </table:table-cell>
          <table:table-cell table:formula="of:=[.D166]^2-[.C166]*[.E166]-1" office:value-type="float" office:value="-0.0678331066605576">
            <text:p>-0.0678331067</text:p>
          </table:table-cell>
          <table:table-cell table:formula="of:=[.B166]-[.C166]" office:value-type="float" office:value="0.650961181566565">
            <text:p>0.650961181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formula="of:=[.A167]*[.B$3]" office:value-type="float" office:value="2.415">
            <text:p>2.415</text:p>
          </table:table-cell>
          <table:table-cell table:formula="of:=[.C166]+[.$B$3]*[.D166]+[.$B$3]^2*[.E166]/2+[.$B$3]^3*[.F166]/6" office:value-type="float" office:value="1.76379660560973">
            <text:p>1.7637966056</text:p>
          </table:table-cell>
          <table:table-cell table:formula="of:=[.D166]+[.$B$3]*[.E166]+[.$B$3]^2*[.F166]/2" office:value-type="float" office:value="0.983999365629592">
            <text:p>0.9839993656</text:p>
          </table:table-cell>
          <table:table-cell table:formula="of:=[.E166]+[.$B$3]*([.F166]+[.F167])/2" office:value-type="float" office:value="0.0192966116820216">
            <text:p>0.0192966117</text:p>
          </table:table-cell>
          <table:table-cell table:formula="of:=[.D167]^2-[.C167]*[.E167]-1" office:value-type="float" office:value="-0.0657805466250799">
            <text:p>-0.0657805466</text:p>
          </table:table-cell>
          <table:table-cell table:formula="of:=[.B167]-[.C167]" office:value-type="float" office:value="0.651203394390272">
            <text:p>0.651203394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formula="of:=[.A168]*[.B$3]" office:value-type="float" office:value="2.43">
            <text:p>2.43</text:p>
          </table:table-cell>
          <table:table-cell table:formula="of:=[.C167]+[.$B$3]*[.D167]+[.$B$3]^2*[.E167]/2+[.$B$3]^3*[.F167]/6" office:value-type="float" office:value="1.77855873398872">
            <text:p>1.778558734</text:p>
          </table:table-cell>
          <table:table-cell table:formula="of:=[.D167]+[.$B$3]*[.E167]+[.$B$3]^2*[.F167]/2" office:value-type="float" office:value="0.984281414493327">
            <text:p>0.9842814145</text:p>
          </table:table-cell>
          <table:table-cell table:formula="of:=[.E167]+[.$B$3]*([.F167]+[.F168])/2" office:value-type="float" office:value="0.0183246077154515">
            <text:p>0.0183246077</text:p>
          </table:table-cell>
          <table:table-cell table:formula="of:=[.D168]^2-[.C168]*[.E168]-1" office:value-type="float" office:value="-0.0637814881822496">
            <text:p>-0.0637814882</text:p>
          </table:table-cell>
          <table:table-cell table:formula="of:=[.B168]-[.C168]" office:value-type="float" office:value="0.651441266011276">
            <text:p>0.65144126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formula="of:=[.A169]*[.B$3]" office:value-type="float" office:value="2.445">
            <text:p>2.445</text:p>
          </table:table-cell>
          <table:table-cell table:formula="of:=[.C168]+[.$B$3]*[.D168]+[.$B$3]^2*[.E168]/2+[.$B$3]^3*[.F168]/6" office:value-type="float" office:value="1.79332498488389">
            <text:p>1.7933249849</text:p>
          </table:table-cell>
          <table:table-cell table:formula="of:=[.D168]+[.$B$3]*[.E168]+[.$B$3]^2*[.F168]/2" office:value-type="float" office:value="0.984549108191638">
            <text:p>0.9845491082</text:p>
          </table:table-cell>
          <table:table-cell table:formula="of:=[.E168]+[.$B$3]*([.F168]+[.F169])/2" office:value-type="float" office:value="0.0173821925468171">
            <text:p>0.0173821925</text:p>
          </table:table-cell>
          <table:table-cell table:formula="of:=[.D169]^2-[.C169]*[.E169]-1" office:value-type="float" office:value="-0.0618349737453199">
            <text:p>-0.0618349737</text:p>
          </table:table-cell>
          <table:table-cell table:formula="of:=[.B169]-[.C169]" office:value-type="float" office:value="0.65167501511611">
            <text:p>0.651675015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formula="of:=[.A170]*[.B$3]" office:value-type="float" office:value="2.46">
            <text:p>2.46</text:p>
          </table:table-cell>
          <table:table-cell table:formula="of:=[.C169]+[.$B$3]*[.D169]+[.$B$3]^2*[.E169]/2+[.$B$3]^3*[.F169]/6" office:value-type="float" office:value="1.8080951462659">
            <text:p>1.8080951463</text:p>
          </table:table-cell>
          <table:table-cell table:formula="of:=[.D169]+[.$B$3]*[.E169]+[.$B$3]^2*[.F169]/2" office:value-type="float" office:value="0.984802884645294">
            <text:p>0.9848028846</text:p>
          </table:table-cell>
          <table:table-cell table:formula="of:=[.E169]+[.$B$3]*([.F169]+[.F170])/2" office:value-type="float" office:value="0.0164685852487">
            <text:p>0.0164685852</text:p>
          </table:table-cell>
          <table:table-cell table:formula="of:=[.D170]^2-[.C170]*[.E170]-1" office:value-type="float" office:value="-0.0599400474483488">
            <text:p>-0.0599400474</text:p>
          </table:table-cell>
          <table:table-cell table:formula="of:=[.B170]-[.C170]" office:value-type="float" office:value="0.651904853734097">
            <text:p>0.651904853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formula="of:=[.A171]*[.B$3]" office:value-type="float" office:value="2.475">
            <text:p>2.475</text:p>
          </table:table-cell>
          <table:table-cell table:formula="of:=[.C170]+[.$B$3]*[.D170]+[.$B$3]^2*[.E170]/2+[.$B$3]^3*[.F170]/6" office:value-type="float" office:value="1.82286901258694">
            <text:p>1.8228690126</text:p>
          </table:table-cell>
          <table:table-cell table:formula="of:=[.D170]+[.$B$3]*[.E170]+[.$B$3]^2*[.F170]/2" office:value-type="float" office:value="0.985043170168686">
            <text:p>0.9850431702</text:p>
          </table:table-cell>
          <table:table-cell table:formula="of:=[.E170]+[.$B$3]*([.F170]+[.F171])/2" office:value-type="float" office:value="0.0155830192156034">
            <text:p>0.0155830192</text:p>
          </table:table-cell>
          <table:table-cell table:formula="of:=[.D171]^2-[.C171]*[.E171]-1" office:value-type="float" office:value="-0.0580957557546945">
            <text:p>-0.0580957558</text:p>
          </table:table-cell>
          <table:table-cell table:formula="of:=[.B171]-[.C171]" office:value-type="float" office:value="0.652130987413063">
            <text:p>0.652130987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formula="of:=[.A172]*[.B$3]" office:value-type="float" office:value="2.49">
            <text:p>2.49</text:p>
          </table:table-cell>
          <table:table-cell table:formula="of:=[.C171]+[.$B$3]*[.D171]+[.$B$3]^2*[.E171]/2+[.$B$3]^3*[.F171]/6" office:value-type="float" office:value="1.83764638460818">
            <text:p>1.8376463846</text:p>
          </table:table-cell>
          <table:table-cell table:formula="of:=[.D171]+[.$B$3]*[.E171]+[.$B$3]^2*[.F171]/2" office:value-type="float" office:value="0.985270379684398">
            <text:p>0.9852703797</text:p>
          </table:table-cell>
          <table:table-cell table:formula="of:=[.E171]+[.$B$3]*([.F171]+[.F172])/2" office:value-type="float" office:value="0.0147247421245287">
            <text:p>0.0147247421</text:p>
          </table:table-cell>
          <table:table-cell table:formula="of:=[.D172]^2-[.C172]*[.E172]-1" office:value-type="float" office:value="-0.05630114804599">
            <text:p>-0.056301148</text:p>
          </table:table-cell>
          <table:table-cell table:formula="of:=[.B172]-[.C172]" office:value-type="float" office:value="0.652353615391815">
            <text:p>0.652353615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formula="of:=[.A173]*[.B$3]" office:value-type="float" office:value="2.505">
            <text:p>2.505</text:p>
          </table:table-cell>
          <table:table-cell table:formula="of:=[.C172]+[.$B$3]*[.D172]+[.$B$3]^2*[.E172]/2+[.$B$3]^3*[.F172]/6" office:value-type="float" office:value="1.85242706923058">
            <text:p>1.8524270692</text:p>
          </table:table-cell>
          <table:table-cell table:formula="of:=[.D172]+[.$B$3]*[.E172]+[.$B$3]^2*[.F172]/2" office:value-type="float" office:value="0.985484916937111">
            <text:p>0.9854849169</text:p>
          </table:table-cell>
          <table:table-cell table:formula="of:=[.E172]+[.$B$3]*([.F172]+[.F173])/2" office:value-type="float" office:value="0.0138930158868645">
            <text:p>0.0138930159</text:p>
          </table:table-cell>
          <table:table-cell table:formula="of:=[.D173]^2-[.C173]*[.E173]-1" office:value-type="float" office:value="-0.0545552771915337">
            <text:p>-0.0545552772</text:p>
          </table:table-cell>
          <table:table-cell table:formula="of:=[.B173]-[.C173]" office:value-type="float" office:value="0.65257293076942">
            <text:p>0.652572930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formula="of:=[.A174]*[.B$3]" office:value-type="float" office:value="2.52">
            <text:p>2.52</text:p>
          </table:table-cell>
          <table:table-cell table:formula="of:=[.C173]+[.$B$3]*[.D173]+[.$B$3]^2*[.E173]/2+[.$B$3]^3*[.F173]/6" office:value-type="float" office:value="1.86721087932873">
            <text:p>1.8672108793</text:p>
          </table:table-cell>
          <table:table-cell table:formula="of:=[.D173]+[.$B$3]*[.E173]+[.$B$3]^2*[.F173]/2" office:value-type="float" office:value="0.98568717470673">
            <text:p>0.9856871747</text:p>
          </table:table-cell>
          <table:table-cell table:formula="of:=[.E173]+[.$B$3]*([.F173]+[.F174])/2" office:value-type="float" office:value="0.0130871165918805">
            <text:p>0.0130871166</text:p>
          </table:table-cell>
          <table:table-cell table:formula="of:=[.D174]^2-[.C174]*[.E174]-1" office:value-type="float" office:value="-0.0528572000980675">
            <text:p>-0.0528572001</text:p>
          </table:table-cell>
          <table:table-cell table:formula="of:=[.B174]-[.C174]" office:value-type="float" office:value="0.652789120671265">
            <text:p>0.652789120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formula="of:=[.A175]*[.B$3]" office:value-type="float" office:value="2.535">
            <text:p>2.535</text:p>
          </table:table-cell>
          <table:table-cell table:formula="of:=[.C174]+[.$B$3]*[.D174]+[.$B$3]^2*[.E174]/2+[.$B$3]^3*[.F174]/6" office:value-type="float" office:value="1.88199763358806">
            <text:p>1.8819976336</text:p>
          </table:table-cell>
          <table:table-cell table:formula="of:=[.D174]+[.$B$3]*[.E174]+[.$B$3]^2*[.F174]/2" office:value-type="float" office:value="0.985877535020597">
            <text:p>0.985877535</text:p>
          </table:table-cell>
          <table:table-cell table:formula="of:=[.E174]+[.$B$3]*([.F174]+[.F175])/2" office:value-type="float" office:value="0.0123063344421221">
            <text:p>0.0123063344</text:p>
          </table:table-cell>
          <table:table-cell table:formula="of:=[.D175]^2-[.C175]*[.E175]-1" office:value-type="float" office:value="-0.0512059782399286">
            <text:p>-0.0512059782</text:p>
          </table:table-cell>
          <table:table-cell table:formula="of:=[.B175]-[.C175]" office:value-type="float" office:value="0.653002366411943">
            <text:p>0.653002366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[.A176]*[.B$3]" office:value-type="float" office:value="2.55">
            <text:p>2.55</text:p>
          </table:table-cell>
          <table:table-cell table:formula="of:=[.C175]+[.$B$3]*[.D175]+[.$B$3]^2*[.E175]/2+[.$B$3]^3*[.F175]/6" office:value-type="float" office:value="1.89678715634505">
            <text:p>1.8967871563</text:p>
          </table:table-cell>
          <table:table-cell table:formula="of:=[.D175]+[.$B$3]*[.E175]+[.$B$3]^2*[.F175]/2" office:value-type="float" office:value="0.986056369364677">
            <text:p>0.9860563694</text:p>
          </table:table-cell>
          <table:table-cell table:formula="of:=[.E175]+[.$B$3]*([.F175]+[.F176])/2" office:value-type="float" office:value="0.0115499736809984">
            <text:p>0.0115499737</text:p>
          </table:table-cell>
          <table:table-cell table:formula="of:=[.D176]^2-[.C176]*[.E176]-1" office:value-type="float" office:value="-0.0496006781695931">
            <text:p>-0.0496006782</text:p>
          </table:table-cell>
          <table:table-cell table:formula="of:=[.B176]-[.C176]" office:value-type="float" office:value="0.653212843654951">
            <text:p>0.653212843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formula="of:=[.A177]*[.B$3]" office:value-type="float" office:value="2.565">
            <text:p>2.565</text:p>
          </table:table-cell>
          <table:table-cell table:formula="of:=[.C176]+[.$B$3]*[.D176]+[.$B$3]^2*[.E176]/2+[.$B$3]^3*[.F176]/6" office:value-type="float" office:value="1.91157927743077">
            <text:p>1.9115792774</text:p>
          </table:table-cell>
          <table:table-cell table:formula="of:=[.D176]+[.$B$3]*[.E176]+[.$B$3]^2*[.F176]/2" office:value-type="float" office:value="0.986224038893598">
            <text:p>0.9862240389</text:p>
          </table:table-cell>
          <table:table-cell table:formula="of:=[.E176]+[.$B$3]*([.F176]+[.F177])/2" office:value-type="float" office:value="0.0108173525128594">
            <text:p>0.0108173525</text:p>
          </table:table-cell>
          <table:table-cell table:formula="of:=[.D177]^2-[.C177]*[.E177]-1" office:value-type="float" office:value="-0.0480403720086452">
            <text:p>-0.048040372</text:p>
          </table:table-cell>
          <table:table-cell table:formula="of:=[.B177]-[.C177]" office:value-type="float" office:value="0.653420722569234">
            <text:p>0.653420722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f:=[.A178]*[.B$3]" office:value-type="float" office:value="2.58">
            <text:p>2.58</text:p>
          </table:table-cell>
          <table:table-cell table:formula="of:=[.C177]+[.$B$3]*[.D177]+[.$B$3]^2*[.E177]/2+[.$B$3]^3*[.F177]/6" office:value-type="float" office:value="1.92637383201741">
            <text:p>1.926373832</text:p>
          </table:table-cell>
          <table:table-cell table:formula="of:=[.D177]+[.$B$3]*[.E177]+[.$B$3]^2*[.F177]/2" office:value-type="float" office:value="0.986380894639439">
            <text:p>0.9863808946</text:p>
          </table:table-cell>
          <table:table-cell table:formula="of:=[.E177]+[.$B$3]*([.F177]+[.F178])/2" office:value-type="float" office:value="0.0101078030158543">
            <text:p>0.010107803</text:p>
          </table:table-cell>
          <table:table-cell table:formula="of:=[.D178]^2-[.C178]*[.E178]-1" office:value-type="float" office:value="-0.0465241379192272">
            <text:p>-0.0465241379</text:p>
          </table:table-cell>
          <table:table-cell table:formula="of:=[.B178]-[.C178]" office:value-type="float" office:value="0.653626167982588">
            <text:p>0.65362616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formula="of:=[.A179]*[.B$3]" office:value-type="float" office:value="2.595">
            <text:p>2.595</text:p>
          </table:table-cell>
          <table:table-cell table:formula="of:=[.C178]+[.$B$3]*[.D178]+[.$B$3]^2*[.E178]/2+[.$B$3]^3*[.F178]/6" office:value-type="float" office:value="1.94117066046806">
            <text:p>1.9411706605</text:p>
          </table:table-cell>
          <table:table-cell table:formula="of:=[.D178]+[.$B$3]*[.E178]+[.$B$3]^2*[.F178]/2" office:value-type="float" office:value="0.986527277719162">
            <text:p>0.9865272777</text:p>
          </table:table-cell>
          <table:table-cell table:formula="of:=[.E178]+[.$B$3]*([.F178]+[.F179])/2" office:value-type="float" office:value="0.00942067104786361">
            <text:p>0.009420671</text:p>
          </table:table-cell>
          <table:table-cell table:formula="of:=[.D179]^2-[.C179]*[.E179]-1" office:value-type="float" office:value="-0.0450510605560541">
            <text:p>-0.0450510606</text:p>
          </table:table-cell>
          <table:table-cell table:formula="of:=[.B179]-[.C179]" office:value-type="float" office:value="0.653829339531941">
            <text:p>0.653829339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formula="of:=[.A180]*[.B$3]" office:value-type="float" office:value="2.61">
            <text:p>2.61</text:p>
          </table:table-cell>
          <table:table-cell table:formula="of:=[.C179]+[.$B$3]*[.D179]+[.$B$3]^2*[.E179]/2+[.$B$3]^3*[.F179]/6" office:value-type="float" office:value="1.95596960818947">
            <text:p>1.9559696082</text:p>
          </table:table-cell>
          <table:table-cell table:formula="of:=[.D179]+[.$B$3]*[.E179]+[.$B$3]^2*[.F179]/2" office:value-type="float" office:value="0.986663519540567">
            <text:p>0.9866635195</text:p>
          </table:table-cell>
          <table:table-cell table:formula="of:=[.E179]+[.$B$3]*([.F179]+[.F180])/2" office:value-type="float" office:value="0.00875531614579633">
            <text:p>0.0087553161</text:p>
          </table:table-cell>
          <table:table-cell table:formula="of:=[.D180]^2-[.C180]*[.E180]-1" office:value-type="float" office:value="-0.0436202314990897">
            <text:p>-0.0436202315</text:p>
          </table:table-cell>
          <table:table-cell table:formula="of:=[.B180]-[.C180]" office:value-type="float" office:value="0.654030391810528">
            <text:p>0.654030391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f:=[.A181]*[.B$3]" office:value-type="float" office:value="2.625">
            <text:p>2.625</text:p>
          </table:table-cell>
          <table:table-cell table:formula="of:=[.C180]+[.$B$3]*[.D180]+[.$B$3]^2*[.E180]/2+[.$B$3]^3*[.F180]/6" office:value-type="float" office:value="1.970770525488">
            <text:p>1.9707705255</text:p>
          </table:table-cell>
          <table:table-cell table:formula="of:=[.D180]+[.$B$3]*[.E180]+[.$B$3]^2*[.F180]/2" office:value-type="float" office:value="0.98678994200671">
            <text:p>0.986789942</text:p>
          </table:table-cell>
          <table:table-cell table:formula="of:=[.E180]+[.$B$3]*([.F180]+[.F181])/2" office:value-type="float" office:value="0.00811111141854082">
            <text:p>0.0081111114</text:p>
          </table:table-cell>
          <table:table-cell table:formula="of:=[.D181]^2-[.C181]*[.E181]-1" office:value-type="float" office:value="-0.0422307496670028">
            <text:p>-0.0422307497</text:p>
          </table:table-cell>
          <table:table-cell table:formula="of:=[.B181]-[.C181]" office:value-type="float" office:value="0.654229474512001">
            <text:p>0.654229474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f:=[.A182]*[.B$3]" office:value-type="float" office:value="2.64">
            <text:p>2.64</text:p>
          </table:table-cell>
          <table:table-cell table:formula="of:=[.C181]+[.$B$3]*[.D181]+[.$B$3]^2*[.E181]/2+[.$B$3]^3*[.F181]/6" office:value-type="float" office:value="1.98557326742853">
            <text:p>1.9855732674</text:p>
          </table:table-cell>
          <table:table-cell table:formula="of:=[.D181]+[.$B$3]*[.E181]+[.$B$3]^2*[.F181]/2" office:value-type="float" office:value="0.986906857718651">
            <text:p>0.9869068577</text:p>
          </table:table-cell>
          <table:table-cell table:formula="of:=[.E181]+[.$B$3]*([.F181]+[.F182])/2" office:value-type="float" office:value="0.0074874434338572">
            <text:p>0.0074874434</text:p>
          </table:table-cell>
          <table:table-cell table:formula="of:=[.D182]^2-[.C182]*[.E182]-1" office:value-type="float" office:value="-0.0408817217115489">
            <text:p>-0.0408817217</text:p>
          </table:table-cell>
          <table:table-cell table:formula="of:=[.B182]-[.C182]" office:value-type="float" office:value="0.654426732571469">
            <text:p>0.654426732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f:=[.A183]*[.B$3]" office:value-type="float" office:value="2.655">
            <text:p>2.655</text:p>
          </table:table-cell>
          <table:table-cell table:formula="of:=[.C182]+[.$B$3]*[.D182]+[.$B$3]^2*[.E182]/2+[.$B$3]^3*[.F182]/6" office:value-type="float" office:value="2.00037769369648">
            <text:p>2.0003776937</text:p>
          </table:table-cell>
          <table:table-cell table:formula="of:=[.D182]+[.$B$3]*[.E182]+[.$B$3]^2*[.F182]/2" office:value-type="float" office:value="0.987014570176466">
            <text:p>0.9870145702</text:p>
          </table:table-cell>
          <table:table-cell table:formula="of:=[.E182]+[.$B$3]*([.F182]+[.F183])/2" office:value-type="float" office:value="0.00688371209949602">
            <text:p>0.0068837121</text:p>
          </table:table-cell>
          <table:table-cell table:formula="of:=[.D183]^2-[.C183]*[.E183]-1" office:value-type="float" office:value="-0.0395722623930262">
            <text:p>-0.0395722624</text:p>
          </table:table-cell>
          <table:table-cell table:formula="of:=[.B183]-[.C183]" office:value-type="float" office:value="0.654622306303521">
            <text:p>0.6546223063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f:=[.A184]*[.B$3]" office:value-type="float" office:value="2.67">
            <text:p>2.67</text:p>
          </table:table-cell>
          <table:table-cell table:formula="of:=[.C183]+[.$B$3]*[.D183]+[.$B$3]^2*[.E183]/2+[.$B$3]^3*[.F183]/6" office:value-type="float" office:value="2.01518366846275">
            <text:p>2.0151836685</text:p>
          </table:table-cell>
          <table:table-cell table:formula="of:=[.D183]+[.$B$3]*[.E183]+[.$B$3]^2*[.F183]/2" office:value-type="float" office:value="0.987113373978439">
            <text:p>0.987113374</text:p>
          </table:table-cell>
          <table:table-cell table:formula="of:=[.E183]+[.$B$3]*([.F183]+[.F184])/2" office:value-type="float" office:value="0.006299330538826">
            <text:p>0.0062993305</text:p>
          </table:table-cell>
          <table:table-cell table:formula="of:=[.D184]^2-[.C184]*[.E184]-1" office:value-type="float" office:value="-0.0383014949369929">
            <text:p>-0.0383014949</text:p>
          </table:table-cell>
          <table:table-cell table:formula="of:=[.B184]-[.C184]" office:value-type="float" office:value="0.654816331537246">
            <text:p>0.654816331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[.A185]*[.B$3]" office:value-type="float" office:value="2.685">
            <text:p>2.685</text:p>
          </table:table-cell>
          <table:table-cell table:formula="of:=[.C184]+[.$B$3]*[.D184]+[.$B$3]^2*[.E184]/2+[.$B$3]^3*[.F184]/6" office:value-type="float" office:value="2.02999106025173">
            <text:p>2.0299910603</text:p>
          </table:table-cell>
          <table:table-cell table:formula="of:=[.D184]+[.$B$3]*[.E184]+[.$B$3]^2*[.F184]/2" office:value-type="float" office:value="0.987203555018341">
            <text:p>0.987203555</text:p>
          </table:table-cell>
          <table:table-cell table:formula="of:=[.E184]+[.$B$3]*([.F184]+[.F185])/2" office:value-type="float" office:value="0.00573372496125042">
            <text:p>0.005733725</text:p>
          </table:table-cell>
          <table:table-cell table:formula="of:=[.D185]^2-[.C185]*[.E185]-1" office:value-type="float" office:value="-0.0370685513724295">
            <text:p>-0.0370685514</text:p>
          </table:table-cell>
          <table:table-cell table:formula="of:=[.B185]-[.C185]" office:value-type="float" office:value="0.655008939748272">
            <text:p>0.655008939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[.A186]*[.B$3]" office:value-type="float" office:value="2.7">
            <text:p>2.7</text:p>
          </table:table-cell>
          <table:table-cell table:formula="of:=[.C185]+[.$B$3]*[.D185]+[.$B$3]^2*[.E185]/2+[.$B$3]^3*[.F185]/6" office:value-type="float" office:value="2.04479974181213">
            <text:p>2.0447997418</text:p>
          </table:table-cell>
          <table:table-cell table:formula="of:=[.D185]+[.$B$3]*[.E185]+[.$B$3]^2*[.F185]/2" office:value-type="float" office:value="0.987285390680731">
            <text:p>0.9872853907</text:p>
          </table:table-cell>
          <table:table-cell table:formula="of:=[.E185]+[.$B$3]*([.F185]+[.F186])/2" office:value-type="float" office:value="0.00518633452768906">
            <text:p>0.0051863345</text:p>
          </table:table-cell>
          <table:table-cell table:formula="of:=[.D186]^2-[.C186]*[.E186]-1" office:value-type="float" office:value="-0.0358725728515671">
            <text:p>-0.0358725729</text:p>
          </table:table-cell>
          <table:table-cell table:formula="of:=[.B186]-[.C186]" office:value-type="float" office:value="0.655200258187873">
            <text:p>0.655200258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f:=[.A187]*[.B$3]" office:value-type="float" office:value="2.715">
            <text:p>2.715</text:p>
          </table:table-cell>
          <table:table-cell table:formula="of:=[.C186]+[.$B$3]*[.D186]+[.$B$3]^2*[.E186]/2+[.$B$3]^3*[.F186]/6" office:value-type="float" office:value="2.05960958999085">
            <text:p>2.05960959</text:p>
          </table:table-cell>
          <table:table-cell table:formula="of:=[.D186]+[.$B$3]*[.E186]+[.$B$3]^2*[.F186]/2" office:value-type="float" office:value="0.9873591500342">
            <text:p>0.98735915</text:p>
          </table:table-cell>
          <table:table-cell table:formula="of:=[.E186]+[.$B$3]*([.F186]+[.F187])/2" office:value-type="float" office:value="0.00465661121139909">
            <text:p>0.0046566112</text:p>
          </table:table-cell>
          <table:table-cell table:formula="of:=[.D187]^2-[.C187]*[.E187]-1" office:value-type="float" office:value="-0.0347127099515983">
            <text:p>-0.03471271</text:p>
          </table:table-cell>
          <table:table-cell table:formula="of:=[.B187]-[.C187]" office:value-type="float" office:value="0.65539041000915">
            <text:p>0.6553904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formula="of:=[.A188]*[.B$3]" office:value-type="float" office:value="2.73">
            <text:p>2.73</text:p>
          </table:table-cell>
          <table:table-cell table:formula="of:=[.C187]+[.$B$3]*[.D187]+[.$B$3]^2*[.E187]/2+[.$B$3]^3*[.F187]/6" office:value-type="float" office:value="2.07442048560967">
            <text:p>2.0744204856</text:p>
          </table:table-cell>
          <table:table-cell table:formula="of:=[.D187]+[.$B$3]*[.E187]+[.$B$3]^2*[.F187]/2" office:value-type="float" office:value="0.987425094022501">
            <text:p>0.987425094</text:p>
          </table:table-cell>
          <table:table-cell table:formula="of:=[.E187]+[.$B$3]*([.F187]+[.F188])/2" office:value-type="float" office:value="0.00414401965440488">
            <text:p>0.0041440197</text:p>
          </table:table-cell>
          <table:table-cell table:formula="of:=[.D188]^2-[.C188]*[.E188]-1" office:value-type="float" office:value="-0.0335881229585205">
            <text:p>-0.033588123</text:p>
          </table:table-cell>
          <table:table-cell table:formula="of:=[.B188]-[.C188]" office:value-type="float" office:value="0.655579514390335">
            <text:p>0.655579514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f:=[.A189]*[.B$3]" office:value-type="float" office:value="2.745">
            <text:p>2.745</text:p>
          </table:table-cell>
          <table:table-cell table:formula="of:=[.C188]+[.$B$3]*[.D188]+[.$B$3]^2*[.E188]/2+[.$B$3]^3*[.F188]/6" office:value-type="float" office:value="2.08923231334476">
            <text:p>2.0892323133</text:p>
          </table:table-cell>
          <table:table-cell table:formula="of:=[.D188]+[.$B$3]*[.E188]+[.$B$3]^2*[.F188]/2" office:value-type="float" office:value="0.987483475653485">
            <text:p>0.9874834757</text:p>
          </table:table-cell>
          <table:table-cell table:formula="of:=[.E188]+[.$B$3]*([.F188]+[.F189])/2" office:value-type="float" office:value="0.00364803701980289">
            <text:p>0.003648037</text:p>
          </table:table-cell>
          <table:table-cell table:formula="of:=[.D189]^2-[.C189]*[.E189]-1" office:value-type="float" office:value="-0.0324979821333635">
            <text:p>-0.0324979821</text:p>
          </table:table-cell>
          <table:table-cell table:formula="of:=[.B189]-[.C189]" office:value-type="float" office:value="0.655767686655243">
            <text:p>0.655767686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f:=[.A190]*[.B$3]" office:value-type="float" office:value="2.76">
            <text:p>2.76</text:p>
          </table:table-cell>
          <table:table-cell table:formula="of:=[.C189]+[.$B$3]*[.D189]+[.$B$3]^2*[.E189]/2+[.$B$3]^3*[.F189]/6" office:value-type="float" office:value="2.10404496160909">
            <text:p>2.1040449616</text:p>
          </table:table-cell>
          <table:table-cell table:formula="of:=[.D189]+[.$B$3]*[.E189]+[.$B$3]^2*[.F189]/2" office:value-type="float" office:value="0.987534540185792">
            <text:p>0.9875345402</text:p>
          </table:table-cell>
          <table:table-cell table:formula="of:=[.E189]+[.$B$3]*([.F189]+[.F190])/2" office:value-type="float" office:value="0.00316815284020394">
            <text:p>0.0031681528</text:p>
          </table:table-cell>
          <table:table-cell table:formula="of:=[.D190]^2-[.C190]*[.E190]-1" office:value-type="float" office:value="-0.0314414679610752">
            <text:p>-0.031441468</text:p>
          </table:table-cell>
          <table:table-cell table:formula="of:=[.B190]-[.C190]" office:value-type="float" office:value="0.65595503839091">
            <text:p>0.655955038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formula="of:=[.A191]*[.B$3]" office:value-type="float" office:value="2.775">
            <text:p>2.775</text:p>
          </table:table-cell>
          <table:table-cell table:formula="of:=[.C190]+[.$B$3]*[.D190]+[.$B$3]^2*[.E190]/2+[.$B$3]^3*[.F190]/6" office:value-type="float" office:value="2.11885832243756">
            <text:p>2.1188583224</text:p>
          </table:table-cell>
          <table:table-cell table:formula="of:=[.D190]+[.$B$3]*[.E190]+[.$B$3]^2*[.F190]/2" office:value-type="float" office:value="0.987578525313249">
            <text:p>0.9875785253</text:p>
          </table:table-cell>
          <table:table-cell table:formula="of:=[.E190]+[.$B$3]*([.F190]+[.F191])/2" office:value-type="float" office:value="0.00270386886257095">
            <text:p>0.0027038689</text:p>
          </table:table-cell>
          <table:table-cell table:formula="of:=[.D191]^2-[.C191]*[.E191]-1" office:value-type="float" office:value="-0.0304177713823461">
            <text:p>-0.0304177714</text:p>
          </table:table-cell>
          <table:table-cell table:formula="of:=[.B191]-[.C191]" office:value-type="float" office:value="0.656141677562442">
            <text:p>0.6561416776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formula="of:=[.A192]*[.B$3]" office:value-type="float" office:value="2.79">
            <text:p>2.79</text:p>
          </table:table-cell>
          <table:table-cell table:formula="of:=[.C191]+[.$B$3]*[.D191]+[.$B$3]^2*[.E191]/2+[.$B$3]^3*[.F191]/6" office:value-type="float" office:value="2.13367229137488">
            <text:p>2.1336722914</text:p>
          </table:table-cell>
          <table:table-cell table:formula="of:=[.D191]+[.$B$3]*[.E191]+[.$B$3]^2*[.F191]/2" office:value-type="float" office:value="0.987615661346907">
            <text:p>0.9876156613</text:p>
          </table:table-cell>
          <table:table-cell table:formula="of:=[.E191]+[.$B$3]*([.F191]+[.F192])/2" office:value-type="float" office:value="0.00225469888970585">
            <text:p>0.0022546989</text:p>
          </table:table-cell>
          <table:table-cell table:formula="of:=[.D192]^2-[.C192]*[.E192]-1" office:value-type="float" office:value="-0.0294260940086698">
            <text:p>-0.029426094</text:p>
          </table:table-cell>
          <table:table-cell table:formula="of:=[.B192]-[.C192]" office:value-type="float" office:value="0.65632770862512">
            <text:p>0.656327708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f:=[.A193]*[.B$3]" office:value-type="float" office:value="2.805">
            <text:p>2.805</text:p>
          </table:table-cell>
          <table:table-cell table:formula="of:=[.C192]+[.$B$3]*[.D192]+[.$B$3]^2*[.E192]/2+[.$B$3]^3*[.F192]/6" office:value-type="float" office:value="2.14848676736621">
            <text:p>2.1484867674</text:p>
          </table:table-cell>
          <table:table-cell table:formula="of:=[.D192]+[.$B$3]*[.E192]+[.$B$3]^2*[.F192]/2" office:value-type="float" office:value="0.987646171394677">
            <text:p>0.9876461714</text:p>
          </table:table-cell>
          <table:table-cell table:formula="of:=[.E192]+[.$B$3]*([.F192]+[.F193])/2" office:value-type="float" office:value="0.00182016861863491">
            <text:p>0.0018201686</text:p>
          </table:table-cell>
          <table:table-cell table:formula="of:=[.D193]^2-[.C193]*[.E193]-1" office:value-type="float" office:value="-0.0284656483209488">
            <text:p>-0.0284656483</text:p>
          </table:table-cell>
          <table:table-cell table:formula="of:=[.B193]-[.C193]" office:value-type="float" office:value="0.65651323263379">
            <text:p>0.656513232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formula="of:=[.A194]*[.B$3]" office:value-type="float" office:value="2.82">
            <text:p>2.82</text:p>
          </table:table-cell>
          <table:table-cell table:formula="of:=[.C193]+[.$B$3]*[.D193]+[.$B$3]^2*[.E193]/2+[.$B$3]^3*[.F193]/6" office:value-type="float" office:value="2.16330165265042">
            <text:p>2.1633016527</text:p>
          </table:table-cell>
          <table:table-cell table:formula="of:=[.D193]+[.$B$3]*[.E193]+[.$B$3]^2*[.F193]/2" office:value-type="float" office:value="0.98767027153852">
            <text:p>0.9876702715</text:p>
          </table:table-cell>
          <table:table-cell table:formula="of:=[.E193]+[.$B$3]*([.F193]+[.F194])/2" office:value-type="float" office:value="0.00139981547613697">
            <text:p>0.0013998155</text:p>
          </table:table-cell>
          <table:table-cell table:formula="of:=[.D194]^2-[.C194]*[.E194]-1" office:value-type="float" office:value="-0.0275356578519581">
            <text:p>-0.0275356579</text:p>
          </table:table-cell>
          <table:table-cell table:formula="of:=[.B194]-[.C194]" office:value-type="float" office:value="0.656698347349578">
            <text:p>0.656698347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formula="of:=[.A195]*[.B$3]" office:value-type="float" office:value="2.835">
            <text:p>2.835</text:p>
          </table:table-cell>
          <table:table-cell table:formula="of:=[.C194]+[.$B$3]*[.D194]+[.$B$3]^2*[.E194]/2+[.$B$3]^3*[.F194]/6" office:value-type="float" office:value="2.17811685265603">
            <text:p>2.1781168527</text:p>
          </table:table-cell>
          <table:table-cell table:formula="of:=[.D194]+[.$B$3]*[.E194]+[.$B$3]^2*[.F194]/2" office:value-type="float" office:value="0.987688171009154">
            <text:p>0.987688171</text:p>
          </table:table-cell>
          <table:table-cell table:formula="of:=[.E194]+[.$B$3]*([.F194]+[.F195])/2" office:value-type="float" office:value="0.00099318845165435">
            <text:p>0.0009931885</text:p>
          </table:table-cell>
          <table:table-cell table:formula="of:=[.D195]^2-[.C195]*[.E195]-1" office:value-type="float" office:value="-0.0266353573530035">
            <text:p>-0.0266353574</text:p>
          </table:table-cell>
          <table:table-cell table:formula="of:=[.B195]-[.C195]" office:value-type="float" office:value="0.656883147343969">
            <text:p>0.656883147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f:=[.A196]*[.B$3]" office:value-type="float" office:value="2.85">
            <text:p>2.85</text:p>
          </table:table-cell>
          <table:table-cell table:formula="of:=[.C195]+[.$B$3]*[.D195]+[.$B$3]^2*[.E195]/2+[.$B$3]^3*[.F195]/6" office:value-type="float" office:value="2.19293227589973">
            <text:p>2.1929322759</text:p>
          </table:table-cell>
          <table:table-cell table:formula="of:=[.D195]+[.$B$3]*[.E195]+[.$B$3]^2*[.F195]/2" office:value-type="float" office:value="0.987700072358227">
            <text:p>0.9877000724</text:p>
          </table:table-cell>
          <table:table-cell table:formula="of:=[.E195]+[.$B$3]*([.F195]+[.F196])/2" office:value-type="float" office:value="0.00059984792782091">
            <text:p>0.0005998479</text:p>
          </table:table-cell>
          <table:table-cell table:formula="of:=[.D196]^2-[.C196]*[.E196]-1" office:value-type="float" office:value="-0.0257639929451037">
            <text:p>-0.0257639929</text:p>
          </table:table-cell>
          <table:table-cell table:formula="of:=[.B196]-[.C196]" office:value-type="float" office:value="0.657067724100275">
            <text:p>0.657067724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formula="of:=[.A197]*[.B$3]" office:value-type="float" office:value="2.865">
            <text:p>2.865</text:p>
          </table:table-cell>
          <table:table-cell table:formula="of:=[.C196]+[.$B$3]*[.D196]+[.$B$3]^2*[.E196]/2+[.$B$3]^3*[.F196]/6" office:value-type="float" office:value="2.20774783388745">
            <text:p>2.2077478339</text:p>
          </table:table-cell>
          <table:table-cell table:formula="of:=[.D196]+[.$B$3]*[.E196]+[.$B$3]^2*[.F196]/2" office:value-type="float" office:value="0.987706171627938">
            <text:p>0.9877061716</text:p>
          </table:table-cell>
          <table:table-cell table:formula="of:=[.E196]+[.$B$3]*([.F196]+[.F197])/2" office:value-type="float" office:value="0.000219365508837005">
            <text:p>0.0002193655</text:p>
          </table:table-cell>
          <table:table-cell table:formula="of:=[.D197]^2-[.C197]*[.E197]-1" office:value-type="float" office:value="-0.0249208222550473">
            <text:p>-0.0249208223</text:p>
          </table:table-cell>
          <table:table-cell table:formula="of:=[.B197]-[.C197]" office:value-type="float" office:value="0.657252166112548">
            <text:p>0.657252166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[.A198]*[.B$3]" office:value-type="float" office:value="2.88">
            <text:p>2.88</text:p>
          </table:table-cell>
          <table:table-cell table:formula="of:=[.C197]+[.$B$3]*[.D197]+[.$B$3]^2*[.E197]/2+[.$B$3]^3*[.F197]/6" office:value-type="float" office:value="2.22256344101803">
            <text:p>2.222563441</text:p>
          </table:table-cell>
          <table:table-cell table:formula="of:=[.D197]+[.$B$3]*[.E197]+[.$B$3]^2*[.F197]/2" office:value-type="float" office:value="0.987706658518067">
            <text:p>0.9877066585</text:p>
          </table:table-cell>
          <table:table-cell table:formula="of:=[.E197]+[.$B$3]*([.F197]+[.F198])/2" office:value-type="float" office:value="-0.000148676153084499">
            <text:p>-0.0001486762</text:p>
          </table:table-cell>
          <table:table-cell table:formula="of:=[.D198]^2-[.C198]*[.E198]-1" office:value-type="float" office:value="-0.0241051145366785">
            <text:p>-0.0241051145</text:p>
          </table:table-cell>
          <table:table-cell table:formula="of:=[.B198]-[.C198]" office:value-type="float" office:value="0.657436558981972">
            <text:p>0.65743655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formula="of:=[.A199]*[.B$3]" office:value-type="float" office:value="2.895">
            <text:p>2.895</text:p>
          </table:table-cell>
          <table:table-cell table:formula="of:=[.C198]+[.$B$3]*[.D198]+[.$B$3]^2*[.E198]/2+[.$B$3]^3*[.F198]/6" office:value-type="float" office:value="2.23737901448925">
            <text:p>2.2373790145</text:p>
          </table:table-cell>
          <table:table-cell table:formula="of:=[.D198]+[.$B$3]*[.E198]+[.$B$3]^2*[.F198]/2" office:value-type="float" office:value="0.987701716550385">
            <text:p>0.9877017166</text:p>
          </table:table-cell>
          <table:table-cell table:formula="of:=[.E198]+[.$B$3]*([.F198]+[.F199])/2" office:value-type="float" office:value="-0.000504683532982199">
            <text:p>-0.0005046835</text:p>
          </table:table-cell>
          <table:table-cell table:formula="of:=[.D199]^2-[.C199]*[.E199]-1" office:value-type="float" office:value="-0.0233161507777703">
            <text:p>-0.0233161508</text:p>
          </table:table-cell>
          <table:table-cell table:formula="of:=[.B199]-[.C199]" office:value-type="float" office:value="0.65762098551075">
            <text:p>0.657620985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formula="of:=[.A200]*[.B$3]" office:value-type="float" office:value="2.91">
            <text:p>2.91</text:p>
          </table:table-cell>
          <table:table-cell table:formula="of:=[.C199]+[.$B$3]*[.D199]+[.$B$3]^2*[.E199]/2+[.$B$3]^3*[.F199]/6" office:value-type="float" office:value="2.25219447420643">
            <text:p>2.2521944742</text:p>
          </table:table-cell>
          <table:table-cell table:formula="of:=[.D199]+[.$B$3]*[.E199]+[.$B$3]^2*[.F199]/2" office:value-type="float" office:value="0.987691523230428">
            <text:p>0.9876915232</text:p>
          </table:table-cell>
          <table:table-cell table:formula="of:=[.E199]+[.$B$3]*([.F199]+[.F200])/2" office:value-type="float" office:value="-0.000849052409906658">
            <text:p>-0.0008490524</text:p>
          </table:table-cell>
          <table:table-cell table:formula="of:=[.D200]^2-[.C200]*[.E200]-1" office:value-type="float" office:value="-0.022553223792854">
            <text:p>-0.0225532238</text:p>
          </table:table-cell>
          <table:table-cell table:formula="of:=[.B200]-[.C200]" office:value-type="float" office:value="0.657805525793568">
            <text:p>0.657805525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formula="of:=[.A201]*[.B$3]" office:value-type="float" office:value="2.925">
            <text:p>2.925</text:p>
          </table:table-cell>
          <table:table-cell table:formula="of:=[.C200]+[.$B$3]*[.D200]+[.$B$3]^2*[.E200]/2+[.$B$3]^3*[.F200]/6" office:value-type="float" office:value="2.26700974269336">
            <text:p>2.2670097427</text:p>
          </table:table-cell>
          <table:table-cell table:formula="of:=[.D200]+[.$B$3]*[.E200]+[.$B$3]^2*[.F200]/2" office:value-type="float" office:value="0.987676250206602">
            <text:p>0.9876762502</text:p>
          </table:table-cell>
          <table:table-cell table:formula="of:=[.E200]+[.$B$3]*([.F200]+[.F201])/2" office:value-type="float" office:value="-0.00118216804496955">
            <text:p>-0.001182168</text:p>
          </table:table-cell>
          <table:table-cell table:formula="of:=[.D201]^2-[.C201]*[.E201]-1" office:value-type="float" office:value="-0.0218156383023781">
            <text:p>-0.0218156383</text:p>
          </table:table-cell>
          <table:table-cell table:formula="of:=[.B201]-[.C201]" office:value-type="float" office:value="0.657990257306639">
            <text:p>0.657990257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[.A202]*[.B$3]" office:value-type="float" office:value="2.94">
            <text:p>2.94</text:p>
          </table:table-cell>
          <table:table-cell table:formula="of:=[.C201]+[.$B$3]*[.D201]+[.$B$3]^2*[.E201]/2+[.$B$3]^3*[.F201]/6" office:value-type="float" office:value="2.28182474500562">
            <text:p>2.281824745</text:p>
          </table:table-cell>
          <table:table-cell table:formula="of:=[.D201]+[.$B$3]*[.E201]+[.$B$3]^2*[.F201]/2" office:value-type="float" office:value="0.987656063426619">
            <text:p>0.9876560634</text:p>
          </table:table-cell>
          <table:table-cell table:formula="of:=[.E201]+[.$B$3]*([.F201]+[.F202])/2" office:value-type="float" office:value="-0.00150440536047914">
            <text:p>-0.0015044054</text:p>
          </table:table-cell>
          <table:table-cell table:formula="of:=[.D202]^2-[.C202]*[.E202]-1" office:value-type="float" office:value="-0.0211027109985741">
            <text:p>-0.021102711</text:p>
          </table:table-cell>
          <table:table-cell table:formula="of:=[.B202]-[.C202]" office:value-type="float" office:value="0.658175254994379">
            <text:p>0.65817525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formula="of:=[.A203]*[.B$3]" office:value-type="float" office:value="2.955">
            <text:p>2.955</text:p>
          </table:table-cell>
          <table:table-cell table:formula="of:=[.C202]+[.$B$3]*[.D202]+[.$B$3]^2*[.E202]/2+[.$B$3]^3*[.F202]/6" office:value-type="float" office:value="2.29663940864623">
            <text:p>2.2966394086</text:p>
          </table:table-cell>
          <table:table-cell table:formula="of:=[.D202]+[.$B$3]*[.E202]+[.$B$3]^2*[.F202]/2" office:value-type="float" office:value="0.987631123291224">
            <text:p>0.9876311233</text:p>
          </table:table-cell>
          <table:table-cell table:formula="of:=[.E202]+[.$B$3]*([.F202]+[.F203])/2" office:value-type="float" office:value="-0.00181612911996563">
            <text:p>-0.0018161291</text:p>
          </table:table-cell>
          <table:table-cell table:formula="of:=[.D203]^2-[.C203]*[.E203]-1" office:value-type="float" office:value="-0.0204137705984113">
            <text:p>-0.0204137706</text:p>
          </table:table-cell>
          <table:table-cell table:formula="of:=[.B203]-[.C203]" office:value-type="float" office:value="0.658360591353769">
            <text:p>0.6583605914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formula="of:=[.A204]*[.B$3]" office:value-type="float" office:value="2.97">
            <text:p>2.97</text:p>
          </table:table-cell>
          <table:table-cell table:formula="of:=[.C203]+[.$B$3]*[.D203]+[.$B$3]^2*[.E203]/2+[.$B$3]^3*[.F203]/6" office:value-type="float" office:value="2.31145366348359">
            <text:p>2.3114536635</text:p>
          </table:table-cell>
          <table:table-cell table:formula="of:=[.D203]+[.$B$3]*[.E203]+[.$B$3]^2*[.F203]/2" office:value-type="float" office:value="0.987601584805232">
            <text:p>0.9876015848</text:p>
          </table:table-cell>
          <table:table-cell table:formula="of:=[.E203]+[.$B$3]*([.F203]+[.F204])/2" office:value-type="float" office:value="-0.00211769410890546">
            <text:p>-0.0021176941</text:p>
          </table:table-cell>
          <table:table-cell table:formula="of:=[.D204]^2-[.C204]*[.E204]-1" office:value-type="float" office:value="-0.019748157884026">
            <text:p>-0.0197481579</text:p>
          </table:table-cell>
          <table:table-cell table:formula="of:=[.B204]-[.C204]" office:value-type="float" office:value="0.658546336516413">
            <text:p>0.658546336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f:=[.A205]*[.B$3]" office:value-type="float" office:value="2.985">
            <text:p>2.985</text:p>
          </table:table-cell>
          <table:table-cell table:formula="of:=[.C204]+[.$B$3]*[.D204]+[.$B$3]^2*[.E204]/2+[.$B$3]^3*[.F204]/6" office:value-type="float" office:value="2.32626744167163">
            <text:p>2.3262674417</text:p>
          </table:table-cell>
          <table:table-cell table:formula="of:=[.D204]+[.$B$3]*[.E204]+[.$B$3]^2*[.F204]/2" office:value-type="float" office:value="0.987567597725837">
            <text:p>0.9875675977</text:p>
          </table:table-cell>
          <table:table-cell table:formula="of:=[.E204]+[.$B$3]*([.F204]+[.F205])/2" office:value-type="float" office:value="-0.00240944531595964">
            <text:p>-0.0024094453</text:p>
          </table:table-cell>
          <table:table-cell table:formula="of:=[.D205]^2-[.C205]*[.E205]-1" office:value-type="float" office:value="-0.0191052257310145">
            <text:p>-0.0191052257</text:p>
          </table:table-cell>
          <table:table-cell table:formula="of:=[.B205]-[.C205]" office:value-type="float" office:value="0.658732558328372">
            <text:p>0.658732558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[.A206]*[.B$3]" office:value-type="float" office:value="3">
            <text:p>3</text:p>
          </table:table-cell>
          <table:table-cell table:formula="of:=[.C205]+[.$B$3]*[.D205]+[.$B$3]^2*[.E205]/2+[.$B$3]^3*[.F205]/6" office:value-type="float" office:value="2.34108067757223">
            <text:p>2.3410806776</text:p>
          </table:table-cell>
          <table:table-cell table:formula="of:=[.D205]+[.$B$3]*[.E205]+[.$B$3]^2*[.F205]/2" office:value-type="float" office:value="0.987529306708203">
            <text:p>0.9875293067</text:p>
          </table:table-cell>
          <table:table-cell table:formula="of:=[.E205]+[.$B$3]*([.F205]+[.F206])/2" office:value-type="float" office:value="-0.00269171811454693">
            <text:p>-0.0026917181</text:p>
          </table:table-cell>
          <table:table-cell table:formula="of:=[.D206]^2-[.C206]*[.E206]-1" office:value-type="float" office:value="-0.0184843391249795">
            <text:p>-0.0184843391</text:p>
          </table:table-cell>
          <table:table-cell table:formula="of:=[.B206]-[.C206]" office:value-type="float" office:value="0.658919322427774">
            <text:p>0.6589193224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f:=[.A207]*[.B$3]" office:value-type="float" office:value="3.015">
            <text:p>3.015</text:p>
          </table:table-cell>
          <table:table-cell table:formula="of:=[.C206]+[.$B$3]*[.D206]+[.$B$3]^2*[.E206]/2+[.$B$3]^3*[.F206]/6" office:value-type="float" office:value="2.35589330767972">
            <text:p>2.3558933077</text:p>
          </table:table-cell>
          <table:table-cell table:formula="of:=[.D206]+[.$B$3]*[.E206]+[.$B$3]^2*[.F206]/2" office:value-type="float" office:value="0.987486851448333">
            <text:p>0.9874868514</text:p>
          </table:table-cell>
          <table:table-cell table:formula="of:=[.E206]+[.$B$3]*([.F206]+[.F207])/2" office:value-type="float" office:value="-0.00296483844457866">
            <text:p>-0.0029648384</text:p>
          </table:table-cell>
          <table:table-cell table:formula="of:=[.D207]^2-[.C207]*[.E207]-1" office:value-type="float" office:value="-0.0178848751667237">
            <text:p>-0.0178848752</text:p>
          </table:table-cell>
          <table:table-cell table:formula="of:=[.B207]-[.C207]" office:value-type="float" office:value="0.659106692320277">
            <text:p>0.659106692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formula="of:=[.A208]*[.B$3]" office:value-type="float" office:value="3.03">
            <text:p>3.03</text:p>
          </table:table-cell>
          <table:table-cell table:formula="of:=[.C207]+[.$B$3]*[.D207]+[.$B$3]^2*[.E207]/2+[.$B$3]^3*[.F207]/6" office:value-type="float" office:value="2.37070527054761">
            <text:p>2.3707052705</text:p>
          </table:table-cell>
          <table:table-cell table:formula="of:=[.D207]+[.$B$3]*[.E207]+[.$B$3]^2*[.F207]/2" office:value-type="float" office:value="0.987440366823208">
            <text:p>0.9874403668</text:p>
          </table:table-cell>
          <table:table-cell table:formula="of:=[.E207]+[.$B$3]*([.F207]+[.F208])/2" office:value-type="float" office:value="-0.00322912299418771">
            <text:p>-0.003229123</text:p>
          </table:table-cell>
          <table:table-cell table:formula="of:=[.D208]^2-[.C208]*[.E208]-1" office:value-type="float" office:value="-0.0173062230664813">
            <text:p>-0.0173062231</text:p>
          </table:table-cell>
          <table:table-cell table:formula="of:=[.B208]-[.C208]" office:value-type="float" office:value="0.659294729452394">
            <text:p>0.659294729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formula="of:=[.A209]*[.B$3]" office:value-type="float" office:value="3.045">
            <text:p>3.045</text:p>
          </table:table-cell>
          <table:table-cell table:formula="of:=[.C208]+[.$B$3]*[.D208]+[.$B$3]^2*[.E208]/2+[.$B$3]^3*[.F208]/6" office:value-type="float" office:value="2.38551650671725">
            <text:p>2.3855165067</text:p>
          </table:table-cell>
          <table:table-cell table:formula="of:=[.D208]+[.$B$3]*[.E208]+[.$B$3]^2*[.F208]/2" office:value-type="float" office:value="0.9873899830282">
            <text:p>0.987389983</text:p>
          </table:table-cell>
          <table:table-cell table:formula="of:=[.E208]+[.$B$3]*([.F208]+[.F209])/2" office:value-type="float" office:value="-0.00348487938129029">
            <text:p>-0.0034848794</text:p>
          </table:table-cell>
          <table:table-cell table:formula="of:=[.D209]^2-[.C209]*[.E209]-1" office:value-type="float" office:value="-0.0167477841275843">
            <text:p>-0.0167477841</text:p>
          </table:table-cell>
          <table:table-cell table:formula="of:=[.B209]-[.C209]" office:value-type="float" office:value="0.659483493282752">
            <text:p>0.659483493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formula="of:=[.A210]*[.B$3]" office:value-type="float" office:value="3.06">
            <text:p>3.06</text:p>
          </table:table-cell>
          <table:table-cell table:formula="of:=[.C209]+[.$B$3]*[.D209]+[.$B$3]^2*[.E209]/2+[.$B$3]^3*[.F209]/6" office:value-type="float" office:value="2.4003269586487">
            <text:p>2.4003269586</text:p>
          </table:table-cell>
          <table:table-cell table:formula="of:=[.D209]+[.$B$3]*[.E209]+[.$B$3]^2*[.F209]/2" office:value-type="float" office:value="0.987335825711766">
            <text:p>0.9873358257</text:p>
          </table:table-cell>
          <table:table-cell table:formula="of:=[.E209]+[.$B$3]*([.F209]+[.F210])/2" office:value-type="float" office:value="-0.00373240633482486">
            <text:p>-0.0037324063</text:p>
          </table:table-cell>
          <table:table-cell table:formula="of:=[.D210]^2-[.C210]*[.E210]-1" office:value-type="float" office:value="-0.0162089717199532">
            <text:p>-0.0162089717</text:p>
          </table:table-cell>
          <table:table-cell table:formula="of:=[.B210]-[.C210]" office:value-type="float" office:value="0.659673041351298">
            <text:p>0.659673041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formula="of:=[.A211]*[.B$3]" office:value-type="float" office:value="3.075">
            <text:p>3.075</text:p>
          </table:table-cell>
          <table:table-cell table:formula="of:=[.C210]+[.$B$3]*[.D210]+[.$B$3]^2*[.E210]/2+[.$B$3]^3*[.F210]/6" office:value-type="float" office:value="2.41513657065349">
            <text:p>2.4151365707</text:p>
          </table:table-cell>
          <table:table-cell table:formula="of:=[.D210]+[.$B$3]*[.E210]+[.$B$3]^2*[.F210]/2" office:value-type="float" office:value="0.987278016107426">
            <text:p>0.9872780161</text:p>
          </table:table-cell>
          <table:table-cell table:formula="of:=[.E210]+[.$B$3]*([.F210]+[.F211])/2" office:value-type="float" office:value="-0.00397199387551858">
            <text:p>-0.0039719939</text:p>
          </table:table-cell>
          <table:table-cell table:formula="of:=[.D211]^2-[.C211]*[.E211]-1" office:value-type="float" office:value="-0.0156892112438095">
            <text:p>-0.0156892112</text:p>
          </table:table-cell>
          <table:table-cell table:formula="of:=[.B211]-[.C211]" office:value-type="float" office:value="0.65986342934651">
            <text:p>0.6598634293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formula="of:=[.A212]*[.B$3]" office:value-type="float" office:value="3.09">
            <text:p>3.09</text:p>
          </table:table-cell>
          <table:table-cell table:formula="of:=[.C211]+[.$B$3]*[.D211]+[.$B$3]^2*[.E211]/2+[.$B$3]^3*[.F211]/6" office:value-type="float" office:value="2.42994528882935">
            <text:p>2.4299452888</text:p>
          </table:table-cell>
          <table:table-cell table:formula="of:=[.D211]+[.$B$3]*[.E211]+[.$B$3]^2*[.F211]/2" office:value-type="float" office:value="0.987216671163028">
            <text:p>0.9872166712</text:p>
          </table:table-cell>
          <table:table-cell table:formula="of:=[.E211]+[.$B$3]*([.F211]+[.F212])/2" office:value-type="float" office:value="-0.00420392349603741">
            <text:p>-0.0042039235</text:p>
          </table:table-cell>
          <table:table-cell table:formula="of:=[.D212]^2-[.C212]*[.E212]-1" office:value-type="float" office:value="-0.0151879400839952">
            <text:p>-0.0151879401</text:p>
          </table:table-cell>
          <table:table-cell table:formula="of:=[.B212]-[.C212]" office:value-type="float" office:value="0.66005471117065">
            <text:p>0.660054711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formula="of:=[.A213]*[.B$3]" office:value-type="float" office:value="3.105">
            <text:p>3.105</text:p>
          </table:table-cell>
          <table:table-cell table:formula="of:=[.C212]+[.$B$3]*[.D212]+[.$B$3]^2*[.E212]/2+[.$B$3]^3*[.F212]/6" office:value-type="float" office:value="2.44475306099691">
            <text:p>2.444753061</text:p>
          </table:table-cell>
          <table:table-cell table:formula="of:=[.D212]+[.$B$3]*[.E212]+[.$B$3]^2*[.F212]/2" office:value-type="float" office:value="0.987151903667328">
            <text:p>0.9871519037</text:p>
          </table:table-cell>
          <table:table-cell table:formula="of:=[.E212]+[.$B$3]*([.F212]+[.F213])/2" office:value-type="float" office:value="-0.00442846834038211">
            <text:p>-0.0044284683</text:p>
          </table:table-cell>
          <table:table-cell table:formula="of:=[.D213]^2-[.C213]*[.E213]-1" office:value-type="float" office:value="-0.0147046075552936">
            <text:p>-0.0147046076</text:p>
          </table:table-cell>
          <table:table-cell table:formula="of:=[.B213]-[.C213]" office:value-type="float" office:value="0.660246939003094">
            <text:p>0.660246939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formula="of:=[.A214]*[.B$3]" office:value-type="float" office:value="3.12">
            <text:p>3.12</text:p>
          </table:table-cell>
          <table:table-cell table:formula="of:=[.C213]+[.$B$3]*[.D213]+[.$B$3]^2*[.E213]/2+[.$B$3]^3*[.F213]/6" office:value-type="float" office:value="2.45955983663821">
            <text:p>2.4595598366</text:p>
          </table:table-cell>
          <table:table-cell table:formula="of:=[.D213]+[.$B$3]*[.E213]+[.$B$3]^2*[.F213]/2" office:value-type="float" office:value="0.987083822373872">
            <text:p>0.9870838224</text:p>
          </table:table-cell>
          <table:table-cell table:formula="of:=[.E213]+[.$B$3]*([.F213]+[.F214])/2" office:value-type="float" office:value="-0.00464589338239778">
            <text:p>-0.0046458934</text:p>
          </table:table-cell>
          <table:table-cell table:formula="of:=[.D214]^2-[.C214]*[.E214]-1" office:value-type="float" office:value="-0.0142386748391371">
            <text:p>-0.0142386748</text:p>
          </table:table-cell>
          <table:table-cell table:formula="of:=[.B214]-[.C214]" office:value-type="float" office:value="0.660440163361789">
            <text:p>0.6604401634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f:=[.A215]*[.B$3]" office:value-type="float" office:value="3.135">
            <text:p>3.135</text:p>
          </table:table-cell>
          <table:table-cell table:formula="of:=[.C214]+[.$B$3]*[.D214]+[.$B$3]^2*[.E214]/2+[.$B$3]^3*[.F214]/6" office:value-type="float" office:value="2.47436556683713">
            <text:p>2.4743655668</text:p>
          </table:table-cell>
          <table:table-cell table:formula="of:=[.D214]+[.$B$3]*[.E214]+[.$B$3]^2*[.F214]/2" office:value-type="float" office:value="0.987012532122217">
            <text:p>0.9870125321</text:p>
          </table:table-cell>
          <table:table-cell table:formula="of:=[.E214]+[.$B$3]*([.F214]+[.F215])/2" office:value-type="float" office:value="-0.00485645560327078">
            <text:p>-0.0048564556</text:p>
          </table:table-cell>
          <table:table-cell table:formula="of:=[.D215]^2-[.C215]*[.E215]-1" office:value-type="float" office:value="-0.0137896149120834">
            <text:p>-0.0137896149</text:p>
          </table:table-cell>
          <table:table-cell table:formula="of:=[.B215]-[.C215]" office:value-type="float" office:value="0.660634433162865">
            <text:p>0.660634433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[.A216]*[.B$3]" office:value-type="float" office:value="3.15">
            <text:p>3.15</text:p>
          </table:table-cell>
          <table:table-cell table:formula="of:=[.C215]+[.$B$3]*[.D215]+[.$B$3]^2*[.E215]/2+[.$B$3]^3*[.F215]/6" office:value-type="float" office:value="2.48917020422154">
            <text:p>2.4891702042</text:p>
          </table:table-cell>
          <table:table-cell table:formula="of:=[.D215]+[.$B$3]*[.E215]+[.$B$3]^2*[.F215]/2" office:value-type="float" office:value="0.98693813395649">
            <text:p>0.986938134</text:p>
          </table:table-cell>
          <table:table-cell table:formula="of:=[.E215]+[.$B$3]*([.F215]+[.F216])/2" office:value-type="float" office:value="-0.00506040416789248">
            <text:p>-0.0050604042</text:p>
          </table:table-cell>
          <table:table-cell table:formula="of:=[.D216]^2-[.C216]*[.E216]-1" office:value-type="float" office:value="-0.0133569124664444">
            <text:p>-0.0133569125</text:p>
          </table:table-cell>
          <table:table-cell table:formula="of:=[.B216]-[.C216]" office:value-type="float" office:value="0.660829795778457">
            <text:p>0.6608297958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f:=[.A217]*[.B$3]" office:value-type="float" office:value="3.165">
            <text:p>3.165</text:p>
          </table:table-cell>
          <table:table-cell table:formula="of:=[.C216]+[.$B$3]*[.D216]+[.$B$3]^2*[.E216]/2+[.$B$3]^3*[.F216]/6" office:value-type="float" office:value="2.50397370290724">
            <text:p>2.5039737029</text:p>
          </table:table-cell>
          <table:table-cell table:formula="of:=[.D216]+[.$B$3]*[.E216]+[.$B$3]^2*[.F216]/2" office:value-type="float" office:value="0.986860725241319">
            <text:p>0.9868607252</text:p>
          </table:table-cell>
          <table:table-cell table:formula="of:=[.E216]+[.$B$3]*([.F216]+[.F217])/2" office:value-type="float" office:value="-0.0052393909527725">
            <text:p>-0.005239391</text:p>
          </table:table-cell>
          <table:table-cell table:formula="of:=[.D217]^2-[.C217]*[.E217]-1" office:value-type="float" office:value="-0.0129866118111848">
            <text:p>-0.0129866118</text:p>
          </table:table-cell>
          <table:table-cell table:formula="of:=[.B217]-[.C217]" office:value-type="float" office:value="0.661026297092759">
            <text:p>0.661026297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formula="of:=[.A218]*[.B$3]" office:value-type="float" office:value="3.18">
            <text:p>3.18</text:p>
          </table:table-cell>
          <table:table-cell table:formula="of:=[.C217]+[.$B$3]*[.D217]+[.$B$3]^2*[.E217]/2+[.$B$3]^3*[.F217]/6" office:value-type="float" office:value="2.51877601844363">
            <text:p>2.5187760184</text:p>
          </table:table-cell>
          <table:table-cell table:formula="of:=[.D217]+[.$B$3]*[.E217]+[.$B$3]^2*[.F217]/2" office:value-type="float" office:value="0.986780673383199">
            <text:p>0.9867806734</text:p>
          </table:table-cell>
          <table:table-cell table:formula="of:=[.E217]+[.$B$3]*([.F217]+[.F218])/2" office:value-type="float" office:value="-0.0054130682175851">
            <text:p>-0.0054130682</text:p>
          </table:table-cell>
          <table:table-cell table:formula="of:=[.D218]^2-[.C218]*[.E218]-1" office:value-type="float" office:value="-0.0126295962247479">
            <text:p>-0.0126295962</text:p>
          </table:table-cell>
          <table:table-cell table:formula="of:=[.B218]-[.C218]" office:value-type="float" office:value="0.661223981556367">
            <text:p>0.661223981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formula="of:=[.A219]*[.B$3]" office:value-type="float" office:value="3.195">
            <text:p>3.195</text:p>
          </table:table-cell>
          <table:table-cell table:formula="of:=[.C218]+[.$B$3]*[.D218]+[.$B$3]^2*[.E218]/2+[.$B$3]^3*[.F218]/6" office:value-type="float" office:value="2.53357711385338">
            <text:p>2.5335771139</text:p>
          </table:table-cell>
          <table:table-cell table:formula="of:=[.D218]+[.$B$3]*[.E218]+[.$B$3]^2*[.F218]/2" office:value-type="float" office:value="0.98669805653036">
            <text:p>0.9866980565</text:p>
          </table:table-cell>
          <table:table-cell table:formula="of:=[.E218]+[.$B$3]*([.F218]+[.F219])/2" office:value-type="float" office:value="-0.00558163339826517">
            <text:p>-0.0055816334</text:p>
          </table:table-cell>
          <table:table-cell table:formula="of:=[.D219]^2-[.C219]*[.E219]-1" office:value-type="float" office:value="-0.0122854466034465">
            <text:p>-0.0122854466</text:p>
          </table:table-cell>
          <table:table-cell table:formula="of:=[.B219]-[.C219]" office:value-type="float" office:value="0.66142288614662">
            <text:p>0.661422886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formula="of:=[.A220]*[.B$3]" office:value-type="float" office:value="3.21">
            <text:p>3.21</text:p>
          </table:table-cell>
          <table:table-cell table:formula="of:=[.C219]+[.$B$3]*[.D219]+[.$B$3]^2*[.E219]/2+[.$B$3]^3*[.F219]/6" office:value-type="float" office:value="2.54837695122934">
            <text:p>2.5483769512</text:p>
          </table:table-cell>
          <table:table-cell table:formula="of:=[.D219]+[.$B$3]*[.E219]+[.$B$3]^2*[.F219]/2" office:value-type="float" office:value="0.986612949916643">
            <text:p>0.9866129499</text:p>
          </table:table-cell>
          <table:table-cell table:formula="of:=[.E219]+[.$B$3]*([.F219]+[.F220])/2" office:value-type="float" office:value="-0.00576336350129429">
            <text:p>-0.0057633635</text:p>
          </table:table-cell>
          <table:table-cell table:formula="of:=[.D220]^2-[.C220]*[.E220]-1" office:value-type="float" office:value="-0.0119076643485251">
            <text:p>-0.0119076643</text:p>
          </table:table-cell>
          <table:table-cell table:formula="of:=[.B220]-[.C220]" office:value-type="float" office:value="0.661623048770662">
            <text:p>0.661623048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King</meta:initial-creator>
    <meta:creation-date>2013-06-23T23:50:49</meta:creation-date>
    <dc:date>2013-06-24T00:50:17</dc:date>
    <dc:creator>Patrick King</dc:creator>
    <meta:editing-duration>PT13M13S</meta:editing-duration>
    <meta:editing-cycles>1</meta:editing-cycles>
    <meta:document-statistic meta:table-count="3" meta:cell-count="1515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73cm" svg:height="13.84cm" xlink:href=".." xlink:type="simple" chart:class="chart:scatter" chart:style-name="ch1">
        <chart:legend chart:legend-position="end" svg:x="13.248cm" svg:y="5.874cm" style:legend-expansion="high" chart:style-name="ch2"/>
        <chart:plot-area chart:style-name="ch3" table:cell-range-address="Sheet1.B5:Sheet1.F220" chart:data-source-has-labels="row" svg:x="0.737cm" svg:y="1.239cm" svg:width="11.937cm" svg:height="11.905cm">
          <chartooo:coordinate-region svg:x="1.57cm" svg:y="1.438cm" svg:width="10.864cm" svg:height="11.5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220" chart:label-cell-address="Sheet1.C5:Sheet1.C5" chart:class="chart:scatter">
            <chart:domain table:cell-range-address="Sheet1.B6:Sheet1.B220"/>
            <chart:data-point chart:repeated="215"/>
          </chart:series>
          <chart:series chart:style-name="ch7" chart:values-cell-range-address="Sheet1.D6:Sheet1.D220" chart:label-cell-address="Sheet1.D5:Sheet1.D5" chart:class="chart:scatter">
            <chart:data-point chart:repeated="215"/>
          </chart:series>
          <chart:series chart:style-name="ch8" chart:values-cell-range-address="Sheet1.E6:Sheet1.E220" chart:label-cell-address="Sheet1.E5:Sheet1.E5" chart:class="chart:scatter">
            <chart:data-point chart:repeated="215"/>
          </chart:series>
          <chart:series chart:style-name="ch9" chart:values-cell-range-address="Sheet1.F6:Sheet1.F220" chart:label-cell-address="Sheet1.F5:Sheet1.F5" chart:class="chart:scatter">
            <chart:data-point chart:repeated="2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</text:p>
                <draw:g>
                  <svg:desc>Sheet1.C5:Sheet1.C5</svg:desc>
                </draw:g>
              </table:table-cell>
              <table:table-cell office:value-type="string">
                <text:p>F'</text:p>
                <draw:g>
                  <svg:desc>Sheet1.D5:Sheet1.D5</svg:desc>
                </draw:g>
              </table:table-cell>
              <table:table-cell office:value-type="string">
                <text:p>F''</text:p>
                <draw:g>
                  <svg:desc>Sheet1.E5:Sheet1.E5</svg:desc>
                </draw:g>
              </table:table-cell>
              <table:table-cell office:value-type="string">
                <text:p>F'''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220</svg:desc>
                </draw:g>
              </table:table-cell>
              <table:table-cell office:value-type="float" office:value="0">
                <text:p>0</text:p>
                <draw:g>
                  <svg:desc>Sheet1.C6:Sheet1.C220</svg:desc>
                </draw:g>
              </table:table-cell>
              <table:table-cell office:value-type="float" office:value="0">
                <text:p>0</text:p>
                <draw:g>
                  <svg:desc>Sheet1.D6:Sheet1.D220</svg:desc>
                </draw:g>
              </table:table-cell>
              <table:table-cell office:value-type="float" office:value="1.231">
                <text:p>1.231</text:p>
                <draw:g>
                  <svg:desc>Sheet1.E6:Sheet1.E220</svg:desc>
                </draw:g>
              </table:table-cell>
              <table:table-cell office:value-type="float" office:value="-1">
                <text:p>-1</text:p>
                <draw:g>
                  <svg:desc>Sheet1.F6:Sheet1.F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000137925">
                <text:p>0.000137925</text:p>
              </table:table-cell>
              <table:table-cell office:value-type="float" office:value="0.0183525">
                <text:p>0.0183525</text:p>
              </table:table-cell>
              <table:table-cell office:value-type="float" office:value="1.21600126822961">
                <text:p>1.21600126822961</text:p>
              </table:table-cell>
              <table:table-cell office:value-type="float" office:value="-0.999830902718671">
                <text:p>-0.999830902718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549450237793052">
                <text:p>0.000549450237793052</text:p>
              </table:table-cell>
              <table:table-cell office:value-type="float" office:value="0.0364800380468883">
                <text:p>0.0364800380468883</text:p>
              </table:table-cell>
              <table:table-cell office:value-type="float" office:value="1.20100756820383">
                <text:p>1.20100756820383</text:p>
              </table:table-cell>
              <table:table-cell office:value-type="float" office:value="-0.999329100718045">
                <text:p>-0.999329100718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">
                <text:p>0.045</text:p>
              </table:table-cell>
              <table:table-cell office:value-type="float" office:value="0.00123120203730015">
                <text:p>0.00123120203730015</text:p>
              </table:table-cell>
              <table:table-cell office:value-type="float" office:value="0.054382727046115">
                <text:p>0.054382727046115</text:p>
              </table:table-cell>
              <table:table-cell office:value-type="float" office:value="1.18602382929379">
                <text:p>1.18602382929379</text:p>
              </table:table-cell>
              <table:table-cell office:value-type="float" office:value="-0.998502753954011">
                <text:p>-0.998502753954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">
                <text:p>0.06</text:p>
              </table:table-cell>
              <table:table-cell office:value-type="float" office:value="0.00217980896598833">
                <text:p>0.00217980896598833</text:p>
              </table:table-cell>
              <table:table-cell office:value-type="float" office:value="0.0720607529257021">
                <text:p>0.0720607529257021</text:p>
              </table:table-cell>
              <table:table-cell office:value-type="float" office:value="1.17105485921086">
                <text:p>1.17105485921086</text:p>
              </table:table-cell>
              <table:table-cell office:value-type="float" office:value="-0.997359923769941">
                <text:p>-0.997359923769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5">
                <text:p>0.075</text:p>
              </table:table-cell>
              <table:table-cell office:value-type="float" office:value="0.00339190291657797">
                <text:p>0.00339190291657797</text:p>
              </table:table-cell>
              <table:table-cell office:value-type="float" office:value="0.089514372822441">
                <text:p>0.089514372822441</text:p>
              </table:table-cell>
              <table:table-cell office:value-type="float" office:value="1.15610534547644">
                <text:p>1.15610534547644</text:p>
              </table:table-cell>
              <table:table-cell office:value-type="float" office:value="-0.995908574152853">
                <text:p>-0.995908574152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">
                <text:p>0.09</text:p>
              </table:table-cell>
              <table:table-cell office:value-type="float" office:value="0.00486412016170772">
                <text:p>0.00486412016170772</text:p>
              </table:table-cell>
              <table:table-cell office:value-type="float" office:value="0.106743913289995">
                <text:p>0.106743913289995</text:p>
              </table:table-cell>
              <table:table-cell office:value-type="float" office:value="1.14117985687332">
                <text:p>1.14117985687332</text:p>
              </table:table-cell>
              <table:table-cell office:value-type="float" office:value="-0.994156572929754">
                <text:p>-0.994156572929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5">
                <text:p>0.105</text:p>
              </table:table-cell>
              <table:table-cell office:value-type="float" office:value="0.00659310238188363">
                <text:p>0.00659310238188363</text:p>
              </table:table-cell>
              <table:table-cell office:value-type="float" office:value="0.123749768528641">
                <text:p>0.123749768528641</text:p>
              </table:table-cell>
              <table:table-cell office:value-type="float" office:value="1.12628284487955">
                <text:p>1.12628284487955</text:p>
              </table:table-cell>
              <table:table-cell office:value-type="float" office:value="-0.992111692906908">
                <text:p>-0.992111692906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">
                <text:p>0.12</text:p>
              </table:table-cell>
              <table:table-cell office:value-type="float" office:value="0.00857549766703493">
                <text:p>0.00857549766703493</text:p>
              </table:table-cell>
              <table:table-cell office:value-type="float" office:value="0.140532398636382">
                <text:p>0.140532398636382</text:p>
              </table:table-cell>
              <table:table-cell office:value-type="float" office:value="1.11141864508559">
                <text:p>1.11141864508559</text:p>
              </table:table-cell>
              <table:table-cell office:value-type="float" office:value="-0.989781612954602">
                <text:p>-0.989781612954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5">
                <text:p>0.135</text:p>
              </table:table-cell>
              <table:table-cell office:value-type="float" office:value="0.0108079614919955">
                <text:p>0.0108079614919955</text:p>
              </table:table-cell>
              <table:table-cell office:value-type="float" office:value="0.157092327881208">
                <text:p>0.157092327881208</text:p>
              </table:table-cell>
              <table:table-cell office:value-type="float" office:value="1.09659147859563">
                <text:p>1.09659147859563</text:p>
              </table:table-cell>
              <table:table-cell office:value-type="float" office:value="-0.987173919039859">
                <text:p>-0.987173919039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">
                <text:p>0.15</text:p>
              </table:table-cell>
              <table:table-cell office:value-type="float" office:value="0.0132871576662262">
                <text:p>0.0132871576662262</text:p>
              </table:table-cell>
              <table:table-cell office:value-type="float" office:value="0.173430142994251">
                <text:p>0.173430142994251</text:p>
              </table:table-cell>
              <table:table-cell office:value-type="float" office:value="1.08180545341376">
                <text:p>1.08180545341376</text:p>
              </table:table-cell>
              <table:table-cell office:value-type="float" office:value="-0.984296105209397">
                <text:p>-0.984296105209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5">
                <text:p>0.165</text:p>
              </table:table-cell>
              <table:table-cell office:value-type="float" office:value="0.0160097592580898">
                <text:p>0.0160097592580898</text:p>
              </table:table-cell>
              <table:table-cell office:value-type="float" office:value="0.189546491483621">
                <text:p>0.189546491483621</text:p>
              </table:table-cell>
              <table:table-cell office:value-type="float" office:value="1.06706456581575">
                <text:p>1.06706456581575</text:p>
              </table:table-cell>
              <table:table-cell office:value-type="float" office:value="-0.981155574525029">
                <text:p>-0.981155574525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">
                <text:p>0.18</text:p>
              </table:table-cell>
              <table:table-cell office:value-type="float" office:value="0.0189724494939877">
                <text:p>0.0189724494939877</text:p>
              </table:table-cell>
              <table:table-cell office:value-type="float" office:value="0.205442079968723">
                <text:p>0.205442079968723</text:p>
              </table:table-cell>
              <table:table-cell office:value-type="float" office:value="1.05237270170716">
                <text:p>1.05237270170716</text:p>
              </table:table-cell>
              <table:table-cell office:value-type="float" office:value="-0.977759639953563">
                <text:p>-0.977759639953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">
                <text:p>0.195</text:p>
              </table:table-cell>
              <table:table-cell office:value-type="float" office:value="0.0221719226326631">
                <text:p>0.0221719226326631</text:p>
              </table:table-cell>
              <table:table-cell office:value-type="float" office:value="0.221117672534836">
                <text:p>0.221117672534836</text:p>
              </table:table-cell>
              <table:table-cell office:value-type="float" office:value="1.03773363796841">
                <text:p>1.03773363796841</text:p>
              </table:table-cell>
              <table:table-cell office:value-type="float" office:value="-0.974115525213157">
                <text:p>-0.9741155252131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">
                <text:p>0.21</text:p>
              </table:table-cell>
              <table:table-cell office:value-type="float" office:value="0.0256048848149742">
                <text:p>0.0256048848149742</text:p>
              </table:table-cell>
              <table:table-cell office:value-type="float" office:value="0.236574089107776">
                <text:p>0.236574089107776</text:p>
              </table:table-cell>
              <table:table-cell office:value-type="float" office:value="1.02315104378748">
                <text:p>1.02315104378748</text:p>
              </table:table-cell>
              <table:table-cell office:value-type="float" office:value="-0.970230365577999">
                <text:p>-0.970230365577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5">
                <text:p>0.225</text:p>
              </table:table-cell>
              <table:table-cell office:value-type="float" office:value="0.0292680548894363">
                <text:p>0.0292680548894363</text:p>
              </table:table-cell>
              <table:table-cell office:value-type="float" office:value="0.25181220384846">
                <text:p>0.25181220384846</text:p>
              </table:table-cell>
              <table:table-cell office:value-type="float" office:value="1.00862848198082">
                <text:p>1.00862848198082</text:p>
              </table:table-cell>
              <table:table-cell office:value-type="float" office:value="-0.96611120864307">
                <text:p>-0.966111208643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">
                <text:p>0.24</text:p>
              </table:table-cell>
              <table:table-cell office:value-type="float" office:value="0.0331581652138312">
                <text:p>0.0331581652138312</text:p>
              </table:table-cell>
              <table:table-cell office:value-type="float" office:value="0.2668329435672">
                <text:p>0.2668329435672</text:p>
              </table:table-cell>
              <table:table-cell office:value-type="float" office:value="0.994169410303117">
                <text:p>0.994169410303117</text:p>
              </table:table-cell>
              <table:table-cell office:value-type="float" office:value="-0.961765015050666">
                <text:p>-0.961765015050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5">
                <text:p>0.255</text:p>
              </table:table-cell>
              <table:table-cell office:value-type="float" office:value="0.0372719624331773">
                <text:p>0.0372719624331773</text:p>
              </table:table-cell>
              <table:table-cell office:value-type="float" office:value="0.281637286157554">
                <text:p>0.281637286157554</text:p>
              </table:table-cell>
              <table:table-cell office:value-type="float" office:value="0.979777182746385">
                <text:p>0.979777182746385</text:p>
              </table:table-cell>
              <table:table-cell office:value-type="float" office:value="-0.957198659180293">
                <text:p>-0.9571986591802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">
                <text:p>0.27</text:p>
              </table:table-cell>
              <table:table-cell office:value-type="float" office:value="0.0416062082343538">
                <text:p>0.0416062082343538</text:p>
              </table:table-cell>
              <table:table-cell office:value-type="float" office:value="0.296226259049592">
                <text:p>0.296226259049592</text:p>
              </table:table-cell>
              <table:table-cell office:value-type="float" office:value="0.965455050829007">
                <text:p>0.965455050829007</text:p>
              </table:table-cell>
              <table:table-cell office:value-type="float" office:value="-0.952418929803444">
                <text:p>-0.952418929803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5">
                <text:p>0.285</text:p>
              </table:table-cell>
              <table:table-cell office:value-type="float" office:value="0.0461576800776679">
                <text:p>0.0461576800776679</text:p>
              </table:table-cell>
              <table:table-cell office:value-type="float" office:value="0.310600937682424">
                <text:p>0.310600937682424</text:p>
              </table:table-cell>
              <table:table-cell office:value-type="float" office:value="0.951206164875196">
                <text:p>0.951206164875196</text:p>
              </table:table-cell>
              <table:table-cell office:value-type="float" office:value="-0.947432530704733">
                <text:p>-0.947432530704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">
                <text:p>0.3</text:p>
              </table:table-cell>
              <table:table-cell office:value-type="float" office:value="0.0509231719056542">
                <text:p>0.0509231719056542</text:p>
              </table:table-cell>
              <table:table-cell office:value-type="float" office:value="0.324762443995848">
                <text:p>0.324762443995848</text:p>
              </table:table-cell>
              <table:table-cell office:value-type="float" office:value="0.937033575285379">
                <text:p>0.937033575285379</text:p>
              </table:table-cell>
              <table:table-cell office:value-type="float" office:value="-0.942246081270764">
                <text:p>-0.9422460812707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5">
                <text:p>0.315</text:p>
              </table:table-cell>
              <table:table-cell office:value-type="float" office:value="0.0558994948293908">
                <text:p>0.0558994948293908</text:p>
              </table:table-cell>
              <table:table-cell office:value-type="float" office:value="0.338711944940985">
                <text:p>0.338711944940985</text:p>
              </table:table-cell>
              <table:table-cell office:value-type="float" office:value="0.922940233797988">
                <text:p>0.922940233797988</text:p>
              </table:table-cell>
              <table:table-cell office:value-type="float" office:value="-0.936866117048094">
                <text:p>-0.9368661170480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">
                <text:p>0.33</text:p>
              </table:table-cell>
              <table:table-cell office:value-type="float" office:value="0.061083477792617">
                <text:p>0.061083477792617</text:p>
              </table:table-cell>
              <table:table-cell office:value-type="float" office:value="0.352450651009787">
                <text:p>0.352450651009787</text:p>
              </table:table-cell>
              <table:table-cell office:value-type="float" office:value="0.90892899474309">
                <text:p>0.90892899474309</text:p>
              </table:table-cell>
              <table:table-cell office:value-type="float" office:value="-0.93129909027156">
                <text:p>-0.93129909027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5">
                <text:p>0.345</text:p>
              </table:table-cell>
              <table:table-cell office:value-type="float" office:value="0.0664719682139342">
                <text:p>0.0664719682139342</text:p>
              </table:table-cell>
              <table:table-cell office:value-type="float" office:value="0.365979814783278">
                <text:p>0.365979814783278</text:p>
              </table:table-cell>
              <table:table-cell office:value-type="float" office:value="0.895002616288322">
                <text:p>0.895002616288322</text:p>
              </table:table-cell>
              <table:table-cell office:value-type="float" office:value="-0.925551370364224">
                <text:p>-0.9255513703642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">
                <text:p>0.36</text:p>
              </table:table-cell>
              <table:table-cell office:value-type="float" office:value="0.07206183260737">
                <text:p>0.07206183260737</text:p>
              </table:table-cell>
              <table:table-cell office:value-type="float" office:value="0.379300729498437">
                <text:p>0.379300729498437</text:p>
              </table:table-cell>
              <table:table-cell office:value-type="float" office:value="0.881163761677514">
                <text:p>0.881163761677514</text:p>
              </table:table-cell>
              <table:table-cell office:value-type="float" office:value="-0.919629244410113">
                <text:p>-0.919629244410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5">
                <text:p>0.375</text:p>
              </table:table-cell>
              <table:table-cell office:value-type="float" office:value="0.0778499571815852">
                <text:p>0.0778499571815852</text:p>
              </table:table-cell>
              <table:table-cell office:value-type="float" office:value="0.392414727633603">
                <text:p>0.392414727633603</text:p>
              </table:table-cell>
              <table:table-cell office:value-type="float" office:value="0.867415000462432">
                <text:p>0.867415000462432</text:p>
              </table:table-cell>
              <table:table-cell office:value-type="float" office:value="-0.91353891760093">
                <text:p>-0.913538917600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">
                <text:p>0.39</text:p>
              </table:table-cell>
              <table:table-cell office:value-type="float" office:value="0.0838332484180002">
                <text:p>0.0838332484180002</text:p>
              </table:table-cell>
              <table:table-cell office:value-type="float" office:value="0.40532317951231">
                <text:p>0.40532317951231</text:p>
              </table:table-cell>
              <table:table-cell office:value-type="float" office:value="0.853758857797891">
                <text:p>0.853758857797891</text:p>
              </table:table-cell>
              <table:table-cell office:value-type="float" office:value="-0.907286498564871">
                <text:p>-0.907286498564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05">
                <text:p>0.405</text:p>
              </table:table-cell>
              <table:table-cell office:value-type="float" office:value="0.0900086336371284">
                <text:p>0.0900086336371284</text:p>
              </table:table-cell>
              <table:table-cell office:value-type="float" office:value="0.41802749264819">
                <text:p>0.41802749264819</text:p>
              </table:table-cell>
              <table:table-cell office:value-type="float" office:value="0.840197680722382">
                <text:p>0.840197680722382</text:p>
              </table:table-cell>
              <table:table-cell office:value-type="float" office:value="-0.900878060617174">
                <text:p>-0.9008780606171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">
                <text:p>0.42</text:p>
              </table:table-cell>
              <table:table-cell office:value-type="float" office:value="0.0963730615263073">
                <text:p>0.0963730615263073</text:p>
              </table:table-cell>
              <table:table-cell office:value-type="float" office:value="0.430529109077206">
                <text:p>0.430529109077206</text:p>
              </table:table-cell>
              <table:table-cell office:value-type="float" office:value="0.82673376619312">
                <text:p>0.82673376619312</text:p>
              </table:table-cell>
              <table:table-cell office:value-type="float" office:value="-0.894319550352392">
                <text:p>-0.8943195503523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5">
                <text:p>0.435</text:p>
              </table:table-cell>
              <table:table-cell office:value-type="float" office:value="0.102923502661482">
                <text:p>0.102923502661482</text:p>
              </table:table-cell>
              <table:table-cell office:value-type="float" office:value="0.442829504620688">
                <text:p>0.442829504620688</text:p>
              </table:table-cell>
              <table:table-cell office:value-type="float" office:value="0.813369322566273">
                <text:p>0.813369322566273</text:p>
              </table:table-cell>
              <table:table-cell office:value-type="float" office:value="-0.887616849473313">
                <text:p>-0.887616849473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5">
                <text:p>0.45</text:p>
              </table:table-cell>
              <table:table-cell office:value-type="float" office:value="0.109656950001056">
                <text:p>0.109656950001056</text:p>
              </table:table-cell>
              <table:table-cell office:value-type="float" office:value="0.454930187563616">
                <text:p>0.454930187563616</text:p>
              </table:table-cell>
              <table:table-cell office:value-type="float" office:value="0.800106470686873">
                <text:p>0.800106470686873</text:p>
              </table:table-cell>
              <table:table-cell office:value-type="float" office:value="-0.880775759694964">
                <text:p>-0.880775759694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65">
                <text:p>0.465</text:p>
              </table:table-cell>
              <table:table-cell office:value-type="float" office:value="0.116570419363049">
                <text:p>0.116570419363049</text:p>
              </table:table-cell>
              <table:table-cell office:value-type="float" office:value="0.466832697350954">
                <text:p>0.466832697350954</text:p>
              </table:table-cell>
              <table:table-cell office:value-type="float" office:value="0.786947245089248">
                <text:p>0.786947245089248</text:p>
              </table:table-cell>
              <table:table-cell office:value-type="float" office:value="-0.873802003060682">
                <text:p>-0.873802003060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">
                <text:p>0.48</text:p>
              </table:table-cell>
              <table:table-cell office:value-type="float" office:value="0.123660949882831">
                <text:p>0.123660949882831</text:p>
              </table:table-cell>
              <table:table-cell office:value-type="float" office:value="0.478538603301948">
                <text:p>0.478538603301948</text:p>
              </table:table-cell>
              <table:table-cell office:value-type="float" office:value="0.773893595192523">
                <text:p>0.773893595192523</text:p>
              </table:table-cell>
              <table:table-cell office:value-type="float" office:value="-0.866701222239567">
                <text:p>-0.8667012222395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95">
                <text:p>0.495</text:p>
              </table:table-cell>
              <table:table-cell office:value-type="float" office:value="0.130925604451704">
                <text:p>0.130925604451704</text:p>
              </table:table-cell>
              <table:table-cell office:value-type="float" office:value="0.490049503342334">
                <text:p>0.490049503342334</text:p>
              </table:table-cell>
              <table:table-cell office:value-type="float" office:value="0.760947386491433">
                <text:p>0.760947386491433</text:p>
              </table:table-cell>
              <table:table-cell office:value-type="float" office:value="-0.859478980806267">
                <text:p>-0.859478980806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">
                <text:p>0.51</text:p>
              </table:table-cell>
              <table:table-cell office:value-type="float" office:value="0.138361470136604">
                <text:p>0.138361470136604</text:p>
              </table:table-cell>
              <table:table-cell office:value-type="float" office:value="0.501367022754365">
                <text:p>0.501367022754365</text:p>
              </table:table-cell>
              <table:table-cell office:value-type="float" office:value="0.748110401742715">
                <text:p>0.748110401742715</text:p>
              </table:table-cell>
              <table:table-cell office:value-type="float" office:value="-0.852140763504032">
                <text:p>-0.852140763504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25">
                <text:p>0.525</text:p>
              </table:table-cell>
              <table:table-cell office:value-type="float" office:value="0.145965658581186">
                <text:p>0.145965658581186</text:p>
              </table:table-cell>
              <table:table-cell office:value-type="float" office:value="0.512492812944611">
                <text:p>0.512492812944611</text:p>
              </table:table-cell>
              <table:table-cell office:value-type="float" office:value="0.735384342147293">
                <text:p>0.735384342147293</text:p>
              </table:table-cell>
              <table:table-cell office:value-type="float" office:value="-0.844691976491941">
                <text:p>-0.844691976491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4">
                <text:p>0.54</text:p>
              </table:table-cell>
              <table:table-cell office:value-type="float" office:value="0.153735306388557">
                <text:p>0.153735306388557</text:p>
              </table:table-cell>
              <table:table-cell office:value-type="float" office:value="0.523428550229465">
                <text:p>0.523428550229465</text:p>
              </table:table-cell>
              <table:table-cell office:value-type="float" office:value="0.72277082852849">
                <text:p>0.72277082852849</text:p>
              </table:table-cell>
              <table:table-cell office:value-type="float" office:value="-0.837137947577218">
                <text:p>-0.8371379475772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55">
                <text:p>0.555</text:p>
              </table:table-cell>
              <table:table-cell office:value-type="float" office:value="0.161667575485923">
                <text:p>0.161667575485923</text:p>
              </table:table-cell>
              <table:table-cell office:value-type="float" office:value="0.53417593463829">
                <text:p>0.53417593463829</text:p>
              </table:table-cell>
              <table:table-cell office:value-type="float" office:value="0.710271402506485">
                <text:p>0.710271402506485</text:p>
              </table:table-cell>
              <table:table-cell office:value-type="float" office:value="-0.829483926433519">
                <text:p>-0.8294839264335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7">
                <text:p>0.57</text:p>
              </table:table-cell>
              <table:table-cell office:value-type="float" office:value="0.169759653471424">
                <text:p>0.169759653471424</text:p>
              </table:table-cell>
              <table:table-cell office:value-type="float" office:value="0.544736688734164">
                <text:p>0.544736688734164</text:p>
              </table:table-cell>
              <table:table-cell office:value-type="float" office:value="0.697887527669194">
                <text:p>0.697887527669194</text:p>
              </table:table-cell>
              <table:table-cell office:value-type="float" office:value="-0.821735084806089">
                <text:p>-0.8217350848060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85">
                <text:p>0.585</text:p>
              </table:table-cell>
              <table:table-cell office:value-type="float" office:value="0.178008753943395">
                <text:p>0.178008753943395</text:p>
              </table:table-cell>
              <table:table-cell office:value-type="float" office:value="0.555112556452161">
                <text:p>0.555112556452161</text:p>
              </table:table-cell>
              <table:table-cell office:value-type="float" office:value="0.685620590739782">
                <text:p>0.685620590739782</text:p>
              </table:table-cell>
              <table:table-cell office:value-type="float" office:value="-0.813896516704669">
                <text:p>-0.8138965167046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">
                <text:p>0.6</text:p>
              </table:table-cell>
              <table:table-cell office:value-type="float" office:value="0.186412116812351">
                <text:p>0.186412116812351</text:p>
              </table:table-cell>
              <table:table-cell office:value-type="float" office:value="0.565305301955129">
                <text:p>0.565305301955129</text:p>
              </table:table-cell>
              <table:table-cell office:value-type="float" office:value="0.673471902740977">
                <text:p>0.673471902740977</text:p>
              </table:table-cell>
              <table:table-cell office:value-type="float" office:value="-0.805973238585008">
                <text:p>-0.8059732385850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15">
                <text:p>0.615</text:p>
              </table:table-cell>
              <table:table-cell office:value-type="float" office:value="0.194967008595927">
                <text:p>0.194967008595927</text:p>
              </table:table-cell>
              <table:table-cell office:value-type="float" office:value="0.575316708506903">
                <text:p>0.575316708506903</text:p>
              </table:table-cell>
              <table:table-cell office:value-type="float" office:value="0.661442700156344">
                <text:p>0.661442700156344</text:p>
              </table:table-cell>
              <table:table-cell office:value-type="float" office:value="-0.797970189519879">
                <text:p>-0.7979701895198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3">
                <text:p>0.63</text:p>
              </table:table-cell>
              <table:table-cell office:value-type="float" office:value="0.203670722697051">
                <text:p>0.203670722697051</text:p>
              </table:table-cell>
              <table:table-cell office:value-type="float" office:value="0.585148577362927">
                <text:p>0.585148577362927</text:p>
              </table:table-cell>
              <table:table-cell office:value-type="float" office:value="0.649534146088677">
                <text:p>0.649534146088677</text:p>
              </table:table-cell>
              <table:table-cell office:value-type="float" office:value="-0.789892231360436">
                <text:p>-0.789892231360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5">
                <text:p>0.645</text:p>
              </table:table-cell>
              <table:table-cell office:value-type="float" office:value="0.212520579665606">
                <text:p>0.212520579665606</text:p>
              </table:table-cell>
              <table:table-cell office:value-type="float" office:value="0.594802726678229">
                <text:p>0.594802726678229</text:p>
              </table:table-cell>
              <table:table-cell office:value-type="float" office:value="0.637747331415655">
                <text:p>0.637747331415655</text:p>
              </table:table-cell>
              <table:table-cell office:value-type="float" office:value="-0.781744148888793">
                <text:p>-0.7817441488887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6">
                <text:p>0.66</text:p>
              </table:table-cell>
              <table:table-cell office:value-type="float" office:value="0.221513927443843">
                <text:p>0.221513927443843</text:p>
              </table:table-cell>
              <table:table-cell office:value-type="float" office:value="0.604280990432714">
                <text:p>0.604280990432714</text:p>
              </table:table-cell>
              <table:table-cell office:value-type="float" office:value="0.626083275942886">
                <text:p>0.626083275942886</text:p>
              </table:table-cell>
              <table:table-cell office:value-type="float" office:value="-0.773530649962675">
                <text:p>-0.7735306499626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75">
                <text:p>0.675</text:p>
              </table:table-cell>
              <table:table-cell office:value-type="float" office:value="0.230648141595801">
                <text:p>0.230648141595801</text:p>
              </table:table-cell>
              <table:table-cell office:value-type="float" office:value="0.613585217373736">
                <text:p>0.613585217373736</text:p>
              </table:table-cell>
              <table:table-cell office:value-type="float" office:value="0.614542929554453">
                <text:p>0.614542929554453</text:p>
              </table:table-cell>
              <table:table-cell office:value-type="float" office:value="-0.765256365652999">
                <text:p>-0.765256365652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">
                <text:p>0.69</text:p>
              </table:table-cell>
              <table:table-cell office:value-type="float" office:value="0.239920625520993">
                <text:p>0.239920625520993</text:p>
              </table:table-cell>
              <table:table-cell office:value-type="float" office:value="0.622717269975917">
                <text:p>0.622717269975917</text:p>
              </table:table-cell>
              <table:table-cell office:value-type="float" office:value="0.603127173361084">
                <text:p>0.603127173361084</text:p>
              </table:table-cell>
              <table:table-cell office:value-type="float" office:value="-0.756925850375241">
                <text:p>-0.756925850375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05">
                <text:p>0.705</text:p>
              </table:table-cell>
              <table:table-cell office:value-type="float" office:value="0.249328810652626">
                <text:p>0.249328810652626</text:p>
              </table:table-cell>
              <table:table-cell office:value-type="float" office:value="0.631679023418166">
                <text:p>0.631679023418166</text:p>
              </table:table-cell>
              <table:table-cell office:value-type="float" office:value="0.591836820846025">
                <text:p>0.591836820846025</text:p>
              </table:table-cell>
              <table:table-cell office:value-type="float" office:value="-0.748543582015443">
                <text:p>-0.748543582015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2">
                <text:p>0.72</text:p>
              </table:table-cell>
              <table:table-cell office:value-type="float" office:value="0.258870156640596">
                <text:p>0.258870156640596</text:p>
              </table:table-cell>
              <table:table-cell office:value-type="float" office:value="0.640472364577879">
                <text:p>0.640472364577879</text:p>
              </table:table-cell>
              <table:table-cell office:value-type="float" office:value="0.580672619008711">
                <text:p>0.580672619008711</text:p>
              </table:table-cell>
              <table:table-cell office:value-type="float" office:value="-0.74011396205171">
                <text:p>-0.740113962051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35">
                <text:p>0.735</text:p>
              </table:table-cell>
              <table:table-cell office:value-type="float" office:value="0.26854215151953">
                <text:p>0.26854215151953</text:p>
              </table:table-cell>
              <table:table-cell office:value-type="float" office:value="0.649099191042279">
                <text:p>0.649099191042279</text:p>
              </table:table-cell>
              <table:table-cell office:value-type="float" office:value="0.569635249506294">
                <text:p>0.569635249506294</text:p>
              </table:table-cell>
              <table:table-cell office:value-type="float" office:value="-0.731641315672043">
                <text:p>-0.7316413156720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5">
                <text:p>0.75</text:p>
              </table:table-cell>
              <table:table-cell office:value-type="float" office:value="0.278342311862125">
                <text:p>0.278342311862125</text:p>
              </table:table-cell>
              <table:table-cell office:value-type="float" office:value="0.657561410136861">
                <text:p>0.657561410136861</text:p>
              </table:table-cell>
              <table:table-cell office:value-type="float" office:value="0.558725329793107">
                <text:p>0.558725329793107</text:p>
              </table:table-cell>
              <table:table-cell office:value-type="float" office:value="-0.723129891889365">
                <text:p>-0.7231298918893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65">
                <text:p>0.765</text:p>
              </table:table-cell>
              <table:table-cell office:value-type="float" office:value="0.288268182918041">
                <text:p>0.288268182918041</text:p>
              </table:table-cell>
              <table:table-cell office:value-type="float" office:value="0.66586093797092">
                <text:p>0.66586093797092</text:p>
              </table:table-cell>
              <table:table-cell office:value-type="float" office:value="0.547943414258089">
                <text:p>0.547943414258089</text:p>
              </table:table-cell>
              <table:table-cell office:value-type="float" office:value="-0.714583863654574">
                <text:p>-0.7145838636545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8">
                <text:p>0.78</text:p>
              </table:table-cell>
              <table:table-cell office:value-type="float" office:value="0.298317338738608">
                <text:p>0.298317338738608</text:p>
              </table:table-cell>
              <table:table-cell office:value-type="float" office:value="0.67399969850013">
                <text:p>0.67399969850013</text:p>
              </table:table-cell>
              <table:table-cell office:value-type="float" office:value="0.537289995360227">
                <text:p>0.537289995360227</text:p>
              </table:table-cell>
              <table:table-cell office:value-type="float" office:value="-0.706007327968476">
                <text:p>-0.7060073279684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95">
                <text:p>0.795</text:p>
              </table:table-cell>
              <table:table-cell office:value-type="float" office:value="0.308487382287594">
                <text:p>0.308487382287594</text:p>
              </table:table-cell>
              <table:table-cell office:value-type="float" office:value="0.681979622606137">
                <text:p>0.681979622606137</text:p>
              </table:table-cell>
              <table:table-cell office:value-type="float" office:value="0.526765504762028">
                <text:p>0.526765504762028</text:p>
              </table:table-cell>
              <table:table-cell office:value-type="float" office:value="-0.697404305993432">
                <text:p>-0.6974043059934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1">
                <text:p>0.81</text:p>
              </table:table-cell>
              <table:table-cell office:value-type="float" office:value="0.318775945538298">
                <text:p>0.318775945538298</text:p>
              </table:table-cell>
              <table:table-cell office:value-type="float" office:value="0.689802647193143">
                <text:p>0.689802647193143</text:p>
              </table:table-cell>
              <table:table-cell office:value-type="float" office:value="0.516370314461034">
                <text:p>0.516370314461034</text:p>
              </table:table-cell>
              <table:table-cell office:value-type="float" office:value="-0.688778743165557">
                <text:p>-0.6887787431655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25">
                <text:p>0.825</text:p>
              </table:table-cell>
              <table:table-cell office:value-type="float" office:value="0.329180689557222">
                <text:p>0.329180689557222</text:p>
              </table:table-cell>
              <table:table-cell office:value-type="float" office:value="0.697470714301452">
                <text:p>0.697470714301452</text:p>
              </table:table-cell>
              <table:table-cell office:value-type="float" office:value="0.506104737919391">
                <text:p>0.506104737919391</text:p>
              </table:table-cell>
              <table:table-cell office:value-type="float" office:value="-0.680134509308304">
                <text:p>-0.680134509308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4">
                <text:p>0.84</text:p>
              </table:table-cell>
              <table:table-cell office:value-type="float" office:value="0.339699304574562">
                <text:p>0.339699304574562</text:p>
              </table:table-cell>
              <table:table-cell office:value-type="float" office:value="0.704985770237946">
                <text:p>0.704985770237946</text:p>
              </table:table-cell>
              <table:table-cell office:value-type="float" office:value="0.49596903119144">
                <text:p>0.49596903119144</text:p>
              </table:table-cell>
              <table:table-cell office:value-type="float" office:value="-0.671475398748262">
                <text:p>-0.6714753987482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55">
                <text:p>0.855</text:p>
              </table:table-cell>
              <table:table-cell office:value-type="float" office:value="0.350329510041797">
                <text:p>0.350329510041797</text:p>
              </table:table-cell>
              <table:table-cell office:value-type="float" office:value="0.712349764723458">
                <text:p>0.712349764723458</text:p>
              </table:table-cell>
              <table:table-cell office:value-type="float" office:value="0.485963394049328">
                <text:p>0.485963394049328</text:p>
              </table:table-cell>
              <table:table-cell office:value-type="float" office:value="-0.662805130433984">
                <text:p>-0.6628051304339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7">
                <text:p>0.87</text:p>
              </table:table-cell>
              <table:table-cell office:value-type="float" office:value="0.361069054676606">
                <text:p>0.361069054676606</text:p>
              </table:table-cell>
              <table:table-cell office:value-type="float" office:value="0.719564650057024">
                <text:p>0.719564650057024</text:p>
              </table:table-cell>
              <table:table-cell office:value-type="float" office:value="0.476087971106596">
                <text:p>0.476087971106596</text:p>
              </table:table-cell>
              <table:table-cell office:value-type="float" office:value="-0.654127348058674">
                <text:p>-0.6541273480586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85">
                <text:p>0.885</text:p>
              </table:table-cell>
              <table:table-cell office:value-type="float" office:value="0.371915716495376">
                <text:p>0.371915716495376</text:p>
              </table:table-cell>
              <table:table-cell office:value-type="float" office:value="0.726632380296967">
                <text:p>0.726632380296967</text:p>
              </table:table-cell>
              <table:table-cell office:value-type="float" office:value="0.466342852939685">
                <text:p>0.466342852939685</text:p>
              </table:table-cell>
              <table:table-cell office:value-type="float" office:value="-0.645445620187525">
                <text:p>-0.6454456201875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">
                <text:p>0.9</text:p>
              </table:table-cell>
              <table:table-cell office:value-type="float" office:value="0.382867302833557">
                <text:p>0.382867302833557</text:p>
              </table:table-cell>
              <table:table-cell office:value-type="float" office:value="0.733554910458791">
                <text:p>0.733554910458791</text:p>
              </table:table-cell>
              <table:table-cell office:value-type="float" office:value="0.456728077207326">
                <text:p>0.456728077207326</text:p>
              </table:table-cell>
              <table:table-cell office:value-type="float" office:value="-0.636763440390521">
                <text:p>-0.6367634403905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5">
                <text:p>0.915</text:p>
              </table:table-cell>
              <table:table-cell office:value-type="float" office:value="0.393921650354106">
                <text:p>0.393921650354106</text:p>
              </table:table-cell>
              <table:table-cell office:value-type="float" office:value="0.740334195729857">
                <text:p>0.740334195729857</text:p>
              </table:table-cell>
              <table:table-cell office:value-type="float" office:value="0.447243629767714">
                <text:p>0.447243629767714</text:p>
              </table:table-cell>
              <table:table-cell office:value-type="float" office:value="-0.628084227381485">
                <text:p>-0.6280842273814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">
                <text:p>0.93</text:p>
              </table:table-cell>
              <table:table-cell office:value-type="float" office:value="0.40507662504428">
                <text:p>0.40507662504428</text:p>
              </table:table-cell>
              <table:table-cell office:value-type="float" office:value="0.746972190700792">
                <text:p>0.746972190700792</text:p>
              </table:table-cell>
              <table:table-cell office:value-type="float" office:value="0.437889445793413">
                <text:p>0.437889445793413</text:p>
              </table:table-cell>
              <table:table-cell office:value-type="float" office:value="-0.619411325164166">
                <text:p>-0.6194113251641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45">
                <text:p>0.945</text:p>
              </table:table-cell>
              <table:table-cell office:value-type="float" office:value="0.416330122201023">
                <text:p>0.416330122201023</text:p>
              </table:table-cell>
              <table:table-cell office:value-type="float" office:value="0.753470848613612">
                <text:p>0.753470848613612</text:p>
              </table:table-cell>
              <table:table-cell office:value-type="float" office:value="0.428665410883874">
                <text:p>0.428665410883874</text:p>
              </table:table-cell>
              <table:table-cell office:value-type="float" office:value="-0.610748003186118">
                <text:p>-0.610748003186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6">
                <text:p>0.96</text:p>
              </table:table-cell>
              <table:table-cell office:value-type="float" office:value="0.427680066405204">
                <text:p>0.427680066405204</text:p>
              </table:table-cell>
              <table:table-cell office:value-type="float" office:value="0.759832120626512">
                <text:p>0.759832120626512</text:p>
              </table:table-cell>
              <table:table-cell office:value-type="float" office:value="0.419571362175474">
                <text:p>0.419571362175474</text:p>
              </table:table-cell>
              <table:table-cell office:value-type="float" office:value="-0.602097456501147">
                <text:p>-0.6020974565011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75">
                <text:p>0.975</text:p>
              </table:table-cell>
              <table:table-cell office:value-type="float" office:value="0.439124411484945">
                <text:p>0.439124411484945</text:p>
              </table:table-cell>
              <table:table-cell office:value-type="float" office:value="0.766057955095288">
                <text:p>0.766057955095288</text:p>
              </table:table-cell>
              <table:table-cell office:value-type="float" office:value="0.41060708944896">
                <text:p>0.41060708944896</text:p>
              </table:table-cell>
              <table:table-cell office:value-type="float" office:value="-0.593462805941047">
                <text:p>-0.5934628059410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">
                <text:p>0.99</text:p>
              </table:table-cell>
              <table:table-cell office:value-type="float" office:value="0.450661140468302">
                <text:p>0.450661140468302</text:p>
              </table:table-cell>
              <table:table-cell office:value-type="float" office:value="0.772150296871354">
                <text:p>0.772150296871354</text:p>
              </table:table-cell>
              <table:table-cell office:value-type="float" office:value="0.401772336234161">
                <text:p>0.401772336234161</text:p>
              </table:table-cell>
              <table:table-cell office:value-type="float" office:value="-0.584847098297381">
                <text:p>-0.5848470982973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05">
                <text:p>1.005</text:p>
              </table:table-cell>
              <table:table-cell office:value-type="float" office:value="0.462288265525536">
                <text:p>0.462288265525536</text:p>
              </table:table-cell>
              <table:table-cell office:value-type="float" office:value="0.778111086616308">
                <text:p>0.778111086616308</text:p>
              </table:table-cell>
              <table:table-cell office:value-type="float" office:value="0.39306680091184">
                <text:p>0.39306680091184</text:p>
              </table:table-cell>
              <table:table-cell office:value-type="float" office:value="-0.576253306513994">
                <text:p>-0.5762533065139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2">
                <text:p>1.02</text:p>
              </table:table-cell>
              <table:table-cell office:value-type="float" office:value="0.474003827901227">
                <text:p>0.474003827901227</text:p>
              </table:table-cell>
              <table:table-cell office:value-type="float" office:value="0.783942260133003">
                <text:p>0.783942260133003</text:p>
              </table:table-cell>
              <table:table-cell office:value-type="float" office:value="0.38449013781253">
                <text:p>0.38449013781253</text:p>
              </table:table-cell>
              <table:table-cell office:value-type="float" office:value="-0.567684329890969">
                <text:p>-0.5676843298909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35">
                <text:p>1.035</text:p>
              </table:table-cell>
              <table:table-cell office:value-type="float" office:value="0.485805897836478">
                <text:p>0.485805897836478</text:p>
              </table:table-cell>
              <table:table-cell office:value-type="float" office:value="0.789645747713078">
                <text:p>0.789645747713078</text:p>
              </table:table-cell>
              <table:table-cell office:value-type="float" office:value="0.376041958312201">
                <text:p>0.376041958312201</text:p>
              </table:table-cell>
              <table:table-cell office:value-type="float" office:value="-0.559142994300701">
                <text:p>-0.5591429943007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5">
                <text:p>1.05</text:p>
              </table:table-cell>
              <table:table-cell office:value-type="float" office:value="0.497692574481458">
                <text:p>0.497692574481458</text:p>
              </table:table-cell>
              <table:table-cell office:value-type="float" office:value="0.795223473500902">
                <text:p>0.795223473500902</text:p>
              </table:table-cell>
              <table:table-cell office:value-type="float" office:value="0.367721831924577">
                <text:p>0.367721831924577</text:p>
              </table:table-cell>
              <table:table-cell office:value-type="float" office:value="-0.550632052416741">
                <text:p>-0.5506320524167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65">
                <text:p>1.065</text:p>
              </table:table-cell>
              <table:table-cell office:value-type="float" office:value="0.509661985798518">
                <text:p>0.509661985798518</text:p>
              </table:table-cell>
              <table:table-cell office:value-type="float" office:value="0.800677354873874">
                <text:p>0.800677354873874</text:p>
              </table:table-cell>
              <table:table-cell office:value-type="float" office:value="0.359529287389937">
                <text:p>0.359529287389937</text:p>
              </table:table-cell>
              <table:table-cell office:value-type="float" office:value="-0.542154183956058">
                <text:p>-0.5421541839560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8">
                <text:p>1.08</text:p>
              </table:table-cell>
              <table:table-cell office:value-type="float" office:value="0.521712288456147">
                <text:p>0.521712288456147</text:p>
              </table:table-cell>
              <table:table-cell office:value-type="float" office:value="0.806009301839028">
                <text:p>0.806009301839028</text:p>
              </table:table-cell>
              <table:table-cell office:value-type="float" office:value="0.3514638137602">
                <text:p>0.3514638137602</text:p>
              </table:table-cell>
              <table:table-cell office:value-type="float" office:value="-0.533711995935322">
                <text:p>-0.5337119959353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95">
                <text:p>1.095</text:p>
              </table:table-cell>
              <table:table-cell office:value-type="float" office:value="0.533841667713987">
                <text:p>0.533841667713987</text:p>
              </table:table-cell>
              <table:table-cell office:value-type="float" office:value="0.811221216445888">
                <text:p>0.811221216445888</text:p>
              </table:table-cell>
              <table:table-cell office:value-type="float" office:value="0.343524861480102">
                <text:p>0.343524861480102</text:p>
              </table:table-cell>
              <table:table-cell office:value-type="float" office:value="-0.525308022941807">
                <text:p>-0.5253080229418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1">
                <text:p>1.11</text:p>
              </table:table-cell>
              <table:table-cell office:value-type="float" office:value="0.546048337299168">
                <text:p>0.546048337299168</text:p>
              </table:table-cell>
              <table:table-cell office:value-type="float" office:value="0.816314992215509">
                <text:p>0.816314992215509</text:p>
              </table:table-cell>
              <table:table-cell office:value-type="float" office:value="0.335711843464246">
                <text:p>0.335711843464246</text:p>
              </table:table-cell>
              <table:table-cell office:value-type="float" office:value="-0.516944727419484">
                <text:p>-0.5169447274194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25">
                <text:p>1.125</text:p>
              </table:table-cell>
              <table:table-cell office:value-type="float" office:value="0.558330539274202">
                <text:p>0.558330539274202</text:p>
              </table:table-cell>
              <table:table-cell office:value-type="float" office:value="0.821292513585638">
                <text:p>0.821292513585638</text:p>
              </table:table-cell>
              <table:table-cell office:value-type="float" office:value="0.328024136169826">
                <text:p>0.328024136169826</text:p>
              </table:table-cell>
              <table:table-cell office:value-type="float" office:value="-0.508624499970838">
                <text:p>-0.5086244999708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4">
                <text:p>1.14</text:p>
              </table:table-cell>
              <table:table-cell office:value-type="float" office:value="0.570686543896668">
                <text:p>0.570686543896668</text:p>
              </table:table-cell>
              <table:table-cell office:value-type="float" office:value="0.826155655371938">
                <text:p>0.826155655371938</text:p>
              </table:table-cell>
              <table:table-cell office:value-type="float" office:value="0.320461080664787">
                <text:p>0.320461080664787</text:p>
              </table:table-cell>
              <table:table-cell office:value-type="float" office:value="-0.500349659674941">
                <text:p>-0.500349659674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55">
                <text:p>1.155</text:p>
              </table:table-cell>
              <table:table-cell office:value-type="float" office:value="0.58311464947094">
                <text:p>0.58311464947094</text:p>
              </table:table-cell>
              <table:table-cell office:value-type="float" office:value="0.830906282245197">
                <text:p>0.830906282245197</text:p>
              </table:table-cell>
              <table:table-cell office:value-type="float" office:value="0.313017539809058">
                <text:p>0.313017539809058</text:p>
              </table:table-cell>
              <table:table-cell office:value-type="float" office:value="-0.492122454422246">
                <text:p>-0.4921224544222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7">
                <text:p>1.17</text:p>
              </table:table-cell>
              <table:table-cell office:value-type="float" office:value="0.595613182192194">
                <text:p>0.595613182192194</text:p>
              </table:table-cell>
              <table:table-cell office:value-type="float" office:value="0.83554618156621">
                <text:p>0.83554618156621</text:p>
              </table:table-cell>
              <table:table-cell office:value-type="float" office:value="0.305697052372249">
                <text:p>0.305697052372249</text:p>
              </table:table-cell>
              <table:table-cell office:value-type="float" office:value="-0.48394253715218">
                <text:p>-0.483942537152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85">
                <text:p>1.185</text:p>
              </table:table-cell>
              <table:table-cell office:value-type="float" office:value="0.608180494486681">
                <text:p>0.608180494486681</text:p>
              </table:table-cell>
              <table:table-cell office:value-type="float" office:value="0.840077193816364">
                <text:p>0.840077193816364</text:p>
              </table:table-cell>
              <table:table-cell office:value-type="float" office:value="0.298498874987714">
                <text:p>0.298498874987714</text:p>
              </table:table-cell>
              <table:table-cell office:value-type="float" office:value="-0.47581444745252">
                <text:p>-0.475814447452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">
                <text:p>1.2</text:p>
              </table:table-cell>
              <table:table-cell office:value-type="float" office:value="0.620814966779864">
                <text:p>0.620814966779864</text:p>
              </table:table-cell>
              <table:table-cell office:value-type="float" office:value="0.844501147815842">
                <text:p>0.844501147815842</text:p>
              </table:table-cell>
              <table:table-cell office:value-type="float" office:value="0.291422214990993">
                <text:p>0.291422214990993</text:p>
              </table:table-cell>
              <table:table-cell office:value-type="float" office:value="-0.467740218776975">
                <text:p>-0.4677402187769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15">
                <text:p>1.215</text:p>
              </table:table-cell>
              <table:table-cell office:value-type="float" office:value="0.63351500683917">
                <text:p>0.63351500683917</text:p>
              </table:table-cell>
              <table:table-cell office:value-type="float" office:value="0.848819860266094">
                <text:p>0.848819860266094</text:p>
              </table:table-cell>
              <table:table-cell office:value-type="float" office:value="0.284466249738411">
                <text:p>0.284466249738411</text:p>
              </table:table-cell>
              <table:table-cell office:value-type="float" office:value="-0.459721814900652">
                <text:p>-0.4597218149006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3">
                <text:p>1.23</text:p>
              </table:table-cell>
              <table:table-cell office:value-type="float" office:value="0.646279049588881">
                <text:p>0.646279049588881</text:p>
              </table:table-cell>
              <table:table-cell office:value-type="float" office:value="0.853035135307994">
                <text:p>0.853035135307994</text:p>
              </table:table-cell>
              <table:table-cell office:value-type="float" office:value="0.277630127649006">
                <text:p>0.277630127649006</text:p>
              </table:table-cell>
              <table:table-cell office:value-type="float" office:value="-0.451761130353259">
                <text:p>-0.4517611303532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45">
                <text:p>1.245</text:p>
              </table:table-cell>
              <table:table-cell office:value-type="float" office:value="0.659105556918502">
                <text:p>0.659105556918502</text:p>
              </table:table-cell>
              <table:table-cell office:value-type="float" office:value="0.857148764095564">
                <text:p>0.857148764095564</text:p>
              </table:table-cell>
              <table:table-cell office:value-type="float" office:value="0.27091296923982">
                <text:p>0.27091296923982</text:p>
              </table:table-cell>
              <table:table-cell office:value-type="float" office:value="-0.443859990871544">
                <text:p>-0.4438599908715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6">
                <text:p>1.26</text:p>
              </table:table-cell>
              <table:table-cell office:value-type="float" office:value="0.671993017484856">
                <text:p>0.671993017484856</text:p>
              </table:table-cell>
              <table:table-cell office:value-type="float" office:value="0.861162524385189">
                <text:p>0.861162524385189</text:p>
              </table:table-cell>
              <table:table-cell office:value-type="float" office:value="0.26431386815425">
                <text:p>0.26431386815425</text:p>
              </table:table-cell>
              <table:table-cell office:value-type="float" office:value="-0.436020153871227">
                <text:p>-0.4360201538712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75">
                <text:p>1.275</text:p>
              </table:table-cell>
              <table:table-cell office:value-type="float" office:value="0.684939946508141">
                <text:p>0.684939946508141</text:p>
              </table:table-cell>
              <table:table-cell office:value-type="float" office:value="0.865078180140192">
                <text:p>0.865078180140192</text:p>
              </table:table-cell>
              <table:table-cell office:value-type="float" office:value="0.257831892183176">
                <text:p>0.257831892183176</text:p>
              </table:table-cell>
              <table:table-cell office:value-type="float" office:value="-0.428243308938623">
                <text:p>-0.4282433089386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9">
                <text:p>1.29</text:p>
              </table:table-cell>
              <table:table-cell office:value-type="float" office:value="0.697944885562153">
                <text:p>0.697944885562153</text:p>
              </table:table-cell>
              <table:table-cell office:value-type="float" office:value="0.868897481150684">
                <text:p>0.868897481150684</text:p>
              </table:table-cell>
              <table:table-cell office:value-type="float" office:value="0.25146608427857">
                <text:p>0.25146608427857</text:p>
              </table:table-cell>
              <table:table-cell office:value-type="float" office:value="-0.420531078342153">
                <text:p>-0.4205310783421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05">
                <text:p>1.305</text:p>
              </table:table-cell>
              <table:table-cell office:value-type="float" office:value="0.711006402358939">
                <text:p>0.711006402358939</text:p>
              </table:table-cell>
              <table:table-cell office:value-type="float" office:value="0.872622162668549">
                <text:p>0.872622162668549</text:p>
              </table:table-cell>
              <table:table-cell office:value-type="float" office:value="0.245215463559275">
                <text:p>0.245215463559275</text:p>
              </table:table-cell>
              <table:table-cell office:value-type="float" office:value="-0.412885017563867">
                <text:p>-0.4128850175638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2">
                <text:p>1.32</text:p>
              </table:table-cell>
              <table:table-cell office:value-type="float" office:value="0.724123090528072">
                <text:p>0.724123090528072</text:p>
              </table:table-cell>
              <table:table-cell office:value-type="float" office:value="0.876253945057462">
                <text:p>0.876253945057462</text:p>
              </table:table-cell>
              <table:table-cell office:value-type="float" office:value="0.239079026308663">
                <text:p>0.239079026308663</text:p>
              </table:table-cell>
              <table:table-cell office:value-type="float" office:value="-0.405306615851091">
                <text:p>-0.4053066158510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35">
                <text:p>1.335</text:p>
              </table:table-cell>
              <table:table-cell office:value-type="float" office:value="0.7372935693908">
                <text:p>0.7372935693908</text:p>
              </table:table-cell>
              <table:table-cell office:value-type="float" office:value="0.879794533457809">
                <text:p>0.879794533457809</text:p>
              </table:table-cell>
              <table:table-cell office:value-type="float" office:value="0.233055746963867">
                <text:p>0.233055746963867</text:p>
              </table:table-cell>
              <table:table-cell office:value-type="float" office:value="-0.397797296788264">
                <text:p>-0.3977972967882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5">
                <text:p>1.35</text:p>
              </table:table-cell>
              <table:table-cell office:value-type="float" office:value="0.750516483729273">
                <text:p>0.750516483729273</text:p>
              </table:table-cell>
              <table:table-cell office:value-type="float" office:value="0.883245617466378">
                <text:p>0.883245617466378</text:p>
              </table:table-cell>
              <table:table-cell office:value-type="float" office:value="0.227144579096288">
                <text:p>0.227144579096288</text:p>
              </table:table-cell>
              <table:table-cell office:value-type="float" office:value="-0.390358418889004">
                <text:p>-0.3903584188890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65">
                <text:p>1.365</text:p>
              </table:table-cell>
              <table:table-cell office:value-type="float" office:value="0.763790503551077">
                <text:p>0.763790503551077</text:p>
              </table:table-cell>
              <table:table-cell office:value-type="float" office:value="0.886608870830698">
                <text:p>0.886608870830698</text:p>
              </table:table-cell>
              <table:table-cell office:value-type="float" office:value="0.221344456383058">
                <text:p>0.221344456383058</text:p>
              </table:table-cell>
              <table:table-cell office:value-type="float" office:value="-0.382985503963371">
                <text:p>-0.382985503963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8">
                <text:p>1.38</text:p>
              </table:table-cell>
              <table:table-cell office:value-type="float" office:value="0.777114323849294">
                <text:p>0.777114323849294</text:p>
              </table:table-cell>
              <table:table-cell office:value-type="float" office:value="0.889885951807247">
                <text:p>0.889885951807247</text:p>
              </table:table-cell>
              <table:table-cell office:value-type="float" office:value="0.215654336618785">
                <text:p>0.215654336618785</text:p>
              </table:table-cell>
              <table:table-cell office:value-type="float" office:value="-0.375691066762784">
                <text:p>-0.3756910667627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95">
                <text:p>1.395</text:p>
              </table:table-cell>
              <table:table-cell office:value-type="float" office:value="0.790486664372865">
                <text:p>0.790486664372865</text:p>
              </table:table-cell>
              <table:table-cell office:value-type="float" office:value="0.893078501611518">
                <text:p>0.893078501611518</text:p>
              </table:table-cell>
              <table:table-cell office:value-type="float" office:value="0.210073075217141">
                <text:p>0.210073075217141</text:p>
              </table:table-cell>
              <table:table-cell office:value-type="float" office:value="-0.368470754462273">
                <text:p>-0.3684707544622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1">
                <text:p>1.41</text:p>
              </table:table-cell>
              <table:table-cell office:value-type="float" office:value="0.803906269359526">
                <text:p>0.803906269359526</text:p>
              </table:table-cell>
              <table:table-cell office:value-type="float" office:value="0.896188144779899">
                <text:p>0.896188144779899</text:p>
              </table:table-cell>
              <table:table-cell office:value-type="float" office:value="0.204599551953415">
                <text:p>0.204599551953415</text:p>
              </table:table-cell>
              <table:table-cell office:value-type="float" office:value="-0.361325671679464">
                <text:p>-0.3613256716794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25">
                <text:p>1.425</text:p>
              </table:table-cell>
              <table:table-cell office:value-type="float" office:value="0.817371907288386">
                <text:p>0.817371907288386</text:p>
              </table:table-cell>
              <table:table-cell office:value-type="float" office:value="0.899216488921136">
                <text:p>0.899216488921136</text:p>
              </table:table-cell>
              <table:table-cell office:value-type="float" office:value="0.199232630497257">
                <text:p>0.199232630497257</text:p>
              </table:table-cell>
              <table:table-cell office:value-type="float" office:value="-0.35425686123597">
                <text:p>-0.354256861235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4">
                <text:p>1.44</text:p>
              </table:table-cell>
              <table:table-cell office:value-type="float" office:value="0.830882370624226">
                <text:p>0.830882370624226</text:p>
              </table:table-cell>
              <table:table-cell office:value-type="float" office:value="0.902165124481706">
                <text:p>0.902165124481706</text:p>
              </table:table-cell>
              <table:table-cell office:value-type="float" office:value="0.193971159334363">
                <text:p>0.193971159334363</text:p>
              </table:table-cell>
              <table:table-cell office:value-type="float" office:value="-0.347265304869373">
                <text:p>-0.3472653048693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55">
                <text:p>1.455</text:p>
              </table:table-cell>
              <table:table-cell office:value-type="float" office:value="0.844436475558397">
                <text:p>0.844436475558397</text:p>
              </table:table-cell>
              <table:table-cell office:value-type="float" office:value="0.905035624524923">
                <text:p>0.905035624524923</text:p>
              </table:table-cell>
              <table:table-cell office:value-type="float" office:value="0.188813972677347">
                <text:p>0.188813972677347</text:p>
              </table:table-cell>
              <table:table-cell office:value-type="float" office:value="-0.340351923964621">
                <text:p>-0.3403519239646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7">
                <text:p>1.47</text:p>
              </table:table-cell>
              <table:table-cell office:value-type="float" office:value="0.858033061746496">
                <text:p>0.858033061746496</text:p>
              </table:table-cell>
              <table:table-cell office:value-type="float" office:value="0.907829544523637">
                <text:p>0.907829544523637</text:p>
              </table:table-cell>
              <table:table-cell office:value-type="float" office:value="0.183759891365489">
                <text:p>0.183759891365489</text:p>
              </table:table-cell>
              <table:table-cell office:value-type="float" office:value="-0.333517580304539">
                <text:p>-0.3335175803045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85">
                <text:p>1.485</text:p>
              </table:table-cell>
              <table:table-cell office:value-type="float" office:value="0.871670992043042">
                <text:p>0.871670992043042</text:p>
              </table:table-cell>
              <table:table-cell office:value-type="float" office:value="0.910548422166336">
                <text:p>0.910548422166336</text:p>
              </table:table-cell>
              <table:table-cell office:value-type="float" office:value="0.178807723753086">
                <text:p>0.178807723753086</text:p>
              </table:table-cell>
              <table:table-cell office:value-type="float" office:value="-0.326763076839208">
                <text:p>-0.3267630768392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">
                <text:p>1.5</text:p>
              </table:table-cell>
              <table:table-cell office:value-type="float" office:value="0.885349152233334">
                <text:p>0.885349152233334</text:p>
              </table:table-cell>
              <table:table-cell office:value-type="float" office:value="0.913193777176487">
                <text:p>0.913193777176487</text:p>
              </table:table-cell>
              <table:table-cell office:value-type="float" office:value="0.173956266586127">
                <text:p>0.173956266586127</text:p>
              </table:table-cell>
              <table:table-cell office:value-type="float" office:value="-0.320089158473843">
                <text:p>-0.3200891584738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15">
                <text:p>1.515</text:p>
              </table:table-cell>
              <table:table-cell office:value-type="float" office:value="0.899066450762704">
                <text:p>0.899066450762704</text:p>
              </table:table-cell>
              <table:table-cell office:value-type="float" office:value="0.915767111144951">
                <text:p>0.915767111144951</text:p>
              </table:table-cell>
              <table:table-cell office:value-type="float" office:value="0.16920430586701">
                <text:p>0.16920430586701</text:p>
              </table:table-cell>
              <table:table-cell office:value-type="float" office:value="-0.31349651287485">
                <text:p>-0.313496512874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3">
                <text:p>1.53</text:p>
              </table:table-cell>
              <table:table-cell office:value-type="float" office:value="0.912821818463353">
                <text:p>0.912821818463353</text:p>
              </table:table-cell>
              <table:table-cell office:value-type="float" office:value="0.918269907375258">
                <text:p>0.918269907375258</text:p>
              </table:table-cell>
              <table:table-cell office:value-type="float" office:value="0.164550617707033">
                <text:p>0.164550617707033</text:p>
              </table:table-cell>
              <table:table-cell office:value-type="float" office:value="-0.306985771293638">
                <text:p>-0.3069857712936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45">
                <text:p>1.545</text:p>
              </table:table-cell>
              <table:table-cell office:value-type="float" office:value="0.926614208278956">
                <text:p>0.926614208278956</text:p>
              </table:table-cell>
              <table:table-cell office:value-type="float" office:value="0.920703630741593">
                <text:p>0.920703630741593</text:p>
              </table:table-cell>
              <table:table-cell office:value-type="float" office:value="0.159993969166405">
                <text:p>0.159993969166405</text:p>
              </table:table-cell>
              <table:table-cell office:value-type="float" office:value="-0.300557509407785">
                <text:p>-0.3005575094077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6">
                <text:p>1.56</text:p>
              </table:table-cell>
              <table:table-cell office:value-type="float" office:value="0.940442594987239">
                <text:p>0.940442594987239</text:p>
              </table:table-cell>
              <table:table-cell office:value-type="float" office:value="0.92306972755928">
                <text:p>0.92306972755928</text:p>
              </table:table-cell>
              <table:table-cell office:value-type="float" office:value="0.155533119081498">
                <text:p>0.155533119081498</text:p>
              </table:table-cell>
              <table:table-cell office:value-type="float" office:value="-0.294212248179099">
                <text:p>-0.2942122481790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75">
                <text:p>1.575</text:p>
              </table:table-cell>
              <table:table-cell office:value-type="float" office:value="0.954305974920698">
                <text:p>0.954305974920698</text:p>
              </table:table-cell>
              <table:table-cell office:value-type="float" office:value="0.925369625467583">
                <text:p>0.925369625467583</text:p>
              </table:table-cell>
              <table:table-cell office:value-type="float" office:value="0.151166818879121">
                <text:p>0.151166818879121</text:p>
              </table:table-cell>
              <table:table-cell office:value-type="float" office:value="-0.287950454728086">
                <text:p>-0.2879504547280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9">
                <text:p>1.59</text:p>
              </table:table-cell>
              <table:table-cell office:value-type="float" office:value="0.968203365685655">
                <text:p>0.968203365685655</text:p>
              </table:table-cell>
              <table:table-cell office:value-type="float" office:value="0.927604733324613">
                <text:p>0.927604733324613</text:p>
              </table:table-cell>
              <table:table-cell office:value-type="float" office:value="0.146893813377539">
                <text:p>0.146893813377539</text:p>
              </table:table-cell>
              <table:table-cell office:value-type="float" office:value="-0.281772543224308">
                <text:p>-0.2817725432243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05">
                <text:p>1.605</text:p>
              </table:table-cell>
              <table:table-cell office:value-type="float" office:value="0.98213380587983">
                <text:p>0.98213380587983</text:p>
              </table:table-cell>
              <table:table-cell office:value-type="float" office:value="0.929776441114163">
                <text:p>0.929776441114163</text:p>
              </table:table-cell>
              <table:table-cell office:value-type="float" office:value="0.142712841574036">
                <text:p>0.142712841574036</text:p>
              </table:table-cell>
              <table:table-cell office:value-type="float" office:value="-0.275678875792115">
                <text:p>-0.2756788757921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2">
                <text:p>1.62</text:p>
              </table:table-cell>
              <table:table-cell office:value-type="float" office:value="0.996096354808596">
                <text:p>0.996096354808596</text:p>
              </table:table-cell>
              <table:table-cell office:value-type="float" office:value="0.931886119864247">
                <text:p>0.931886119864247</text:p>
              </table:table-cell>
              <table:table-cell office:value-type="float" office:value="0.138622637418768">
                <text:p>0.138622637418768</text:p>
              </table:table-cell>
              <table:table-cell office:value-type="float" office:value="-0.269669763431147">
                <text:p>-0.2696697634311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35">
                <text:p>1.635</text:p>
              </table:table-cell>
              <table:table-cell office:value-type="float" office:value="1.01009009220011">
                <text:p>1.01009009220011</text:p>
              </table:table-cell>
              <table:table-cell office:value-type="float" office:value="0.933935121577142">
                <text:p>0.933935121577142</text:p>
              </table:table-cell>
              <table:table-cell office:value-type="float" office:value="0.134621930574705">
                <text:p>0.134621930574705</text:p>
              </table:table-cell>
              <table:table-cell office:value-type="float" office:value="-0.263745466951049">
                <text:p>-0.263745466951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65">
                <text:p>1.65</text:p>
              </table:table-cell>
              <table:table-cell office:value-type="float" office:value="1.02411411791946">
                <text:p>1.02411411791946</text:p>
              </table:table-cell>
              <table:table-cell office:value-type="float" office:value="0.935924779170731">
                <text:p>0.935924779170731</text:p>
              </table:table-cell>
              <table:table-cell office:value-type="float" office:value="0.130709447163449">
                <text:p>0.130709447163449</text:p>
              </table:table-cell>
              <table:table-cell office:value-type="float" office:value="-0.257906197919755">
                <text:p>-0.2579061979197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665">
                <text:p>1.665</text:p>
              </table:table-cell>
              <table:table-cell office:value-type="float" office:value="1.03816755168205">
                <text:p>1.03816755168205</text:p>
              </table:table-cell>
              <table:table-cell office:value-type="float" office:value="0.937856406430917">
                <text:p>0.937856406430917</text:p>
              </table:table-cell>
              <table:table-cell office:value-type="float" office:value="0.126883910496729">
                <text:p>0.126883910496729</text:p>
              </table:table-cell>
              <table:table-cell office:value-type="float" office:value="-0.252152119624721">
                <text:p>-0.2521521196247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8">
                <text:p>1.68</text:p>
              </table:table-cell>
              <table:table-cell office:value-type="float" office:value="1.0522495327663">
                <text:p>1.0522495327663</text:p>
              </table:table-cell>
              <table:table-cell office:value-type="float" office:value="0.93973129797491">
                <text:p>0.93973129797491</text:p>
              </table:table-cell>
              <table:table-cell office:value-type="float" office:value="0.12314404179338">
                <text:p>0.12314404179338</text:p>
              </table:table-cell>
              <table:table-cell office:value-type="float" office:value="-0.24648334804643">
                <text:p>-0.246483348046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95">
                <text:p>1.695</text:p>
              </table:table-cell>
              <table:table-cell office:value-type="float" office:value="1.06635921972595">
                <text:p>1.06635921972595</text:p>
              </table:table-cell>
              <table:table-cell office:value-type="float" office:value="0.941550729225155">
                <text:p>0.941550729225155</text:p>
              </table:table-cell>
              <table:table-cell office:value-type="float" office:value="0.119488560881632">
                <text:p>0.119488560881632</text:p>
              </table:table-cell>
              <table:table-cell office:value-type="float" office:value="-0.240899952843492">
                <text:p>-0.2408999528434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1">
                <text:p>1.71</text:p>
              </table:table-cell>
              <table:table-cell office:value-type="float" office:value="1.08049579010197">
                <text:p>1.08049579010197</text:p>
              </table:table-cell>
              <table:table-cell office:value-type="float" office:value="0.943315956393685">
                <text:p>0.943315956393685</text:p>
              </table:table-cell>
              <table:table-cell office:value-type="float" office:value="0.115916186886541">
                <text:p>0.115916186886541</text:p>
              </table:table-cell>
              <table:table-cell office:value-type="float" office:value="-0.235401958348648">
                <text:p>-0.2354019583486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25">
                <text:p>1.725</text:p>
              </table:table-cell>
              <table:table-cell office:value-type="float" office:value="1.09465844013436">
                <text:p>1.09465844013436</text:p>
              </table:table-cell>
              <table:table-cell office:value-type="float" office:value="0.945028216476669">
                <text:p>0.945028216476669</text:p>
              </table:table-cell>
              <table:table-cell office:value-type="float" office:value="0.112425638902397">
                <text:p>0.112425638902397</text:p>
              </table:table-cell>
              <table:table-cell office:value-type="float" office:value="-0.229989344574933">
                <text:p>-0.2299893445749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4">
                <text:p>1.74</text:p>
              </table:table-cell>
              <table:table-cell office:value-type="float" office:value="1.10884638447395">
                <text:p>1.10884638447395</text:p>
              </table:table-cell>
              <table:table-cell office:value-type="float" office:value="0.94668872725894">
                <text:p>0.94668872725894</text:p>
              </table:table-cell>
              <table:table-cell office:value-type="float" office:value="0.109015636649968">
                <text:p>0.109015636649968</text:p>
              </table:table-cell>
              <table:table-cell office:value-type="float" office:value="-0.224662048231292">
                <text:p>-0.2246620482312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55">
                <text:p>1.755</text:p>
              </table:table-cell>
              <table:table-cell office:value-type="float" office:value="1.12305885589431">
                <text:p>1.12305885589431</text:p>
              </table:table-cell>
              <table:table-cell office:value-type="float" office:value="0.948298687328263">
                <text:p>0.948298687328263</text:p>
              </table:table-cell>
              <table:table-cell office:value-type="float" office:value="0.105684901118445">
                <text:p>0.105684901118445</text:p>
              </table:table-cell>
              <table:table-cell office:value-type="float" office:value="-0.219419963746877">
                <text:p>-0.2194199637468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7">
                <text:p>1.77</text:p>
              </table:table-cell>
              <table:table-cell office:value-type="float" office:value="1.13729510500395">
                <text:p>1.13729510500395</text:p>
              </table:table-cell>
              <table:table-cell office:value-type="float" office:value="0.949859276099119">
                <text:p>0.949859276099119</text:p>
              </table:table-cell>
              <table:table-cell office:value-type="float" office:value="0.102432155191953">
                <text:p>0.102432155191953</text:p>
              </table:table-cell>
              <table:table-cell office:value-type="float" office:value="-0.214262944303271">
                <text:p>-0.2142629443032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785">
                <text:p>1.785</text:p>
              </table:table-cell>
              <table:table-cell office:value-type="float" office:value="1.151554399959">
                <text:p>1.151554399959</text:p>
              </table:table-cell>
              <table:table-cell office:value-type="float" office:value="0.951371653845764">
                <text:p>0.951371653845764</text:p>
              </table:table-cell>
              <table:table-cell office:value-type="float" office:value="0.0992561242605252">
                <text:p>0.0992561242605252</text:p>
              </table:table-cell>
              <table:table-cell office:value-type="float" office:value="-0.209190802873861">
                <text:p>-0.2091908028738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">
                <text:p>1.8</text:p>
              </table:table-cell>
              <table:table-cell office:value-type="float" office:value="1.16583602617636">
                <text:p>1.16583602617636</text:p>
              </table:table-cell>
              <table:table-cell office:value-type="float" office:value="0.952836961744348">
                <text:p>0.952836961744348</text:p>
              </table:table-cell>
              <table:table-cell office:value-type="float" office:value="0.0961555368154439">
                <text:p>0.0961555368154439</text:p>
              </table:table-cell>
              <table:table-cell office:value-type="float" office:value="-0.204203313269571">
                <text:p>-0.2042033132695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15">
                <text:p>1.815</text:p>
              </table:table-cell>
              <table:table-cell office:value-type="float" office:value="1.18013928604764">
                <text:p>1.18013928604764</text:p>
              </table:table-cell>
              <table:table-cell office:value-type="float" office:value="0.954256321923837">
                <text:p>0.954256321923837</text:p>
              </table:table-cell>
              <table:table-cell office:value-type="float" office:value="0.0931291250288373">
                <text:p>0.0931291250288373</text:p>
              </table:table-cell>
              <table:table-cell office:value-type="float" office:value="-0.199300211190164">
                <text:p>-0.1993002111901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83">
                <text:p>1.83</text:p>
              </table:table-cell>
              <table:table-cell office:value-type="float" office:value="1.19446349865386">
                <text:p>1.19446349865386</text:p>
              </table:table-cell>
              <table:table-cell office:value-type="float" office:value="0.955630837525511">
                <text:p>0.955630837525511</text:p>
              </table:table-cell>
              <table:table-cell office:value-type="float" office:value="0.0901756253174765">
                <text:p>0.0901756253174765</text:p>
              </table:table-cell>
              <table:table-cell office:value-type="float" office:value="-0.194481195280303">
                <text:p>-0.1944811952803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845">
                <text:p>1.845</text:p>
              </table:table-cell>
              <table:table-cell office:value-type="float" office:value="1.20880799948114">
                <text:p>1.20880799948114</text:p>
              </table:table-cell>
              <table:table-cell office:value-type="float" office:value="0.956961592770804">
                <text:p>0.956961592770804</text:p>
              </table:table-cell>
              <table:table-cell office:value-type="float" office:value="0.0872937788906964">
                <text:p>0.0872937788906964</text:p>
              </table:table-cell>
              <table:table-cell office:value-type="float" office:value="-0.189745928189578">
                <text:p>-0.1897459281895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86">
                <text:p>1.86</text:p>
              </table:table-cell>
              <table:table-cell office:value-type="float" office:value="1.2231721401375">
                <text:p>1.2231721401375</text:p>
              </table:table-cell>
              <table:table-cell office:value-type="float" office:value="0.958249653037243">
                <text:p>0.958249653037243</text:p>
              </table:table-cell>
              <table:table-cell office:value-type="float" office:value="0.0844823322823895">
                <text:p>0.0844823322823895</text:p>
              </table:table-cell>
              <table:table-cell office:value-type="float" office:value="-0.18509403763566">
                <text:p>-0.185094037635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75">
                <text:p>1.875</text:p>
              </table:table-cell>
              <table:table-cell office:value-type="float" office:value="1.23755528807074">
                <text:p>1.23755528807074</text:p>
              </table:table-cell>
              <table:table-cell office:value-type="float" office:value="0.959496064942245">
                <text:p>0.959496064942245</text:p>
              </table:table-cell>
              <table:table-cell office:value-type="float" office:value="0.0817400378670313">
                <text:p>0.0817400378670313</text:p>
              </table:table-cell>
              <table:table-cell office:value-type="float" office:value="-0.180525117469794">
                <text:p>-0.1805251174697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89">
                <text:p>1.89</text:p>
              </table:table-cell>
              <table:table-cell office:value-type="float" office:value="1.25195682628781">
                <text:p>1.25195682628781</text:p>
              </table:table-cell>
              <table:table-cell office:value-type="float" office:value="0.960701856434535">
                <text:p>0.960701856434535</text:p>
              </table:table-cell>
              <table:table-cell office:value-type="float" office:value="0.0790656543597095">
                <text:p>0.0790656543597095</text:p>
              </table:table-cell>
              <table:table-cell office:value-type="float" office:value="-0.176038728743789">
                <text:p>-0.1760387287437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05">
                <text:p>1.905</text:p>
              </table:table-cell>
              <table:table-cell office:value-type="float" office:value="1.26637615307544">
                <text:p>1.26637615307544</text:p>
              </table:table-cell>
              <table:table-cell office:value-type="float" office:value="0.961868036892947">
                <text:p>0.961868036892947</text:p>
              </table:table-cell>
              <table:table-cell office:value-type="float" office:value="0.0764579473001388">
                <text:p>0.0764579473001388</text:p>
              </table:table-cell>
              <table:table-cell office:value-type="float" office:value="-0.171634400777703">
                <text:p>-0.1716344007777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2">
                <text:p>1.92</text:p>
              </table:table-cell>
              <table:table-cell office:value-type="float" office:value="1.28081268172241">
                <text:p>1.28081268172241</text:p>
              </table:table-cell>
              <table:table-cell office:value-type="float" office:value="0.962995597232362">
                <text:p>0.962995597232362</text:p>
              </table:table-cell>
              <table:table-cell office:value-type="float" office:value="0.0739156895206587">
                <text:p>0.0739156895206587</text:p>
              </table:table-cell>
              <table:table-cell office:value-type="float" office:value="-0.167311632227403">
                <text:p>-0.1673116322274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35">
                <text:p>1.935</text:p>
              </table:table-cell>
              <table:table-cell office:value-type="float" office:value="1.29526584024342">
                <text:p>1.29526584024342</text:p>
              </table:table-cell>
              <table:table-cell office:value-type="float" office:value="0.964085510016546">
                <text:p>0.964085510016546</text:p>
              </table:table-cell>
              <table:table-cell office:value-type="float" office:value="0.0714376615982215">
                <text:p>0.0714376615982215</text:p>
              </table:table-cell>
              <table:table-cell office:value-type="float" office:value="-0.163069892151182">
                <text:p>-0.1630698921511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5">
                <text:p>1.95</text:p>
              </table:table-cell>
              <table:table-cell office:value-type="float" office:value="1.30973507110472">
                <text:p>1.30973507110472</text:p>
              </table:table-cell>
              <table:table-cell office:value-type="float" office:value="0.965138729577652">
                <text:p>0.965138729577652</text:p>
              </table:table-cell>
              <table:table-cell office:value-type="float" office:value="0.0690226522903902">
                <text:p>0.0690226522903902</text:p>
              </table:table-cell>
              <table:table-cell office:value-type="float" office:value="-0.158908621074626">
                <text:p>-0.1589086210746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965">
                <text:p>1.965</text:p>
              </table:table-cell>
              <table:table-cell office:value-type="float" office:value="1.32421983095157">
                <text:p>1.32421983095157</text:p>
              </table:table-cell>
              <table:table-cell office:value-type="float" office:value="0.966156192142137">
                <text:p>0.966156192142137</text:p>
              </table:table-cell>
              <table:table-cell office:value-type="float" office:value="0.0666694589553797">
                <text:p>0.0666694589553797</text:p>
              </table:table-cell>
              <table:table-cell office:value-type="float" office:value="-0.154827232052931">
                <text:p>-0.1548272320529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98">
                <text:p>1.98</text:p>
              </table:table-cell>
              <table:table-cell office:value-type="float" office:value="1.33871959033763">
                <text:p>1.33871959033763</text:p>
              </table:table-cell>
              <table:table-cell office:value-type="float" office:value="0.967138815962862">
                <text:p>0.967138815962862</text:p>
              </table:table-cell>
              <table:table-cell office:value-type="float" office:value="0.064376887956185">
                <text:p>0.064376887956185</text:p>
              </table:table-cell>
              <table:table-cell office:value-type="float" office:value="-0.150825111729869">
                <text:p>-0.1508251117298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995">
                <text:p>1.995</text:p>
              </table:table-cell>
              <table:table-cell office:value-type="float" office:value="1.35323383345639">
                <text:p>1.35323383345639</text:p>
              </table:table-cell>
              <table:table-cell office:value-type="float" office:value="0.968087501457135">
                <text:p>0.968087501457135</text:p>
              </table:table-cell>
              <table:table-cell office:value-type="float" office:value="0.0621437550488517">
                <text:p>0.0621437550488517</text:p>
              </table:table-cell>
              <table:table-cell office:value-type="float" office:value="-0.146901621392614">
                <text:p>-0.1469016213926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1">
                <text:p>2.01</text:p>
              </table:table-cell>
              <table:table-cell office:value-type="float" office:value="1.36776205787472">
                <text:p>1.36776205787472</text:p>
              </table:table-cell>
              <table:table-cell office:value-type="float" office:value="0.969003131350461">
                <text:p>0.969003131350461</text:p>
              </table:table-cell>
              <table:table-cell office:value-type="float" office:value="0.0599688857549586">
                <text:p>0.0599688857549586</text:p>
              </table:table-cell>
              <table:table-cell office:value-type="float" office:value="-0.143056098021657">
                <text:p>-0.1430560980216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025">
                <text:p>2.025</text:p>
              </table:table-cell>
              <table:table-cell office:value-type="float" office:value="1.38230377426858">
                <text:p>1.38230377426858</text:p>
              </table:table-cell>
              <table:table-cell office:value-type="float" office:value="0.969886570825758">
                <text:p>0.969886570825758</text:p>
              </table:table-cell>
              <table:table-cell office:value-type="float" office:value="0.0578511157183903">
                <text:p>0.0578511157183903</text:p>
              </table:table-cell>
              <table:table-cell office:value-type="float" office:value="-0.139287855335031">
                <text:p>-0.1392878553350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04">
                <text:p>2.04</text:p>
              </table:table-cell>
              <table:table-cell office:value-type="float" office:value="1.39685850616107">
                <text:p>1.39685850616107</text:p>
              </table:table-cell>
              <table:table-cell office:value-type="float" office:value="0.970738667677809">
                <text:p>0.970738667677809</text:p>
              </table:table-cell>
              <table:table-cell office:value-type="float" office:value="0.0557892910464914">
                <text:p>0.0557892910464914</text:p>
              </table:table-cell>
              <table:table-cell office:value-type="float" office:value="-0.1355961848261">
                <text:p>-0.13559618482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055">
                <text:p>2.055</text:p>
              </table:table-cell>
              <table:table-cell office:value-type="float" office:value="1.41142578966276">
                <text:p>1.41142578966276</text:p>
              </table:table-cell>
              <table:table-cell office:value-type="float" office:value="0.971560252472713">
                <text:p>0.971560252472713</text:p>
              </table:table-cell>
              <table:table-cell office:value-type="float" office:value="0.0537822686357048">
                <text:p>0.0537822686357048</text:p>
              </table:table-cell>
              <table:table-cell office:value-type="float" office:value="-0.131980356794162">
                <text:p>-0.1319803567941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07">
                <text:p>2.07</text:p>
              </table:table-cell>
              <table:table-cell office:value-type="float" office:value="1.42600517321451">
                <text:p>1.42600517321451</text:p>
              </table:table-cell>
              <table:table-cell office:value-type="float" office:value="0.972352138712109">
                <text:p>0.972352138712109</text:p>
              </table:table-cell>
              <table:table-cell office:value-type="float" office:value="0.0518289164818062">
                <text:p>0.0518289164818062</text:p>
              </table:table-cell>
              <table:table-cell office:value-type="float" office:value="-0.128439621367145">
                <text:p>-0.1284396213671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085">
                <text:p>2.085</text:p>
              </table:table-cell>
              <table:table-cell office:value-type="float" office:value="1.44059621733277">
                <text:p>1.44059621733277</text:p>
              </table:table-cell>
              <table:table-cell office:value-type="float" office:value="0.973115123001933">
                <text:p>0.973115123001933</text:p>
              </table:table-cell>
              <table:table-cell office:value-type="float" office:value="0.0499281139748605">
                <text:p>0.0499281139748605</text:p>
              </table:table-cell>
              <table:table-cell office:value-type="float" office:value="-0.124973209515677">
                <text:p>-0.1249732095156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">
                <text:p>2.1</text:p>
              </table:table-cell>
              <table:table-cell office:value-type="float" office:value="1.4551984943574">
                <text:p>1.4551984943574</text:p>
              </table:table-cell>
              <table:table-cell office:value-type="float" office:value="0.973849985225485">
                <text:p>0.973849985225485</text:p>
              </table:table-cell>
              <table:table-cell office:value-type="float" office:value="0.0480787521790336">
                <text:p>0.0480787521790336</text:p>
              </table:table-cell>
              <table:table-cell office:value-type="float" office:value="-0.121580334057835">
                <text:p>-0.1215803340578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15">
                <text:p>2.115</text:p>
              </table:table-cell>
              <table:table-cell office:value-type="float" office:value="1.46981158820222">
                <text:p>1.46981158820222</text:p>
              </table:table-cell>
              <table:table-cell office:value-type="float" office:value="0.974557488720589">
                <text:p>0.974557488720589</text:p>
              </table:table-cell>
              <table:table-cell office:value-type="float" office:value="0.0462797340974043">
                <text:p>0.0462797340974043</text:p>
              </table:table-cell>
              <table:table-cell office:value-type="float" office:value="-0.118260190653901">
                <text:p>-0.1182601906539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13">
                <text:p>2.13</text:p>
              </table:table-cell>
              <table:table-cell office:value-type="float" office:value="1.48443509410811">
                <text:p>1.48443509410811</text:p>
              </table:table-cell>
              <table:table-cell office:value-type="float" office:value="0.975238380460601">
                <text:p>0.975238380460601</text:p>
              </table:table-cell>
              <table:table-cell office:value-type="float" office:value="0.0445299749219326">
                <text:p>0.0445299749219326</text:p>
              </table:table-cell>
              <table:table-cell office:value-type="float" office:value="-0.115011958790454">
                <text:p>-0.1150119587904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145">
                <text:p>2.145</text:p>
              </table:table-cell>
              <table:table-cell office:value-type="float" office:value="1.49906861839896">
                <text:p>1.49906861839896</text:p>
              </table:table-cell>
              <table:table-cell office:value-type="float" office:value="0.975893391239067">
                <text:p>0.975893391239067</text:p>
              </table:table-cell>
              <table:table-cell office:value-type="float" office:value="0.0428284022687476">
                <text:p>0.0428284022687476</text:p>
              </table:table-cell>
              <table:table-cell office:value-type="float" office:value="-0.111834802753161">
                <text:p>-0.1118348027531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16">
                <text:p>2.16</text:p>
              </table:table-cell>
              <table:table-cell office:value-type="float" office:value="1.51371177824041">
                <text:p>1.51371177824041</text:p>
              </table:table-cell>
              <table:table-cell office:value-type="float" office:value="0.976523235857788">
                <text:p>0.976523235857788</text:p>
              </table:table-cell>
              <table:table-cell office:value-type="float" office:value="0.0411739563989307">
                <text:p>0.0411739563989307</text:p>
              </table:table-cell>
              <table:table-cell office:value-type="float" office:value="-0.108727872587653">
                <text:p>-0.1087278725876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175">
                <text:p>2.175</text:p>
              </table:table-cell>
              <table:table-cell office:value-type="float" office:value="1.52836420140133">
                <text:p>1.52836420140133</text:p>
              </table:table-cell>
              <table:table-cell office:value-type="float" office:value="0.977128613318106">
                <text:p>0.977128613318106</text:p>
              </table:table-cell>
              <table:table-cell office:value-type="float" office:value="0.0395655904249761">
                <text:p>0.0395655904249761</text:p>
              </table:table-cell>
              <table:table-cell office:value-type="float" office:value="-0.105690305047876">
                <text:p>-0.1056903050478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19">
                <text:p>2.19</text:p>
              </table:table-cell>
              <table:table-cell office:value-type="float" office:value="1.54302552601833">
                <text:p>1.54302552601833</text:p>
              </table:table-cell>
              <table:table-cell office:value-type="float" office:value="0.977710207015162">
                <text:p>0.977710207015162</text:p>
              </table:table-cell>
              <table:table-cell office:value-type="float" office:value="0.0380022705031218">
                <text:p>0.0380022705031218</text:p>
              </table:table-cell>
              <table:table-cell office:value-type="float" office:value="-0.102721224531339">
                <text:p>-0.1027212245313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205">
                <text:p>2.205</text:p>
              </table:table-cell>
              <table:table-cell office:value-type="float" office:value="1.55769540036314">
                <text:p>1.55769540036314</text:p>
              </table:table-cell>
              <table:table-cell office:value-type="float" office:value="0.97826868493495">
                <text:p>0.97826868493495</text:p>
              </table:table-cell>
              <table:table-cell office:value-type="float" office:value="0.0364829760117516">
                <text:p>0.0364829760117516</text:p>
              </table:table-cell>
              <table:table-cell office:value-type="float" office:value="-0.0998197440007085">
                <text:p>-0.09981974400070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22">
                <text:p>2.22</text:p>
              </table:table-cell>
              <table:table-cell office:value-type="float" office:value="1.57237348261291">
                <text:p>1.57237348261291</text:p>
              </table:table-cell>
              <table:table-cell office:value-type="float" office:value="0.978804699853926">
                <text:p>0.978804699853926</text:p>
              </table:table-cell>
              <table:table-cell office:value-type="float" office:value="0.0350066997160769">
                <text:p>0.0350066997160769</text:p>
              </table:table-cell>
              <table:table-cell office:value-type="float" office:value="-0.0969849658912184">
                <text:p>-0.09698496589121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235">
                <text:p>2.235</text:p>
              </table:table-cell>
              <table:table-cell office:value-type="float" office:value="1.58705944062365">
                <text:p>1.58705944062365</text:p>
              </table:table-cell>
              <table:table-cell office:value-type="float" office:value="0.979318889541004">
                <text:p>0.979318889541004</text:p>
              </table:table-cell>
              <table:table-cell office:value-type="float" office:value="0.0335724479193152">
                <text:p>0.0335724479193152</text:p>
              </table:table-cell>
              <table:table-cell office:value-type="float" office:value="-0.0942159830033695">
                <text:p>-0.09421598300336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25">
                <text:p>2.25</text:p>
              </table:table-cell>
              <table:table-cell office:value-type="float" office:value="1.60175295170662">
                <text:p>1.60175295170662</text:p>
              </table:table-cell>
              <table:table-cell office:value-type="float" office:value="0.979811876961706">
                <text:p>0.979811876961706</text:p>
              </table:table-cell>
              <table:table-cell office:value-type="float" office:value="0.0321792406005894">
                <text:p>0.0321792406005894</text:p>
              </table:table-cell>
              <table:table-cell office:value-type="float" office:value="-0.0915118793804503">
                <text:p>-0.09151187938045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265">
                <text:p>2.265</text:p>
              </table:table-cell>
              <table:table-cell office:value-type="float" office:value="1.61645370240779">
                <text:p>1.61645370240779</text:p>
              </table:table-cell>
              <table:table-cell office:value-type="float" office:value="0.980284270484285">
                <text:p>0.980284270484285</text:p>
              </table:table-cell>
              <table:table-cell office:value-type="float" office:value="0.0308261115397794">
                <text:p>0.0308261115397794</text:p>
              </table:table-cell>
              <table:table-cell office:value-type="float" office:value="-0.0888717311704059">
                <text:p>-0.08887173117040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28">
                <text:p>2.28</text:p>
              </table:table-cell>
              <table:table-cell office:value-type="float" office:value="1.63116138829049">
                <text:p>1.63116138829049</text:p>
              </table:table-cell>
              <table:table-cell office:value-type="float" office:value="0.980736664087625">
                <text:p>0.980736664087625</text:p>
              </table:table-cell>
              <table:table-cell office:value-type="float" office:value="0.0295121084295639">
                <text:p>0.0295121084295639</text:p>
              </table:table-cell>
              <table:table-cell office:value-type="float" office:value="-0.0862946074716247">
                <text:p>-0.08629460747162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295">
                <text:p>2.295</text:p>
              </table:table-cell>
              <table:table-cell office:value-type="float" office:value="1.64587571372112">
                <text:p>1.64587571372112</text:p>
              </table:table-cell>
              <table:table-cell office:value-type="float" office:value="0.981169637570727">
                <text:p>0.981169637570727</text:p>
              </table:table-cell>
              <table:table-cell office:value-type="float" office:value="0.0282362929748971">
                <text:p>0.0282362929748971</text:p>
              </table:table-cell>
              <table:table-cell office:value-type="float" office:value="-0.0837795711622247">
                <text:p>-0.08377957116222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31">
                <text:p>2.31</text:p>
              </table:table-cell>
              <table:table-cell office:value-type="float" office:value="1.66059639165802">
                <text:p>1.66059639165802</text:p>
              </table:table-cell>
              <table:table-cell office:value-type="float" office:value="0.981583756763595">
                <text:p>0.981583756763595</text:p>
              </table:table-cell>
              <table:table-cell office:value-type="float" office:value="0.0269977409801707">
                <text:p>0.0269977409801707</text:p>
              </table:table-cell>
              <table:table-cell office:value-type="float" office:value="-0.0813256797124564">
                <text:p>-0.0813256797124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325">
                <text:p>2.325</text:p>
              </table:table-cell>
              <table:table-cell office:value-type="float" office:value="1.67532314344354">
                <text:p>1.67532314344354</text:p>
              </table:table-cell>
              <table:table-cell office:value-type="float" office:value="0.98197957373933">
                <text:p>0.98197957373933</text:p>
              </table:table-cell>
              <table:table-cell office:value-type="float" office:value="0.0257955424243169">
                <text:p>0.0257955424243169</text:p>
              </table:table-cell>
              <table:table-cell office:value-type="float" office:value="-0.0789319859798613">
                <text:p>-0.07893198597986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34">
                <text:p>2.34</text:p>
              </table:table-cell>
              <table:table-cell office:value-type="float" office:value="1.69005569859928">
                <text:p>1.69005569859928</text:p>
              </table:table-cell>
              <table:table-cell office:value-type="float" office:value="0.982357627027272">
                <text:p>0.982357627027272</text:p>
              </table:table-cell>
              <table:table-cell office:value-type="float" office:value="0.0246288015241147">
                <text:p>0.0246288015241147</text:p>
              </table:table-cell>
              <table:table-cell office:value-type="float" office:value="-0.0765975389868475">
                <text:p>-0.07659753898684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355">
                <text:p>2.355</text:p>
              </table:table-cell>
              <table:table-cell office:value-type="float" office:value="1.70479379462454">
                <text:p>1.70479379462454</text:p>
              </table:table-cell>
              <table:table-cell office:value-type="float" office:value="0.982718441826998">
                <text:p>0.982718441826998</text:p>
              </table:table-cell>
              <table:table-cell office:value-type="float" office:value="0.023496636785964">
                <text:p>0.023496636785964</text:p>
              </table:table-cell>
              <table:table-cell office:value-type="float" office:value="-0.0743213846803756">
                <text:p>-0.07432138468037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37">
                <text:p>2.37</text:p>
              </table:table-cell>
              <table:table-cell office:value-type="float" office:value="1.71953717679799">
                <text:p>1.71953717679799</text:p>
              </table:table-cell>
              <table:table-cell office:value-type="float" office:value="0.983062530223011">
                <text:p>0.983062530223011</text:p>
              </table:table-cell>
              <table:table-cell office:value-type="float" office:value="0.0223981810463999">
                <text:p>0.0223981810463999</text:p>
              </table:table-cell>
              <table:table-cell office:value-type="float" office:value="-0.0721025666734686">
                <text:p>-0.07210256667346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385">
                <text:p>2.385</text:p>
              </table:table-cell>
              <table:table-cell office:value-type="float" office:value="1.73428559798252">
                <text:p>1.73428559798252</text:p>
              </table:table-cell>
              <table:table-cell office:value-type="float" office:value="0.983390391399956">
                <text:p>0.983390391399956</text:p>
              </table:table-cell>
              <table:table-cell office:value-type="float" office:value="0.0213325815016207">
                <text:p>0.0213325815016207</text:p>
              </table:table-cell>
              <table:table-cell office:value-type="float" office:value="-0.0699401269682905">
                <text:p>-0.06994012696829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4">
                <text:p>2.4</text:p>
              </table:table-cell>
              <table:table-cell office:value-type="float" office:value="1.74903881843344">
                <text:p>1.74903881843344</text:p>
              </table:table-cell>
              <table:table-cell office:value-type="float" office:value="0.983702511858196">
                <text:p>0.983702511858196</text:p>
              </table:table-cell>
              <table:table-cell office:value-type="float" office:value="0.0202989997263081">
                <text:p>0.0202989997263081</text:p>
              </table:table-cell>
              <table:table-cell office:value-type="float" office:value="-0.0678331066605576">
                <text:p>-0.06783310666055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415">
                <text:p>2.415</text:p>
              </table:table-cell>
              <table:table-cell office:value-type="float" office:value="1.76379660560973">
                <text:p>1.76379660560973</text:p>
              </table:table-cell>
              <table:table-cell office:value-type="float" office:value="0.983999365629592">
                <text:p>0.983999365629592</text:p>
              </table:table-cell>
              <table:table-cell office:value-type="float" office:value="0.0192966116820216">
                <text:p>0.0192966116820216</text:p>
              </table:table-cell>
              <table:table-cell office:value-type="float" office:value="-0.0657805466250799">
                <text:p>-0.06578054662507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43">
                <text:p>2.43</text:p>
              </table:table-cell>
              <table:table-cell office:value-type="float" office:value="1.77855873398872">
                <text:p>1.77855873398872</text:p>
              </table:table-cell>
              <table:table-cell office:value-type="float" office:value="0.984281414493327">
                <text:p>0.984281414493327</text:p>
              </table:table-cell>
              <table:table-cell office:value-type="float" office:value="0.0183246077154515">
                <text:p>0.0183246077154515</text:p>
              </table:table-cell>
              <table:table-cell office:value-type="float" office:value="-0.0637814881822496">
                <text:p>-0.06378148818224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445">
                <text:p>2.445</text:p>
              </table:table-cell>
              <table:table-cell office:value-type="float" office:value="1.79332498488389">
                <text:p>1.79332498488389</text:p>
              </table:table-cell>
              <table:table-cell office:value-type="float" office:value="0.984549108191638">
                <text:p>0.984549108191638</text:p>
              </table:table-cell>
              <table:table-cell office:value-type="float" office:value="0.0173821925468171">
                <text:p>0.0173821925468171</text:p>
              </table:table-cell>
              <table:table-cell office:value-type="float" office:value="-0.0618349737453199">
                <text:p>-0.06183497374531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46">
                <text:p>2.46</text:p>
              </table:table-cell>
              <table:table-cell office:value-type="float" office:value="1.8080951462659">
                <text:p>1.8080951462659</text:p>
              </table:table-cell>
              <table:table-cell office:value-type="float" office:value="0.984802884645294">
                <text:p>0.984802884645294</text:p>
              </table:table-cell>
              <table:table-cell office:value-type="float" office:value="0.0164685852487">
                <text:p>0.0164685852487</text:p>
              </table:table-cell>
              <table:table-cell office:value-type="float" office:value="-0.0599400474483488">
                <text:p>-0.05994004744834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475">
                <text:p>2.475</text:p>
              </table:table-cell>
              <table:table-cell office:value-type="float" office:value="1.82286901258694">
                <text:p>1.82286901258694</text:p>
              </table:table-cell>
              <table:table-cell office:value-type="float" office:value="0.985043170168686">
                <text:p>0.985043170168686</text:p>
              </table:table-cell>
              <table:table-cell office:value-type="float" office:value="0.0155830192156034">
                <text:p>0.0155830192156034</text:p>
              </table:table-cell>
              <table:table-cell office:value-type="float" office:value="-0.0580957557546945">
                <text:p>-0.05809575575469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49">
                <text:p>2.49</text:p>
              </table:table-cell>
              <table:table-cell office:value-type="float" office:value="1.83764638460818">
                <text:p>1.83764638460818</text:p>
              </table:table-cell>
              <table:table-cell office:value-type="float" office:value="0.985270379684398">
                <text:p>0.985270379684398</text:p>
              </table:table-cell>
              <table:table-cell office:value-type="float" office:value="0.0147247421245287">
                <text:p>0.0147247421245287</text:p>
              </table:table-cell>
              <table:table-cell office:value-type="float" office:value="-0.05630114804599">
                <text:p>-0.056301148045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505">
                <text:p>2.505</text:p>
              </table:table-cell>
              <table:table-cell office:value-type="float" office:value="1.85242706923058">
                <text:p>1.85242706923058</text:p>
              </table:table-cell>
              <table:table-cell office:value-type="float" office:value="0.985484916937111">
                <text:p>0.985484916937111</text:p>
              </table:table-cell>
              <table:table-cell office:value-type="float" office:value="0.0138930158868645">
                <text:p>0.0138930158868645</text:p>
              </table:table-cell>
              <table:table-cell office:value-type="float" office:value="-0.0545552771915337">
                <text:p>-0.05455527719153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52">
                <text:p>2.52</text:p>
              </table:table-cell>
              <table:table-cell office:value-type="float" office:value="1.86721087932873">
                <text:p>1.86721087932873</text:p>
              </table:table-cell>
              <table:table-cell office:value-type="float" office:value="0.98568717470673">
                <text:p>0.98568717470673</text:p>
              </table:table-cell>
              <table:table-cell office:value-type="float" office:value="0.0130871165918805">
                <text:p>0.0130871165918805</text:p>
              </table:table-cell>
              <table:table-cell office:value-type="float" office:value="-0.0528572000980675">
                <text:p>-0.05285720009806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535">
                <text:p>2.535</text:p>
              </table:table-cell>
              <table:table-cell office:value-type="float" office:value="1.88199763358806">
                <text:p>1.88199763358806</text:p>
              </table:table-cell>
              <table:table-cell office:value-type="float" office:value="0.985877535020597">
                <text:p>0.985877535020597</text:p>
              </table:table-cell>
              <table:table-cell office:value-type="float" office:value="0.0123063344421221">
                <text:p>0.0123063344421221</text:p>
              </table:table-cell>
              <table:table-cell office:value-type="float" office:value="-0.0512059782399286">
                <text:p>-0.05120597823992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55">
                <text:p>2.55</text:p>
              </table:table-cell>
              <table:table-cell office:value-type="float" office:value="1.89678715634505">
                <text:p>1.89678715634505</text:p>
              </table:table-cell>
              <table:table-cell office:value-type="float" office:value="0.986056369364677">
                <text:p>0.986056369364677</text:p>
              </table:table-cell>
              <table:table-cell office:value-type="float" office:value="0.0115499736809984">
                <text:p>0.0115499736809984</text:p>
              </table:table-cell>
              <table:table-cell office:value-type="float" office:value="-0.0496006781695931">
                <text:p>-0.04960067816959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565">
                <text:p>2.565</text:p>
              </table:table-cell>
              <table:table-cell office:value-type="float" office:value="1.91157927743077">
                <text:p>1.91157927743077</text:p>
              </table:table-cell>
              <table:table-cell office:value-type="float" office:value="0.986224038893598">
                <text:p>0.986224038893598</text:p>
              </table:table-cell>
              <table:table-cell office:value-type="float" office:value="0.0108173525128594">
                <text:p>0.0108173525128594</text:p>
              </table:table-cell>
              <table:table-cell office:value-type="float" office:value="-0.0480403720086452">
                <text:p>-0.04804037200864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58">
                <text:p>2.58</text:p>
              </table:table-cell>
              <table:table-cell office:value-type="float" office:value="1.92637383201741">
                <text:p>1.92637383201741</text:p>
              </table:table-cell>
              <table:table-cell office:value-type="float" office:value="0.986380894639439">
                <text:p>0.986380894639439</text:p>
              </table:table-cell>
              <table:table-cell office:value-type="float" office:value="0.0101078030158543">
                <text:p>0.0101078030158543</text:p>
              </table:table-cell>
              <table:table-cell office:value-type="float" office:value="-0.0465241379192272">
                <text:p>-0.04652413791922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595">
                <text:p>2.595</text:p>
              </table:table-cell>
              <table:table-cell office:value-type="float" office:value="1.94117066046806">
                <text:p>1.94117066046806</text:p>
              </table:table-cell>
              <table:table-cell office:value-type="float" office:value="0.986527277719162">
                <text:p>0.986527277719162</text:p>
              </table:table-cell>
              <table:table-cell office:value-type="float" office:value="0.00942067104786361">
                <text:p>0.00942067104786361</text:p>
              </table:table-cell>
              <table:table-cell office:value-type="float" office:value="-0.0450510605560541">
                <text:p>-0.04505106055605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61">
                <text:p>2.61</text:p>
              </table:table-cell>
              <table:table-cell office:value-type="float" office:value="1.95596960818947">
                <text:p>1.95596960818947</text:p>
              </table:table-cell>
              <table:table-cell office:value-type="float" office:value="0.986663519540567">
                <text:p>0.986663519540567</text:p>
              </table:table-cell>
              <table:table-cell office:value-type="float" office:value="0.00875531614579633">
                <text:p>0.00875531614579633</text:p>
              </table:table-cell>
              <table:table-cell office:value-type="float" office:value="-0.0436202314990897">
                <text:p>-0.04362023149908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625">
                <text:p>2.625</text:p>
              </table:table-cell>
              <table:table-cell office:value-type="float" office:value="1.970770525488">
                <text:p>1.970770525488</text:p>
              </table:table-cell>
              <table:table-cell office:value-type="float" office:value="0.98678994200671">
                <text:p>0.98678994200671</text:p>
              </table:table-cell>
              <table:table-cell office:value-type="float" office:value="0.00811111141854082">
                <text:p>0.00811111141854082</text:p>
              </table:table-cell>
              <table:table-cell office:value-type="float" office:value="-0.0422307496670028">
                <text:p>-0.04223074966700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64">
                <text:p>2.64</text:p>
              </table:table-cell>
              <table:table-cell office:value-type="float" office:value="1.98557326742853">
                <text:p>1.98557326742853</text:p>
              </table:table-cell>
              <table:table-cell office:value-type="float" office:value="0.986906857718651">
                <text:p>0.986906857718651</text:p>
              </table:table-cell>
              <table:table-cell office:value-type="float" office:value="0.0074874434338572">
                <text:p>0.0074874434338572</text:p>
              </table:table-cell>
              <table:table-cell office:value-type="float" office:value="-0.0408817217115489">
                <text:p>-0.04088172171154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655">
                <text:p>2.655</text:p>
              </table:table-cell>
              <table:table-cell office:value-type="float" office:value="2.00037769369648">
                <text:p>2.00037769369648</text:p>
              </table:table-cell>
              <table:table-cell office:value-type="float" office:value="0.987014570176466">
                <text:p>0.987014570176466</text:p>
              </table:table-cell>
              <table:table-cell office:value-type="float" office:value="0.00688371209949602">
                <text:p>0.00688371209949602</text:p>
              </table:table-cell>
              <table:table-cell office:value-type="float" office:value="-0.0395722623930262">
                <text:p>-0.03957226239302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67">
                <text:p>2.67</text:p>
              </table:table-cell>
              <table:table-cell office:value-type="float" office:value="2.01518366846275">
                <text:p>2.01518366846275</text:p>
              </table:table-cell>
              <table:table-cell office:value-type="float" office:value="0.987113373978439">
                <text:p>0.987113373978439</text:p>
              </table:table-cell>
              <table:table-cell office:value-type="float" office:value="0.006299330538826">
                <text:p>0.006299330538826</text:p>
              </table:table-cell>
              <table:table-cell office:value-type="float" office:value="-0.0383014949369929">
                <text:p>-0.03830149493699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685">
                <text:p>2.685</text:p>
              </table:table-cell>
              <table:table-cell office:value-type="float" office:value="2.02999106025173">
                <text:p>2.02999106025173</text:p>
              </table:table-cell>
              <table:table-cell office:value-type="float" office:value="0.987203555018341">
                <text:p>0.987203555018341</text:p>
              </table:table-cell>
              <table:table-cell office:value-type="float" office:value="0.00573372496125042">
                <text:p>0.00573372496125042</text:p>
              </table:table-cell>
              <table:table-cell office:value-type="float" office:value="-0.0370685513724295">
                <text:p>-0.03706855137242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7">
                <text:p>2.7</text:p>
              </table:table-cell>
              <table:table-cell office:value-type="float" office:value="2.04479974181213">
                <text:p>2.04479974181213</text:p>
              </table:table-cell>
              <table:table-cell office:value-type="float" office:value="0.987285390680731">
                <text:p>0.987285390680731</text:p>
              </table:table-cell>
              <table:table-cell office:value-type="float" office:value="0.00518633452768906">
                <text:p>0.00518633452768906</text:p>
              </table:table-cell>
              <table:table-cell office:value-type="float" office:value="-0.0358725728515671">
                <text:p>-0.03587257285156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715">
                <text:p>2.715</text:p>
              </table:table-cell>
              <table:table-cell office:value-type="float" office:value="2.05960958999085">
                <text:p>2.05960958999085</text:p>
              </table:table-cell>
              <table:table-cell office:value-type="float" office:value="0.9873591500342">
                <text:p>0.9873591500342</text:p>
              </table:table-cell>
              <table:table-cell office:value-type="float" office:value="0.00465661121139909">
                <text:p>0.00465661121139909</text:p>
              </table:table-cell>
              <table:table-cell office:value-type="float" office:value="-0.0347127099515983">
                <text:p>-0.03471270995159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73">
                <text:p>2.73</text:p>
              </table:table-cell>
              <table:table-cell office:value-type="float" office:value="2.07442048560967">
                <text:p>2.07442048560967</text:p>
              </table:table-cell>
              <table:table-cell office:value-type="float" office:value="0.987425094022501">
                <text:p>0.987425094022501</text:p>
              </table:table-cell>
              <table:table-cell office:value-type="float" office:value="0.00414401965440488">
                <text:p>0.00414401965440488</text:p>
              </table:table-cell>
              <table:table-cell office:value-type="float" office:value="-0.0335881229585205">
                <text:p>-0.03358812295852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745">
                <text:p>2.745</text:p>
              </table:table-cell>
              <table:table-cell office:value-type="float" office:value="2.08923231334476">
                <text:p>2.08923231334476</text:p>
              </table:table-cell>
              <table:table-cell office:value-type="float" office:value="0.987483475653485">
                <text:p>0.987483475653485</text:p>
              </table:table-cell>
              <table:table-cell office:value-type="float" office:value="0.00364803701980289">
                <text:p>0.00364803701980289</text:p>
              </table:table-cell>
              <table:table-cell office:value-type="float" office:value="-0.0324979821333635">
                <text:p>-0.03249798213336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76">
                <text:p>2.76</text:p>
              </table:table-cell>
              <table:table-cell office:value-type="float" office:value="2.10404496160909">
                <text:p>2.10404496160909</text:p>
              </table:table-cell>
              <table:table-cell office:value-type="float" office:value="0.987534540185792">
                <text:p>0.987534540185792</text:p>
              </table:table-cell>
              <table:table-cell office:value-type="float" office:value="0.00316815284020394">
                <text:p>0.00316815284020394</text:p>
              </table:table-cell>
              <table:table-cell office:value-type="float" office:value="-0.0314414679610752">
                <text:p>-0.03144146796107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775">
                <text:p>2.775</text:p>
              </table:table-cell>
              <table:table-cell office:value-type="float" office:value="2.11885832243756">
                <text:p>2.11885832243756</text:p>
              </table:table-cell>
              <table:table-cell office:value-type="float" office:value="0.987578525313249">
                <text:p>0.987578525313249</text:p>
              </table:table-cell>
              <table:table-cell office:value-type="float" office:value="0.00270386886257095">
                <text:p>0.00270386886257095</text:p>
              </table:table-cell>
              <table:table-cell office:value-type="float" office:value="-0.0304177713823461">
                <text:p>-0.03041777138234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79">
                <text:p>2.79</text:p>
              </table:table-cell>
              <table:table-cell office:value-type="float" office:value="2.13367229137488">
                <text:p>2.13367229137488</text:p>
              </table:table-cell>
              <table:table-cell office:value-type="float" office:value="0.987615661346907">
                <text:p>0.987615661346907</text:p>
              </table:table-cell>
              <table:table-cell office:value-type="float" office:value="0.00225469888970585">
                <text:p>0.00225469888970585</text:p>
              </table:table-cell>
              <table:table-cell office:value-type="float" office:value="-0.0294260940086698">
                <text:p>-0.02942609400866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805">
                <text:p>2.805</text:p>
              </table:table-cell>
              <table:table-cell office:value-type="float" office:value="2.14848676736621">
                <text:p>2.14848676736621</text:p>
              </table:table-cell>
              <table:table-cell office:value-type="float" office:value="0.987646171394677">
                <text:p>0.987646171394677</text:p>
              </table:table-cell>
              <table:table-cell office:value-type="float" office:value="0.00182016861863491">
                <text:p>0.00182016861863491</text:p>
              </table:table-cell>
              <table:table-cell office:value-type="float" office:value="-0.0284656483209488">
                <text:p>-0.02846564832094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82">
                <text:p>2.82</text:p>
              </table:table-cell>
              <table:table-cell office:value-type="float" office:value="2.16330165265042">
                <text:p>2.16330165265042</text:p>
              </table:table-cell>
              <table:table-cell office:value-type="float" office:value="0.98767027153852">
                <text:p>0.98767027153852</text:p>
              </table:table-cell>
              <table:table-cell office:value-type="float" office:value="0.00139981547613697">
                <text:p>0.00139981547613697</text:p>
              </table:table-cell>
              <table:table-cell office:value-type="float" office:value="-0.0275356578519581">
                <text:p>-0.02753565785195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835">
                <text:p>2.835</text:p>
              </table:table-cell>
              <table:table-cell office:value-type="float" office:value="2.17811685265603">
                <text:p>2.17811685265603</text:p>
              </table:table-cell>
              <table:table-cell office:value-type="float" office:value="0.987688171009154">
                <text:p>0.987688171009154</text:p>
              </table:table-cell>
              <table:table-cell office:value-type="float" office:value="0.00099318845165435">
                <text:p>0.00099318845165435</text:p>
              </table:table-cell>
              <table:table-cell office:value-type="float" office:value="-0.0266353573530035">
                <text:p>-0.02663535735300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85">
                <text:p>2.85</text:p>
              </table:table-cell>
              <table:table-cell office:value-type="float" office:value="2.19293227589973">
                <text:p>2.19293227589973</text:p>
              </table:table-cell>
              <table:table-cell office:value-type="float" office:value="0.987700072358227">
                <text:p>0.987700072358227</text:p>
              </table:table-cell>
              <table:table-cell office:value-type="float" office:value="0.00059984792782091">
                <text:p>0.00059984792782091</text:p>
              </table:table-cell>
              <table:table-cell office:value-type="float" office:value="-0.0257639929451037">
                <text:p>-0.02576399294510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865">
                <text:p>2.865</text:p>
              </table:table-cell>
              <table:table-cell office:value-type="float" office:value="2.20774783388745">
                <text:p>2.20774783388745</text:p>
              </table:table-cell>
              <table:table-cell office:value-type="float" office:value="0.987706171627938">
                <text:p>0.987706171627938</text:p>
              </table:table-cell>
              <table:table-cell office:value-type="float" office:value="0.000219365508837005">
                <text:p>0.000219365508837005</text:p>
              </table:table-cell>
              <table:table-cell office:value-type="float" office:value="-0.0249208222550473">
                <text:p>-0.02492082225504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88">
                <text:p>2.88</text:p>
              </table:table-cell>
              <table:table-cell office:value-type="float" office:value="2.22256344101803">
                <text:p>2.22256344101803</text:p>
              </table:table-cell>
              <table:table-cell office:value-type="float" office:value="0.987706658518067">
                <text:p>0.987706658518067</text:p>
              </table:table-cell>
              <table:table-cell office:value-type="float" office:value="-0.000148676153084499">
                <text:p>-0.000148676153084499</text:p>
              </table:table-cell>
              <table:table-cell office:value-type="float" office:value="-0.0241051145366785">
                <text:p>-0.02410511453667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895">
                <text:p>2.895</text:p>
              </table:table-cell>
              <table:table-cell office:value-type="float" office:value="2.23737901448925">
                <text:p>2.23737901448925</text:p>
              </table:table-cell>
              <table:table-cell office:value-type="float" office:value="0.987701716550385">
                <text:p>0.987701716550385</text:p>
              </table:table-cell>
              <table:table-cell office:value-type="float" office:value="-0.000504683532982199">
                <text:p>-0.000504683532982199</text:p>
              </table:table-cell>
              <table:table-cell office:value-type="float" office:value="-0.0233161507777703">
                <text:p>-0.02331615077777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91">
                <text:p>2.91</text:p>
              </table:table-cell>
              <table:table-cell office:value-type="float" office:value="2.25219447420643">
                <text:p>2.25219447420643</text:p>
              </table:table-cell>
              <table:table-cell office:value-type="float" office:value="0.987691523230428">
                <text:p>0.987691523230428</text:p>
              </table:table-cell>
              <table:table-cell office:value-type="float" office:value="-0.000849052409906658">
                <text:p>-0.000849052409906658</text:p>
              </table:table-cell>
              <table:table-cell office:value-type="float" office:value="-0.022553223792854">
                <text:p>-0.0225532237928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925">
                <text:p>2.925</text:p>
              </table:table-cell>
              <table:table-cell office:value-type="float" office:value="2.26700974269336">
                <text:p>2.26700974269336</text:p>
              </table:table-cell>
              <table:table-cell office:value-type="float" office:value="0.987676250206602">
                <text:p>0.987676250206602</text:p>
              </table:table-cell>
              <table:table-cell office:value-type="float" office:value="-0.00118216804496955">
                <text:p>-0.00118216804496955</text:p>
              </table:table-cell>
              <table:table-cell office:value-type="float" office:value="-0.0218156383023781">
                <text:p>-0.02181563830237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94">
                <text:p>2.94</text:p>
              </table:table-cell>
              <table:table-cell office:value-type="float" office:value="2.28182474500562">
                <text:p>2.28182474500562</text:p>
              </table:table-cell>
              <table:table-cell office:value-type="float" office:value="0.987656063426619">
                <text:p>0.987656063426619</text:p>
              </table:table-cell>
              <table:table-cell office:value-type="float" office:value="-0.00150440536047914">
                <text:p>-0.00150440536047914</text:p>
              </table:table-cell>
              <table:table-cell office:value-type="float" office:value="-0.0211027109985741">
                <text:p>-0.02110271099857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955">
                <text:p>2.955</text:p>
              </table:table-cell>
              <table:table-cell office:value-type="float" office:value="2.29663940864623">
                <text:p>2.29663940864623</text:p>
              </table:table-cell>
              <table:table-cell office:value-type="float" office:value="0.987631123291224">
                <text:p>0.987631123291224</text:p>
              </table:table-cell>
              <table:table-cell office:value-type="float" office:value="-0.00181612911996563">
                <text:p>-0.00181612911996563</text:p>
              </table:table-cell>
              <table:table-cell office:value-type="float" office:value="-0.0204137705984113">
                <text:p>-0.02041377059841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97">
                <text:p>2.97</text:p>
              </table:table-cell>
              <table:table-cell office:value-type="float" office:value="2.31145366348359">
                <text:p>2.31145366348359</text:p>
              </table:table-cell>
              <table:table-cell office:value-type="float" office:value="0.987601584805232">
                <text:p>0.987601584805232</text:p>
              </table:table-cell>
              <table:table-cell office:value-type="float" office:value="-0.00211769410890546">
                <text:p>-0.00211769410890546</text:p>
              </table:table-cell>
              <table:table-cell office:value-type="float" office:value="-0.019748157884026">
                <text:p>-0.0197481578840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985">
                <text:p>2.985</text:p>
              </table:table-cell>
              <table:table-cell office:value-type="float" office:value="2.32626744167163">
                <text:p>2.32626744167163</text:p>
              </table:table-cell>
              <table:table-cell office:value-type="float" office:value="0.987567597725837">
                <text:p>0.987567597725837</text:p>
              </table:table-cell>
              <table:table-cell office:value-type="float" office:value="-0.00240944531595964">
                <text:p>-0.00240944531595964</text:p>
              </table:table-cell>
              <table:table-cell office:value-type="float" office:value="-0.0191052257310145">
                <text:p>-0.01910522573101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">
                <text:p>3</text:p>
              </table:table-cell>
              <table:table-cell office:value-type="float" office:value="2.34108067757223">
                <text:p>2.34108067757223</text:p>
              </table:table-cell>
              <table:table-cell office:value-type="float" office:value="0.987529306708203">
                <text:p>0.987529306708203</text:p>
              </table:table-cell>
              <table:table-cell office:value-type="float" office:value="-0.00269171811454693">
                <text:p>-0.00269171811454693</text:p>
              </table:table-cell>
              <table:table-cell office:value-type="float" office:value="-0.0184843391249795">
                <text:p>-0.01848433912497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015">
                <text:p>3.015</text:p>
              </table:table-cell>
              <table:table-cell office:value-type="float" office:value="2.35589330767972">
                <text:p>2.35589330767972</text:p>
              </table:table-cell>
              <table:table-cell office:value-type="float" office:value="0.987486851448333">
                <text:p>0.987486851448333</text:p>
              </table:table-cell>
              <table:table-cell office:value-type="float" office:value="-0.00296483844457866">
                <text:p>-0.00296483844457866</text:p>
              </table:table-cell>
              <table:table-cell office:value-type="float" office:value="-0.0178848751667237">
                <text:p>-0.01788487516672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03">
                <text:p>3.03</text:p>
              </table:table-cell>
              <table:table-cell office:value-type="float" office:value="2.37070527054761">
                <text:p>2.37070527054761</text:p>
              </table:table-cell>
              <table:table-cell office:value-type="float" office:value="0.987440366823208">
                <text:p>0.987440366823208</text:p>
              </table:table-cell>
              <table:table-cell office:value-type="float" office:value="-0.00322912299418771">
                <text:p>-0.00322912299418771</text:p>
              </table:table-cell>
              <table:table-cell office:value-type="float" office:value="-0.0173062230664813">
                <text:p>-0.01730622306648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045">
                <text:p>3.045</text:p>
              </table:table-cell>
              <table:table-cell office:value-type="float" office:value="2.38551650671725">
                <text:p>2.38551650671725</text:p>
              </table:table-cell>
              <table:table-cell office:value-type="float" office:value="0.9873899830282">
                <text:p>0.9873899830282</text:p>
              </table:table-cell>
              <table:table-cell office:value-type="float" office:value="-0.00348487938129029">
                <text:p>-0.00348487938129029</text:p>
              </table:table-cell>
              <table:table-cell office:value-type="float" office:value="-0.0167477841275843">
                <text:p>-0.01674778412758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06">
                <text:p>3.06</text:p>
              </table:table-cell>
              <table:table-cell office:value-type="float" office:value="2.4003269586487">
                <text:p>2.4003269586487</text:p>
              </table:table-cell>
              <table:table-cell office:value-type="float" office:value="0.987335825711766">
                <text:p>0.987335825711766</text:p>
              </table:table-cell>
              <table:table-cell office:value-type="float" office:value="-0.00373240633482486">
                <text:p>-0.00373240633482486</text:p>
              </table:table-cell>
              <table:table-cell office:value-type="float" office:value="-0.0162089717199532">
                <text:p>-0.01620897171995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75">
                <text:p>3.075</text:p>
              </table:table-cell>
              <table:table-cell office:value-type="float" office:value="2.41513657065349">
                <text:p>2.41513657065349</text:p>
              </table:table-cell>
              <table:table-cell office:value-type="float" office:value="0.987278016107426">
                <text:p>0.987278016107426</text:p>
              </table:table-cell>
              <table:table-cell office:value-type="float" office:value="-0.00397199387551858">
                <text:p>-0.00397199387551858</text:p>
              </table:table-cell>
              <table:table-cell office:value-type="float" office:value="-0.0156892112438095">
                <text:p>-0.01568921124380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09">
                <text:p>3.09</text:p>
              </table:table-cell>
              <table:table-cell office:value-type="float" office:value="2.42994528882935">
                <text:p>2.42994528882935</text:p>
              </table:table-cell>
              <table:table-cell office:value-type="float" office:value="0.987216671163028">
                <text:p>0.987216671163028</text:p>
              </table:table-cell>
              <table:table-cell office:value-type="float" office:value="-0.00420392349603741">
                <text:p>-0.00420392349603741</text:p>
              </table:table-cell>
              <table:table-cell office:value-type="float" office:value="-0.0151879400839952">
                <text:p>-0.01518794008399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105">
                <text:p>3.105</text:p>
              </table:table-cell>
              <table:table-cell office:value-type="float" office:value="2.44475306099691">
                <text:p>2.44475306099691</text:p>
              </table:table-cell>
              <table:table-cell office:value-type="float" office:value="0.987151903667328">
                <text:p>0.987151903667328</text:p>
              </table:table-cell>
              <table:table-cell office:value-type="float" office:value="-0.00442846834038211">
                <text:p>-0.00442846834038211</text:p>
              </table:table-cell>
              <table:table-cell office:value-type="float" office:value="-0.0147046075552936">
                <text:p>-0.01470460755529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12">
                <text:p>3.12</text:p>
              </table:table-cell>
              <table:table-cell office:value-type="float" office:value="2.45955983663821">
                <text:p>2.45955983663821</text:p>
              </table:table-cell>
              <table:table-cell office:value-type="float" office:value="0.987083822373872">
                <text:p>0.987083822373872</text:p>
              </table:table-cell>
              <table:table-cell office:value-type="float" office:value="-0.00464589338239778">
                <text:p>-0.00464589338239778</text:p>
              </table:table-cell>
              <table:table-cell office:value-type="float" office:value="-0.0142386748391371">
                <text:p>-0.01423867483913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135">
                <text:p>3.135</text:p>
              </table:table-cell>
              <table:table-cell office:value-type="float" office:value="2.47436556683713">
                <text:p>2.47436556683713</text:p>
              </table:table-cell>
              <table:table-cell office:value-type="float" office:value="0.987012532122217">
                <text:p>0.987012532122217</text:p>
              </table:table-cell>
              <table:table-cell office:value-type="float" office:value="-0.00485645560327078">
                <text:p>-0.00485645560327078</text:p>
              </table:table-cell>
              <table:table-cell office:value-type="float" office:value="-0.0137896149120834">
                <text:p>-0.01378961491208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15">
                <text:p>3.15</text:p>
              </table:table-cell>
              <table:table-cell office:value-type="float" office:value="2.48917020422154">
                <text:p>2.48917020422154</text:p>
              </table:table-cell>
              <table:table-cell office:value-type="float" office:value="0.98693813395649">
                <text:p>0.98693813395649</text:p>
              </table:table-cell>
              <table:table-cell office:value-type="float" office:value="-0.00506040416789248">
                <text:p>-0.00506040416789248</text:p>
              </table:table-cell>
              <table:table-cell office:value-type="float" office:value="-0.0133569124664444">
                <text:p>-0.01335691246644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165">
                <text:p>3.165</text:p>
              </table:table-cell>
              <table:table-cell office:value-type="float" office:value="2.50397370290724">
                <text:p>2.50397370290724</text:p>
              </table:table-cell>
              <table:table-cell office:value-type="float" office:value="0.986860725241319">
                <text:p>0.986860725241319</text:p>
              </table:table-cell>
              <table:table-cell office:value-type="float" office:value="-0.0052393909527725">
                <text:p>-0.0052393909527725</text:p>
              </table:table-cell>
              <table:table-cell office:value-type="float" office:value="-0.0129866118111848">
                <text:p>-0.01298661181118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18">
                <text:p>3.18</text:p>
              </table:table-cell>
              <table:table-cell office:value-type="float" office:value="2.51877601844363">
                <text:p>2.51877601844363</text:p>
              </table:table-cell>
              <table:table-cell office:value-type="float" office:value="0.986780673383199">
                <text:p>0.986780673383199</text:p>
              </table:table-cell>
              <table:table-cell office:value-type="float" office:value="-0.0054130682175851">
                <text:p>-0.0054130682175851</text:p>
              </table:table-cell>
              <table:table-cell office:value-type="float" office:value="-0.0126295962247479">
                <text:p>-0.01262959622474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195">
                <text:p>3.195</text:p>
              </table:table-cell>
              <table:table-cell office:value-type="float" office:value="2.53357711385338">
                <text:p>2.53357711385338</text:p>
              </table:table-cell>
              <table:table-cell office:value-type="float" office:value="0.98669805653036">
                <text:p>0.98669805653036</text:p>
              </table:table-cell>
              <table:table-cell office:value-type="float" office:value="-0.00558163339826517">
                <text:p>-0.00558163339826517</text:p>
              </table:table-cell>
              <table:table-cell office:value-type="float" office:value="-0.0122854466034465">
                <text:p>-0.01228544660344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21">
                <text:p>3.21</text:p>
              </table:table-cell>
              <table:table-cell office:value-type="float" office:value="2.54837695122934">
                <text:p>2.54837695122934</text:p>
              </table:table-cell>
              <table:table-cell office:value-type="float" office:value="0.986612949916643">
                <text:p>0.986612949916643</text:p>
              </table:table-cell>
              <table:table-cell office:value-type="float" office:value="-0.00576336350129429">
                <text:p>-0.00576336350129429</text:p>
              </table:table-cell>
              <table:table-cell office:value-type="float" office:value="-0.0119076643485251">
                <text:p>-0.0119076643485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